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309cm" fo:margin-left="-0.191cm" table:align="left" style:writing-mode="lr-tb"/>
    </style:style>
    <style:style style:name="Tableau1.A" style:family="table-column">
      <style:table-column-properties style:column-width="2.447cm"/>
    </style:style>
    <style:style style:name="Tableau1.B" style:family="table-column">
      <style:table-column-properties style:column-width="7.264cm"/>
    </style:style>
    <style:style style:name="Tableau1.C" style:family="table-column">
      <style:table-column-properties style:column-width="2.831cm"/>
    </style:style>
    <style:style style:name="Tableau1.D" style:family="table-column">
      <style:table-column-properties style:column-width="1.905cm"/>
    </style:style>
    <style:style style:name="Tableau1.E" style:family="table-column">
      <style:table-column-properties style:column-width="1.863cm"/>
    </style:style>
    <style:style style:name="Tableau1.1" style:family="table-row">
      <style:table-row-properties style:min-row-height="0.61cm" fo:keep-together="auto"/>
    </style:style>
    <style:style style:name="Tableau1.A1" style:family="table-cell">
      <style:table-cell-properties fo:padding-left="0.191cm" fo:padding-right="0.191cm" fo:padding-top="0cm" fo:padding-bottom="0cm" fo:border="none"/>
    </style:style>
    <style:style style:name="Tableau16" style:family="table">
      <style:table-properties style:width="16.801cm" fo:margin-left="-0.15cm" table:align="left" style:writing-mode="lr-tb"/>
    </style:style>
    <style:style style:name="Tableau16.A" style:family="table-column">
      <style:table-column-properties style:column-width="5.583cm"/>
    </style:style>
    <style:style style:name="Tableau16.C" style:family="table-column">
      <style:table-column-properties style:column-width="5.636cm"/>
    </style:style>
    <style:style style:name="Tableau16.1" style:family="table-row">
      <style:table-row-properties fo:keep-together="always"/>
    </style:style>
    <style:style style:name="Tableau1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1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1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1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1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1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1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1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1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1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1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2" style:family="table">
      <style:table-properties style:width="16.801cm" fo:margin-left="-0.15cm" table:align="left" style:writing-mode="lr-tb"/>
    </style:style>
    <style:style style:name="Tableau2.A" style:family="table-column">
      <style:table-column-properties style:column-width="5.583cm"/>
    </style:style>
    <style:style style:name="Tableau2.C" style:family="table-column">
      <style:table-column-properties style:column-width="5.636cm"/>
    </style:style>
    <style:style style:name="Tableau2.1" style:family="table-row">
      <style:table-row-properties fo:keep-together="always"/>
    </style:style>
    <style:style style:name="Tableau2.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2.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2.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2.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2.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2.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2.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2.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2.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2.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3" style:family="table">
      <style:table-properties style:width="16.801cm" fo:margin-left="-0.15cm" table:align="left" style:writing-mode="lr-tb"/>
    </style:style>
    <style:style style:name="Tableau3.A" style:family="table-column">
      <style:table-column-properties style:column-width="5.583cm"/>
    </style:style>
    <style:style style:name="Tableau3.C" style:family="table-column">
      <style:table-column-properties style:column-width="5.636cm"/>
    </style:style>
    <style:style style:name="Tableau3.1" style:family="table-row">
      <style:table-row-properties fo:keep-together="always"/>
    </style:style>
    <style:style style:name="Tableau3.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3.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3.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3.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3.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3.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3.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3.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3.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3.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4" style:family="table">
      <style:table-properties style:width="16.801cm" fo:margin-left="-0.15cm" table:align="left" style:writing-mode="lr-tb"/>
    </style:style>
    <style:style style:name="Tableau4.A" style:family="table-column">
      <style:table-column-properties style:column-width="5.583cm"/>
    </style:style>
    <style:style style:name="Tableau4.C" style:family="table-column">
      <style:table-column-properties style:column-width="5.636cm"/>
    </style:style>
    <style:style style:name="Tableau4.1" style:family="table-row">
      <style:table-row-properties fo:keep-together="always"/>
    </style:style>
    <style:style style:name="Tableau4.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4.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4.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4.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4.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4.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4.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4.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4.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4.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5" style:family="table">
      <style:table-properties style:width="16.801cm" fo:margin-left="-0.15cm" table:align="left" style:writing-mode="lr-tb"/>
    </style:style>
    <style:style style:name="Tableau5.A" style:family="table-column">
      <style:table-column-properties style:column-width="5.583cm"/>
    </style:style>
    <style:style style:name="Tableau5.C" style:family="table-column">
      <style:table-column-properties style:column-width="5.636cm"/>
    </style:style>
    <style:style style:name="Tableau5.1" style:family="table-row">
      <style:table-row-properties fo:keep-together="always"/>
    </style:style>
    <style:style style:name="Tableau5.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5.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5.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5.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5.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5.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5.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5.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5.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6" style:family="table">
      <style:table-properties style:width="16.801cm" fo:margin-left="-0.15cm" table:align="left" style:writing-mode="lr-tb"/>
    </style:style>
    <style:style style:name="Tableau6.A" style:family="table-column">
      <style:table-column-properties style:column-width="5.583cm"/>
    </style:style>
    <style:style style:name="Tableau6.C" style:family="table-column">
      <style:table-column-properties style:column-width="5.636cm"/>
    </style:style>
    <style:style style:name="Tableau6.1" style:family="table-row">
      <style:table-row-properties fo:keep-together="always"/>
    </style:style>
    <style:style style:name="Tableau6.A1" style:family="table-cell">
      <style:table-cell-properties style:vertical-align="top" fo:background-color="#cccccc" fo:padding-left="0.123cm" fo:padding-right="0.123cm" fo:padding-top="0cm" fo:padding-bottom="0cm" fo:border-left="1.5pt solid #000000" fo:border-right="1.5pt solid #000000" fo:border-top="0.75pt solid #000000" fo:border-bottom="0.7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3"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4"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4"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5"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5"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leau6.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C6"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leau6.A7" style:family="table-cell">
      <style:table-cell-properties style:vertical-align="top" fo:padding-left="0.123cm" fo:padding-right="0.123cm" fo:padding-top="0cm" fo:padding-bottom="0cm" fo:border-left="1.5pt solid #000000" fo:border-right="1.5pt solid #000000" fo:border-top="0.75pt solid #000000" fo:border-bottom="0.75pt solid #000000" style:writing-mode="lr-tb"/>
    </style:style>
    <style:style style:name="Tableau6.A8" style:family="table-cell">
      <style:table-cell-properties style:vertical-align="top" fo:background-color="#cccccc" fo:padding-left="0.123cm" fo:padding-right="0.123cm" fo:padding-top="0cm" fo:padding-bottom="0cm" fo:border-left="1.5pt solid #000000" fo:border-right="none" fo:border-top="0.75pt solid #000000" fo:border-bottom="1.5pt solid #000000" style:writing-mode="lr-tb">
        <style:background-image/>
      </style:table-cell-properties>
    </style:style>
    <style:style style:name="Tableau6.B8" style:family="table-cell">
      <style:table-cell-properties style:vertical-align="top" fo:background-color="#cccccc" fo:padding-left="0.123cm" fo:padding-right="0.123cm" fo:padding-top="0cm" fo:padding-bottom="0cm" fo:border-left="0.75pt solid #000000" fo:border-right="none" fo:border-top="0.75pt solid #000000" fo:border-bottom="1.5pt solid #000000" style:writing-mode="lr-tb">
        <style:background-image/>
      </style:table-cell-properties>
    </style:style>
    <style:style style:name="Tableau6.C8" style:family="table-cell">
      <style:table-cell-properties style:vertical-align="top" fo:background-color="#cccccc" fo:padding-left="0.123cm" fo:padding-right="0.123cm" fo:padding-top="0cm" fo:padding-bottom="0cm" fo:border-left="0.75pt solid #000000" fo:border-right="1.5pt solid #000000" fo:border-top="0.75pt solid #000000" fo:border-bottom="1.5pt solid #000000" style:writing-mode="lr-tb">
        <style:background-image/>
      </style:table-cell-properties>
    </style:style>
    <style:style style:name="Tableau6.A9" style:family="table-cell">
      <style:table-cell-properties style:vertical-align="top" fo:padding-left="0.123cm" fo:padding-right="0.123cm" fo:padding-top="0cm" fo:padding-bottom="0cm" fo:border-left="1.5pt solid #000000" fo:border-right="none" fo:border-top="0.75pt solid #000000" fo:border-bottom="1.5pt solid #000000" style:writing-mode="lr-tb"/>
    </style:style>
    <style:style style:name="Tableau6.B9" style:family="table-cell">
      <style:table-cell-properties style:vertical-align="top" fo:padding-left="0.123cm" fo:padding-right="0.123cm" fo:padding-top="0cm" fo:padding-bottom="0cm" fo:border-left="0.75pt solid #000000" fo:border-right="none" fo:border-top="0.75pt solid #000000" fo:border-bottom="1.5pt solid #000000" style:writing-mode="lr-tb"/>
    </style:style>
    <style:style style:name="Tableau6.C9" style:family="table-cell">
      <style:table-cell-properties style:vertical-align="top" fo:padding-left="0.123cm" fo:padding-right="0.123cm" fo:padding-top="0cm" fo:padding-bottom="0cm" fo:border-left="0.75pt solid #000000" fo:border-right="1.5pt solid #000000" fo:border-top="0.75pt solid #000000" fo:border-bottom="1.5pt solid #000000" style:writing-mode="lr-tb"/>
    </style:style>
    <style:style style:name="Tableau9" style:family="table">
      <style:table-properties style:width="16.748cm" fo:margin-left="-0.123cm" table:align="left" style:writing-mode="lr-tb"/>
    </style:style>
    <style:style style:name="Tableau9.A" style:family="table-column">
      <style:table-column-properties style:column-width="4.623cm"/>
    </style:style>
    <style:style style:name="Tableau9.B" style:family="table-column">
      <style:table-column-properties style:column-width="6.542cm"/>
    </style:style>
    <style:style style:name="Tableau9.C" style:family="table-column">
      <style:table-column-properties style:column-width="5.583cm"/>
    </style:style>
    <style:style style:name="Tableau9.1" style:family="table-row">
      <style:table-row-properties fo:keep-together="always"/>
    </style:style>
    <style:style style:name="Tableau9.A1" style:family="table-cell">
      <style:table-cell-properties fo:background-color="#cccccc" fo:padding-left="0.123cm" fo:padding-right="0.123cm" fo:padding-top="0cm" fo:padding-bottom="0cm" fo:border="0.75pt solid #00000a">
        <style:background-image/>
      </style:table-cell-properties>
    </style:style>
    <style:style style:name="Tableau9.A2" style:family="table-cell">
      <style:table-cell-properties fo:padding-left="0.123cm" fo:padding-right="0.123cm" fo:padding-top="0cm" fo:padding-bottom="0cm" fo:border="0.75pt solid #00000a"/>
    </style:style>
    <style:style style:name="Tableau9.B2" style:family="table-cell">
      <style:table-cell-properties fo:padding-left="0.123cm" fo:padding-right="0.123cm" fo:padding-top="0cm" fo:padding-bottom="0cm" fo:border="0.75pt solid #00000a"/>
    </style:style>
    <style:style style:name="Tableau9.C2" style:family="table-cell">
      <style:table-cell-properties fo:padding-left="0.123cm" fo:padding-right="0.123cm" fo:padding-top="0cm" fo:padding-bottom="0cm" fo:border="0.75pt solid #00000a"/>
    </style:style>
    <style:style style:name="Tableau9.A3" style:family="table-cell">
      <style:table-cell-properties fo:padding-left="0.123cm" fo:padding-right="0.123cm" fo:padding-top="0cm" fo:padding-bottom="0cm" fo:border="0.75pt solid #00000a"/>
    </style:style>
    <style:style style:name="Tableau9.B3" style:family="table-cell">
      <style:table-cell-properties fo:padding-left="0.123cm" fo:padding-right="0.123cm" fo:padding-top="0cm" fo:padding-bottom="0cm" fo:border="0.75pt solid #00000a"/>
    </style:style>
    <style:style style:name="Tableau9.C3" style:family="table-cell">
      <style:table-cell-properties fo:padding-left="0.123cm" fo:padding-right="0.123cm" fo:padding-top="0cm" fo:padding-bottom="0cm" fo:border="0.75pt solid #00000a"/>
    </style:style>
    <style:style style:name="Tableau9.A4" style:family="table-cell">
      <style:table-cell-properties fo:padding-left="0.123cm" fo:padding-right="0.123cm" fo:padding-top="0cm" fo:padding-bottom="0cm" fo:border="0.75pt solid #00000a"/>
    </style:style>
    <style:style style:name="Tableau9.B4" style:family="table-cell">
      <style:table-cell-properties fo:padding-left="0.123cm" fo:padding-right="0.123cm" fo:padding-top="0cm" fo:padding-bottom="0cm" fo:border="0.75pt solid #00000a"/>
    </style:style>
    <style:style style:name="Tableau9.C4" style:family="table-cell">
      <style:table-cell-properties fo:padding-left="0.123cm" fo:padding-right="0.123cm" fo:padding-top="0cm" fo:padding-bottom="0cm" fo:border="0.75pt solid #00000a"/>
    </style:style>
    <style:style style:name="Tableau9.A5" style:family="table-cell">
      <style:table-cell-properties fo:padding-left="0.123cm" fo:padding-right="0.123cm" fo:padding-top="0cm" fo:padding-bottom="0cm" fo:border="0.75pt solid #00000a"/>
    </style:style>
    <style:style style:name="Tableau9.B5" style:family="table-cell">
      <style:table-cell-properties fo:padding-left="0.123cm" fo:padding-right="0.123cm" fo:padding-top="0cm" fo:padding-bottom="0cm" fo:border="0.75pt solid #00000a"/>
    </style:style>
    <style:style style:name="Tableau9.C5" style:family="table-cell">
      <style:table-cell-properties fo:padding-left="0.123cm" fo:padding-right="0.123cm" fo:padding-top="0cm" fo:padding-bottom="0cm" fo:border="0.75pt solid #00000a"/>
    </style:style>
    <style:style style:name="Tableau9.A6" style:family="table-cell">
      <style:table-cell-properties fo:padding-left="0.123cm" fo:padding-right="0.123cm" fo:padding-top="0cm" fo:padding-bottom="0cm" fo:border="0.75pt solid #00000a"/>
    </style:style>
    <style:style style:name="Tableau9.B6" style:family="table-cell">
      <style:table-cell-properties fo:padding-left="0.123cm" fo:padding-right="0.123cm" fo:padding-top="0cm" fo:padding-bottom="0cm" fo:border="0.75pt solid #00000a"/>
    </style:style>
    <style:style style:name="Tableau9.C6" style:family="table-cell">
      <style:table-cell-properties fo:padding-left="0.123cm" fo:padding-right="0.123cm" fo:padding-top="0cm" fo:padding-bottom="0cm" fo:border="0.75pt solid #00000a"/>
    </style:style>
    <style:style style:name="Tableau9.A7" style:family="table-cell">
      <style:table-cell-properties fo:padding-left="0.123cm" fo:padding-right="0.123cm" fo:padding-top="0cm" fo:padding-bottom="0cm" fo:border="0.75pt solid #00000a"/>
    </style:style>
    <style:style style:name="Tableau9.B7" style:family="table-cell">
      <style:table-cell-properties fo:padding-left="0.123cm" fo:padding-right="0.123cm" fo:padding-top="0cm" fo:padding-bottom="0cm" fo:border="0.75pt solid #00000a"/>
    </style:style>
    <style:style style:name="Tableau9.C7" style:family="table-cell">
      <style:table-cell-properties fo:padding-left="0.123cm" fo:padding-right="0.123cm" fo:padding-top="0cm" fo:padding-bottom="0cm" fo:border="0.75pt solid #00000a"/>
    </style:style>
    <style:style style:name="Tableau9.A8" style:family="table-cell">
      <style:table-cell-properties fo:padding-left="0.123cm" fo:padding-right="0.123cm" fo:padding-top="0cm" fo:padding-bottom="0cm" fo:border="0.75pt solid #00000a"/>
    </style:style>
    <style:style style:name="Tableau9.B8" style:family="table-cell">
      <style:table-cell-properties fo:padding-left="0.123cm" fo:padding-right="0.123cm" fo:padding-top="0cm" fo:padding-bottom="0cm" fo:border="0.75pt solid #00000a"/>
    </style:style>
    <style:style style:name="Tableau9.C8" style:family="table-cell">
      <style:table-cell-properties fo:padding-left="0.123cm" fo:padding-right="0.123cm" fo:padding-top="0cm" fo:padding-bottom="0cm" fo:border="0.75pt solid #00000a"/>
    </style:style>
    <style:style style:name="Tableau10" style:family="table">
      <style:table-properties style:width="16.503cm" fo:margin-left="-0.002cm" table:align="left" style:writing-mode="lr-tb"/>
    </style:style>
    <style:style style:name="Tableau10.A" style:family="table-column">
      <style:table-column-properties style:column-width="3.999cm"/>
    </style:style>
    <style:style style:name="Tableau10.B" style:family="table-column">
      <style:table-column-properties style:column-width="12.504cm"/>
    </style:style>
    <style:style style:name="Tableau10.1" style:family="table-row">
      <style:table-row-properties fo:keep-together="always"/>
    </style:style>
    <style:style style:name="Tableau10.A1" style:family="table-cell">
      <style:table-cell-properties fo:background-color="#cccccc" fo:padding-left="0.125cm" fo:padding-right="0.125cm" fo:padding-top="0cm" fo:padding-bottom="0cm" fo:border-left="1.5pt solid #00000a" fo:border-right="0.75pt solid #00000a" fo:border-top="1.5pt solid #00000a" fo:border-bottom="0.75pt solid #00000a">
        <style:background-image/>
      </style:table-cell-properties>
    </style:style>
    <style:style style:name="Tableau10.B1" style:family="table-cell">
      <style:table-cell-properties fo:background-color="#cccccc" fo:padding-left="0.125cm" fo:padding-right="0.125cm" fo:padding-top="0cm" fo:padding-bottom="0cm" fo:border-left="0.75pt solid #00000a" fo:border-right="1.5pt solid #00000a" fo:border-top="1.5pt solid #00000a" fo:border-bottom="0.75pt solid #00000a">
        <style:background-image/>
      </style:table-cell-properties>
    </style:style>
    <style:style style:name="Tableau10.A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5"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5"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6"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6"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7"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7"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8"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8"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9"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9"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0"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0"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1"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1"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2"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2"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3"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3"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4" style:family="table-cell">
      <style:table-cell-properties fo:padding-left="0.125cm" fo:padding-right="0.125cm" fo:padding-top="0cm" fo:padding-bottom="0cm" fo:border-left="1.5pt solid #00000a" fo:border-right="0.75pt solid #00000a" fo:border-top="0.75pt solid #00000a" fo:border-bottom="0.75pt solid #00000a"/>
    </style:style>
    <style:style style:name="Tableau10.B14" style:family="table-cell">
      <style:table-cell-properties fo:padding-left="0.125cm" fo:padding-right="0.125cm" fo:padding-top="0cm" fo:padding-bottom="0cm" fo:border-left="0.75pt solid #00000a" fo:border-right="1.5pt solid #00000a" fo:border-top="0.75pt solid #00000a" fo:border-bottom="0.75pt solid #00000a"/>
    </style:style>
    <style:style style:name="Tableau10.A15" style:family="table-cell">
      <style:table-cell-properties fo:padding-left="0.125cm" fo:padding-right="0.125cm" fo:padding-top="0cm" fo:padding-bottom="0cm" fo:border-left="1.5pt solid #00000a" fo:border-right="0.75pt solid #00000a" fo:border-top="0.75pt solid #00000a" fo:border-bottom="1.5pt solid #00000a"/>
    </style:style>
    <style:style style:name="Tableau10.B15" style:family="table-cell">
      <style:table-cell-properties fo:padding-left="0.125cm" fo:padding-right="0.125cm" fo:padding-top="0cm" fo:padding-bottom="0cm" fo:border-left="0.75pt solid #00000a" fo:border-right="1.5pt solid #00000a" fo:border-top="0.75pt solid #00000a" fo:border-bottom="1.5pt solid #00000a"/>
    </style:style>
    <style:style style:name="Tableau14" style:family="table">
      <style:table-properties style:width="16.002cm" table:align="margins" style:writing-mode="lr-tb"/>
    </style:style>
    <style:style style:name="Tableau14.A" style:family="table-column">
      <style:table-column-properties style:column-width="2.646cm" style:rel-column-width="10835*"/>
    </style:style>
    <style:style style:name="Tableau14.B" style:family="table-column">
      <style:table-column-properties style:column-width="6.376cm" style:rel-column-width="26114*"/>
    </style:style>
    <style:style style:name="Tableau14.C" style:family="table-column">
      <style:table-column-properties style:column-width="6.98cm" style:rel-column-width="28586*"/>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1" style:family="table">
      <style:table-properties style:width="16.746cm" fo:margin-left="-0.123cm" table:align="left" style:writing-mode="lr-tb"/>
    </style:style>
    <style:style style:name="Tableau11.A" style:family="table-column">
      <style:table-column-properties style:column-width="10.246cm"/>
    </style:style>
    <style:style style:name="Tableau11.B" style:family="table-column">
      <style:table-column-properties style:column-width="6.5cm"/>
    </style:style>
    <style:style style:name="Tableau11.1" style:family="table-row">
      <style:table-row-properties fo:keep-together="always"/>
    </style:style>
    <style:style style:name="Tableau11.A1" style:family="table-cell">
      <style:table-cell-properties fo:background-color="#cccccc" fo:padding-left="0.123cm" fo:padding-right="0.123cm" fo:padding-top="0cm" fo:padding-bottom="0cm" fo:border="0.75pt solid #00000a">
        <style:background-image/>
      </style:table-cell-properties>
    </style:style>
    <style:style style:name="Tableau11.A2" style:family="table-cell">
      <style:table-cell-properties fo:padding-left="0.123cm" fo:padding-right="0.123cm" fo:padding-top="0cm" fo:padding-bottom="0cm" fo:border="0.75pt solid #00000a"/>
    </style:style>
    <style:style style:name="Tableau11.B2" style:family="table-cell">
      <style:table-cell-properties fo:padding-left="0.123cm" fo:padding-right="0.123cm" fo:padding-top="0cm" fo:padding-bottom="0cm" fo:border="0.75pt solid #00000a"/>
    </style:style>
    <style:style style:name="Tableau11.A3" style:family="table-cell">
      <style:table-cell-properties fo:padding-left="0.123cm" fo:padding-right="0.123cm" fo:padding-top="0cm" fo:padding-bottom="0cm" fo:border="0.75pt solid #00000a"/>
    </style:style>
    <style:style style:name="Tableau11.B3" style:family="table-cell">
      <style:table-cell-properties fo:padding-left="0.123cm" fo:padding-right="0.123cm" fo:padding-top="0cm" fo:padding-bottom="0cm" fo:border="0.75pt solid #00000a"/>
    </style:style>
    <style:style style:name="Tableau15" style:family="table">
      <style:table-properties style:width="16.002cm" table:align="margins" style:writing-mode="lr-tb"/>
    </style:style>
    <style:style style:name="Tableau15.A" style:family="table-column">
      <style:table-column-properties style:column-width="3.043cm" style:rel-column-width="12461*"/>
    </style:style>
    <style:style style:name="Tableau15.B" style:family="table-column">
      <style:table-column-properties style:column-width="12.959cm" style:rel-column-width="53074*"/>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2" style:family="table">
      <style:table-properties style:width="13.693cm" fo:margin-left="-0.191cm" table:align="left" style:writing-mode="lr-tb"/>
    </style:style>
    <style:style style:name="Tableau12.A" style:family="table-column">
      <style:table-column-properties style:column-width="8.44cm"/>
    </style:style>
    <style:style style:name="Tableau12.B" style:family="table-column">
      <style:table-column-properties style:column-width="5.253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none"/>
    </style:style>
    <style:style style:name="Tableau13" style:family="table">
      <style:table-properties style:width="16.884cm" fo:margin-left="-0.191cm" table:align="left" style:writing-mode="lr-tb"/>
    </style:style>
    <style:style style:name="Tableau13.A" style:family="table-column">
      <style:table-column-properties style:column-width="7.44cm"/>
    </style:style>
    <style:style style:name="Tableau13.B" style:family="table-column">
      <style:table-column-properties style:column-width="9.444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none"/>
    </style:style>
    <style:style style:name="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Footer">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color="#17365d" style:font-name="Cambria" fo:font-size="14pt" fo:letter-spacing="0.035cm" style:font-size-asian="14pt" style:font-size-complex="14pt"/>
    </style:style>
    <style:style style:name="P6" style:family="paragraph" style:parent-style-name="Standard">
      <style:text-properties fo:color="#0f243e" style:font-name="Cambria" fo:font-size="16pt" fo:letter-spacing="0.035cm" style:font-size-asian="16pt" style:font-size-complex="16pt"/>
    </style:style>
    <style:style style:name="P7" style:family="paragraph" style:parent-style-name="Standard">
      <style:text-properties fo:language="en" fo:country="US"/>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caption">
      <style:paragraph-properties fo:keep-with-next="always"/>
    </style:style>
    <style:style style:name="P11" style:family="paragraph" style:parent-style-name="Normal_20_tableau">
      <style:paragraph-properties fo:keep-with-next="always"/>
    </style:style>
    <style:style style:name="P12" style:family="paragraph" style:parent-style-name="Header">
      <style:paragraph-properties fo:keep-with-next="always">
        <style:tab-stops>
          <style:tab-stop style:position="8.001cm" style:type="center"/>
        </style:tab-stops>
      </style:paragraph-properties>
    </style:style>
    <style:style style:name="P13" style:family="paragraph" style:parent-style-name="Title">
      <style:paragraph-properties fo:text-align="start" style:justify-single-word="false"/>
    </style:style>
    <style:style style:name="P14" style:family="paragraph" style:parent-style-name="TitreTableau2">
      <style:paragraph-properties fo:text-align="center" style:justify-single-word="false"/>
      <style:text-properties fo:font-weight="normal" style:font-weight-asian="normal"/>
    </style:style>
    <style:style style:name="P15" style:family="paragraph" style:parent-style-name="TitreTableau2">
      <style:paragraph-properties>
        <style:tab-stops>
          <style:tab-stop style:position="8.625cm"/>
          <style:tab-stop style:position="11.245cm"/>
        </style:tab-stops>
      </style:paragraph-properties>
    </style:style>
    <style:style style:name="P16" style:family="paragraph" style:parent-style-name="TitreTableau2">
      <style:paragraph-properties fo:text-align="center" style:justify-single-word="false"/>
    </style:style>
    <style:style style:name="P17" style:family="paragraph" style:parent-style-name="Cellule">
      <style:paragraph-properties fo:text-align="justify" style:justify-single-word="false"/>
    </style:style>
    <style:style style:name="P18" style:family="paragraph" style:parent-style-name="Cellule">
      <style:paragraph-properties fo:text-align="start" style:justify-single-word="false" fo:orphans="2" fo:widows="2"/>
    </style:style>
    <style:style style:name="P19" style:family="paragraph" style:parent-style-name="Cellule">
      <style:paragraph-properties fo:text-align="start" style:justify-single-word="false" fo:orphans="2" fo:widows="2"/>
      <style:text-properties fo:font-weight="bold" style:font-weight-asian="bold"/>
    </style:style>
    <style:style style:name="P20" style:family="paragraph" style:parent-style-name="Cellule">
      <style:paragraph-properties fo:text-align="start" style:justify-single-word="false" fo:orphans="2" fo:widows="2"/>
      <style:text-properties style:font-name-complex="Arial"/>
    </style:style>
    <style:style style:name="P21" style:family="paragraph" style:parent-style-name="Table_20_Contents">
      <style:paragraph-properties fo:line-height="100%"/>
    </style:style>
    <style:style style:name="P22" style:family="paragraph" style:parent-style-name="Table_20_Contents">
      <style:text-properties fo:font-weight="bold" style:font-weight-asian="bold" style:font-weight-complex="bold"/>
    </style:style>
    <style:style style:name="P23" style:family="paragraph" style:parent-style-name="Text_20_body">
      <style:text-properties fo:language="en" fo:country="US"/>
    </style:style>
    <style:style style:name="P24" style:family="paragraph" style:parent-style-name="Text_20_body">
      <style:text-properties style:language-asian="zh" style:country-asian="CN"/>
    </style:style>
    <style:style style:name="P25" style:family="paragraph" style:parent-style-name="Preformatted_20_Text">
      <style:paragraph-properties fo:line-height="100%"/>
    </style:style>
    <style:style style:name="P26" style:family="paragraph" style:parent-style-name="Cellule">
      <style:paragraph-properties fo:margin-left="0.25cm" fo:margin-right="0cm" fo:text-align="start" style:justify-single-word="false" fo:orphans="2" fo:widows="2" fo:text-indent="0cm" style:auto-text-indent="false"/>
    </style:style>
    <style:style style:name="P27" style:family="paragraph" style:parent-style-name="Header">
      <style:paragraph-properties>
        <style:tab-stops>
          <style:tab-stop style:position="8.001cm" style:type="center"/>
        </style:tab-stops>
      </style:paragraph-properties>
    </style:style>
    <style:style style:name="P28" style:family="paragraph" style:parent-style-name="Standard" style:master-page-name="First_20_Page">
      <style:paragraph-properties style:page-number="auto"/>
    </style:style>
    <style:style style:name="P29" style:family="paragraph" style:parent-style-name="Text_20_body" style:list-style-name="L4"/>
    <style:style style:name="P30" style:family="paragraph" style:parent-style-name="Text_20_body" style:list-style-name="WWNum20"/>
    <style:style style:name="P31" style:family="paragraph" style:parent-style-name="Text_20_body">
      <style:text-properties officeooo:paragraph-rsid="000d3ab3"/>
    </style:style>
    <style:style style:name="P32" style:family="paragraph" style:parent-style-name="Text_20_body" style:list-style-name="L6">
      <style:text-properties officeooo:paragraph-rsid="000d3ab3"/>
    </style:style>
    <style:style style:name="P33" style:family="paragraph" style:parent-style-name="Text_20_body" style:list-style-name="L7">
      <style:text-properties officeooo:paragraph-rsid="000d3ab3"/>
    </style:style>
    <style:style style:name="P34" style:family="paragraph" style:parent-style-name="Text_20_body" style:list-style-name="L8">
      <style:text-properties officeooo:paragraph-rsid="000d3ab3"/>
    </style:style>
    <style:style style:name="P35" style:family="paragraph" style:parent-style-name="Heading_20_1" style:list-style-name="WWNum1"/>
    <style:style style:name="P36" style:family="paragraph" style:parent-style-name="Heading_20_1" style:list-style-name="WWNum1">
      <style:paragraph-properties fo:break-before="page"/>
    </style:style>
    <style:style style:name="P37" style:family="paragraph" style:parent-style-name="Heading_20_3" style:list-style-name="WWNum1"/>
    <style:style style:name="P38" style:family="paragraph" style:parent-style-name="Heading_20_2" style:list-style-name="WWNum1"/>
    <style:style style:name="P39" style:family="paragraph" style:parent-style-name="Heading_20_2" style:list-style-name="WWNum1">
      <style:paragraph-properties fo:break-before="page"/>
    </style:style>
    <style:style style:name="P40" style:family="paragraph" style:parent-style-name="Heading_20_4" style:list-style-name="WWNum1"/>
    <style:style style:name="P41" style:family="paragraph" style:parent-style-name="List_20_Paragraph" style:list-style-name="WWNum9"/>
    <style:style style:name="P42" style:family="paragraph" style:parent-style-name="List_20_Paragraph" style:list-style-name="L1"/>
    <style:style style:name="P43" style:family="paragraph" style:parent-style-name="List_20_Paragraph" style:list-style-name="L1">
      <style:text-properties style:font-name="Calibri1"/>
    </style:style>
    <style:style style:name="P44" style:family="paragraph" style:parent-style-name="List_20_Paragraph" style:list-style-name="L2"/>
    <style:style style:name="P45" style:family="paragraph" style:parent-style-name="List_20_Paragraph" style:list-style-name="WWNum7"/>
    <style:style style:name="P46" style:family="paragraph" style:parent-style-name="List_20_Paragraph" style:list-style-name="WWNum6"/>
    <style:style style:name="P47" style:family="paragraph" style:parent-style-name="List_20_Paragraph" style:list-style-name="WWNum5"/>
    <style:style style:name="P48" style:family="paragraph" style:parent-style-name="List_20_Paragraph" style:list-style-name="WWNum2">
      <style:text-properties style:language-asian="zh" style:country-asian="CN"/>
    </style:style>
    <style:style style:name="P49" style:family="paragraph" style:parent-style-name="List_20_Paragraph" style:list-style-name="WWNum21"/>
    <style:style style:name="P50" style:family="paragraph" style:parent-style-name="List_20_Paragraph" style:list-style-name="WWNum22"/>
    <style:style style:name="P51" style:family="paragraph" style:parent-style-name="List_20_Paragraph" style:list-style-name="WWNum13">
      <style:text-properties style:font-name-complex="Calibri2"/>
    </style:style>
    <style:style style:name="P52" style:family="paragraph" style:parent-style-name="List_20_Paragraph" style:list-style-name="WWNum14"/>
    <style:style style:name="P53" style:family="paragraph" style:parent-style-name="List_20_Paragraph" style:list-style-name="WWNum17"/>
    <style:style style:name="P54" style:family="paragraph" style:parent-style-name="List_20_Paragraph" style:list-style-name="WWNum18"/>
    <style:style style:name="P55" style:family="paragraph" style:parent-style-name="List_20_Paragraph" style:list-style-name="WWNum25"/>
    <style:style style:name="P56" style:family="paragraph" style:parent-style-name="List_20_Paragraph" style:list-style-name="WWNum3"/>
    <style:style style:name="P57" style:family="paragraph" style:parent-style-name="List_20_Paragraph" style:list-style-name="WWNum24"/>
    <style:style style:name="P58" style:family="paragraph" style:parent-style-name="List_20_Paragraph" style:list-style-name="WWNum2">
      <style:paragraph-properties fo:margin-left="0cm" fo:margin-right="0cm" fo:text-indent="0cm" style:auto-text-indent="false"/>
      <style:text-properties style:language-asian="zh" style:country-asian="CN"/>
    </style:style>
    <style:style style:name="P59" style:family="paragraph" style:parent-style-name="List_20_Paragraph" style:list-style-name="WWNum24">
      <style:paragraph-properties fo:margin-left="1.251cm" fo:margin-right="0cm" fo:text-indent="-1.249cm" style:auto-text-indent="false"/>
    </style:style>
    <style:style style:name="P60" style:family="paragraph" style:parent-style-name="Contents_20_Heading">
      <style:paragraph-properties fo:break-before="page"/>
    </style:style>
    <style:style style:name="P61" style:family="paragraph" style:parent-style-name="Header">
      <style:text-properties fo:font-weight="normal" style:font-weight-asian="normal" style:font-weight-complex="normal"/>
    </style:style>
    <style:style style:name="P62" style:family="paragraph" style:parent-style-name="Contents_20_1">
      <style:paragraph-properties>
        <style:tab-stops>
          <style:tab-stop style:position="16.002cm" style:type="right" style:leader-style="dotted" style:leader-text="."/>
        </style:tab-stops>
      </style:paragraph-properties>
    </style:style>
    <style:style style:name="P63" style:family="paragraph" style:parent-style-name="Paragraphe_20_Standard" style:list-style-name="WWNum13">
      <style:text-properties style:font-name="Calibri" style:font-name-complex="Calibri2"/>
    </style:style>
    <style:style style:name="P64" style:family="paragraph" style:parent-style-name="List_20_Bullet" style:list-style-name="WWNum15">
      <style:paragraph-properties fo:text-align="start" style:justify-single-word="false"/>
    </style:style>
    <style:style style:name="P65" style:family="paragraph" style:parent-style-name="List_20_Bullet" style:list-style-name=""/>
    <style:style style:name="P66" style:family="paragraph" style:parent-style-name="Cellule" style:list-style-name="L3">
      <style:paragraph-properties fo:text-align="start" style:justify-single-word="false" fo:orphans="2" fo:widows="2"/>
      <style:text-properties fo:font-weight="normal" style:font-weight-asian="normal" style:font-weight-complex="normal"/>
    </style:style>
    <style:style style:name="P67" style:family="paragraph" style:parent-style-name="Liste_20_à_20_puces">
      <style:text-properties fo:language="en" fo:country="US"/>
    </style:style>
    <style:style style:name="P68" style:family="paragraph" style:parent-style-name="Liste_20_à_20_puces" style:list-style-name="WW8Num13"/>
    <style:style style:name="P69" style:family="paragraph" style:parent-style-name="Liste_20_à_20_puces">
      <style:paragraph-properties fo:margin-left="1.27cm" fo:margin-right="0cm" fo:text-indent="-0.635cm" style:auto-text-indent="false"/>
    </style:style>
    <style:style style:name="P70" style:family="paragraph" style:parent-style-name="Liste_20_à_20_puces">
      <style:paragraph-properties fo:margin-left="1.337cm" fo:margin-right="0cm" fo:text-indent="-0.501cm" style:auto-text-indent="false"/>
    </style:style>
    <style:style style:name="P71" style:family="paragraph" style:parent-style-name="Table_20_Contents" style:list-style-name="L5"/>
    <style:style style:name="P72" style:family="paragraph" style:parent-style-name="Liste_20_à_20_puces_20_2">
      <style:text-properties style:font-name="Arial"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a"/>
    </style:style>
    <style:style style:name="T4" style:family="text">
      <style:text-properties fo:language="en" fo:country="US"/>
    </style:style>
    <style:style style:name="T5" style:family="text">
      <style:text-properties fo:background-color="#ffffff"/>
    </style:style>
    <style:style style:name="T6" style:family="text">
      <style:text-properties fo:font-variant="normal" fo:text-transform="none"/>
    </style:style>
    <style:style style:name="T7" style:family="text">
      <style:text-properties style:text-underline-style="solid" style:text-underline-width="auto" style:text-underline-color="font-color"/>
    </style:style>
    <style:style style:name="T8" style:family="text">
      <style:text-properties style:font-name="Calibri1"/>
    </style:style>
    <style:style style:name="T9" style:family="text">
      <style:text-properties fo:language="fr" fo:country="FR"/>
    </style:style>
    <style:style style:name="T10" style:family="text">
      <style:text-properties style:text-position="super 58%" fo:language="en" fo:country="US"/>
    </style:style>
    <style:style style:name="T11" style:family="text">
      <style:text-properties fo:font-style="italic" style:font-style-asian="italic" style:font-style-complex="italic"/>
    </style:style>
    <style:style style:name="T12" style:family="text">
      <style:text-properties style:font-name="Wingdings1" fo:font-size="10pt" fo:font-weight="bold" style:font-weight-asian="bold"/>
    </style:style>
    <style:style style:name="T13" style:family="text">
      <style:text-properties fo:font-weight="normal" style:font-weight-asian="normal" style:font-weight-complex="normal"/>
    </style:style>
    <style:style style:name="T14" style:family="text">
      <style:text-properties officeooo:rsid="000d3ab3"/>
    </style:style>
    <style:style style:name="T15" style:family="text">
      <style:text-properties officeooo:rsid="000dc6e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Standard"/>
      <text:p text:style-name="Title">Plan d’assurance Qualité LogicielLE</text:p>
      <text:p text:style-name="Standard"/>
      <text:p text:style-name="Standard"/>
      <text:p text:style-name="Standard"/>
      <text:p text:style-name="Standard"/>
      <text:p text:style-name="P13"><text:span text:style-name="Intense_20_Emphasis"><text:span text:style-name="T3">Version </text:span></text:span><text:span text:style-name="Intense_20_Emphasis"><text:span text:style-name="T3">0.50</text:span></text:span><text:span text:style-name="Intense_20_Emphasis"><text:span text:style-name="T3"><text:line-break/></text:span></text:span><text:span text:style-name="Intense_20_Emphasis"><text:span text:style-name="T3">ASTRE </text:span></text:span><text:span text:style-name="Intense_20_Emphasis"><text:span text:style-name="T3">Equipe XXX</text:span></text:span></text:p>
      <text:p text:style-name="Standard"/>
      <text:p text:style-name="Standard">Responsable du document : M. XXXXXX</text:p>
      <text:p text:style-name="Standard"/>
      <text:p text:style-name="Standard">État du document : En construction</text:p>
      <text:p text:style-name="Standard"/>
      <text:p text:style-name="Standard"/>
      <text:p text:style-name="P9"/>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Standard">Date</text:p>
          </table:table-cell>
          <table:table-cell table:style-name="Tableau1.A1" office:value-type="string">
            <text:p text:style-name="Standard">Actions</text:p>
          </table:table-cell>
          <table:table-cell table:style-name="Tableau1.A1" office:value-type="string">
            <text:p text:style-name="Standard">Auteur*</text:p>
          </table:table-cell>
          <table:table-cell table:style-name="Tableau1.A1" office:value-type="string">
            <text:p text:style-name="Standard">Version</text:p>
          </table:table-cell>
          <table:table-cell table:style-name="Tableau1.A1" office:value-type="string">
            <text:p text:style-name="Standard">Révision</text:p>
          </table:table-cell>
        </table:table-row>
        <table:table-row table:style-name="Tableau1.1">
          <table:table-cell table:style-name="Tableau1.A1" office:value-type="string">
            <text:p text:style-name="Standard">07/02/2012</text:p>
          </table:table-cell>
          <table:table-cell table:style-name="Tableau1.A1" office:value-type="string">
            <text:p text:style-name="Standard">Création du document</text:p>
          </table:table-cell>
          <table:table-cell table:style-name="Tableau1.A1" office:value-type="string">
            <text:p text:style-name="Standard">XXXXX</text:p>
          </table:table-cell>
          <table:table-cell table:style-name="Tableau1.A1" office:value-type="string">
            <text:p text:style-name="Standard">0.01</text:p>
          </table:table-cell>
          <table:table-cell table:style-name="Tableau1.A1" office:value-type="string">
            <text:p text:style-name="Standard">0</text:p>
          </table:table-cell>
        </table:table-row>
        <table:table-row table:style-name="Tableau1.1">
          <table:table-cell table:style-name="Tableau1.A1" office:value-type="string">
            <text:p text:style-name="Standard">11/03/2012</text:p>
          </table:table-cell>
          <table:table-cell table:style-name="Tableau1.A1" office:value-type="string">
            <text:p text:style-name="Standard">Ajout plan IEEE-730 et Introduction</text:p>
          </table:table-cell>
          <table:table-cell table:style-name="Tableau1.A1" office:value-type="string">
            <text:p text:style-name="Standard">XXXXX</text:p>
          </table:table-cell>
          <table:table-cell table:style-name="Tableau1.A1" office:value-type="string">
            <text:p text:style-name="Standard">0.02</text:p>
          </table:table-cell>
          <table:table-cell table:style-name="Tableau1.A1" office:value-type="string">
            <text:p text:style-name="Standard">3</text:p>
          </table:table-cell>
        </table:table-row>
        <table:table-row table:style-name="Tableau1.1">
          <table:table-cell table:style-name="Tableau1.A1" office:value-type="string">
            <text:p text:style-name="Standard">07/03/2012</text:p>
          </table:table-cell>
          <table:table-cell table:style-name="Tableau1.A1" office:value-type="string">
            <text:p text:style-name="Standard">Ajout chapitre 1, 2 et 3</text:p>
          </table:table-cell>
          <table:table-cell table:style-name="Tableau1.A1" office:value-type="string">
            <text:p text:style-name="Standard">XXXXX</text:p>
          </table:table-cell>
          <table:table-cell table:style-name="Tableau1.A1" office:value-type="string">
            <text:p text:style-name="Standard">0.03</text:p>
          </table:table-cell>
          <table:table-cell table:style-name="Tableau1.A1" office:value-type="string">
            <text:p text:style-name="Standard">12</text:p>
          </table:table-cell>
        </table:table-row>
        <table:table-row table:style-name="Tableau1.1">
          <table:table-cell table:style-name="Tableau1.A1" office:value-type="string">
            <text:p text:style-name="Standard">11/03/2012</text:p>
          </table:table-cell>
          <table:table-cell table:style-name="Tableau1.A1" office:value-type="string">
            <text:p text:style-name="Standard">Ajout Chapitre 4, 5 et 8</text:p>
          </table:table-cell>
          <table:table-cell table:style-name="Tableau1.A1" office:value-type="string">
            <text:p text:style-name="Standard">XXXXX</text:p>
          </table:table-cell>
          <table:table-cell table:style-name="Tableau1.A1" office:value-type="string">
            <text:p text:style-name="Standard">0.04</text:p>
          </table:table-cell>
          <table:table-cell table:style-name="Tableau1.A1" office:value-type="string">
            <text:p text:style-name="Standard">24</text:p>
          </table:table-cell>
        </table:table-row>
        <table:table-row table:style-name="Tableau1.1">
          <table:table-cell table:style-name="Tableau1.A1" office:value-type="string">
            <text:p text:style-name="Standard">15/03/2012</text:p>
          </table:table-cell>
          <table:table-cell table:style-name="Tableau1.A1" office:value-type="string">
            <text:p text:style-name="Standard">Relecture et correction chapitre 1, 2</text:p>
          </table:table-cell>
          <table:table-cell table:style-name="Tableau1.A1" office:value-type="string">
            <text:p text:style-name="Standard">YYYYYY1</text:p>
          </table:table-cell>
          <table:table-cell table:style-name="Tableau1.A1" office:value-type="string">
            <text:p text:style-name="Standard">0.10</text:p>
          </table:table-cell>
          <table:table-cell table:style-name="Tableau1.A1" office:value-type="string">
            <text:p text:style-name="Standard">26</text:p>
          </table:table-cell>
        </table:table-row>
        <table:table-row table:style-name="Tableau1.1">
          <table:table-cell table:style-name="Tableau1.A1" office:value-type="string">
            <text:p text:style-name="Standard">24/03/2012</text:p>
          </table:table-cell>
          <table:table-cell table:style-name="Tableau1.A1" office:value-type="string">
            <text:p text:style-name="Standard">Relecture et correction 3, 4, 5</text:p>
          </table:table-cell>
          <table:table-cell table:style-name="Tableau1.A1" office:value-type="string">
            <text:p text:style-name="Standard">YYYYYY2</text:p>
          </table:table-cell>
          <table:table-cell table:style-name="Tableau1.A1" office:value-type="string">
            <text:p text:style-name="Standard">0.20</text:p>
          </table:table-cell>
          <table:table-cell table:style-name="Tableau1.A1" office:value-type="string">
            <text:p text:style-name="Standard">39</text:p>
          </table:table-cell>
        </table:table-row>
        <table:table-row table:style-name="Tableau1.1">
          <table:table-cell table:style-name="Tableau1.A1" office:value-type="string">
            <text:p text:style-name="Standard">2/05/2012</text:p>
          </table:table-cell>
          <table:table-cell table:style-name="Tableau1.A1" office:value-type="string">
            <text:p text:style-name="Standard">Ajout des chapitres restants</text:p>
          </table:table-cell>
          <table:table-cell table:style-name="Tableau1.A1" office:value-type="string">
            <text:p text:style-name="Standard">YYYYYY1</text:p>
          </table:table-cell>
          <table:table-cell table:style-name="Tableau1.A1" office:value-type="string">
            <text:p text:style-name="Standard">0.21</text:p>
          </table:table-cell>
          <table:table-cell table:style-name="Tableau1.A1" office:value-type="string">
            <text:p text:style-name="Standard">43</text:p>
          </table:table-cell>
        </table:table-row>
        <table:table-row table:style-name="Tableau1.1">
          <table:table-cell table:style-name="Tableau1.A1" office:value-type="string">
            <text:p text:style-name="Standard">3/05/2012</text:p>
          </table:table-cell>
          <table:table-cell table:style-name="Tableau1.A1" office:value-type="string">
            <text:p text:style-name="Standard">Relecture et modification</text:p>
          </table:table-cell>
          <table:table-cell table:style-name="Tableau1.A1" office:value-type="string">
            <text:p text:style-name="Standard">YYYYYY2</text:p>
          </table:table-cell>
          <table:table-cell table:style-name="Tableau1.A1" office:value-type="string">
            <text:p text:style-name="Standard">0.30</text:p>
          </table:table-cell>
          <table:table-cell table:style-name="Tableau1.A1" office:value-type="string">
            <text:p text:style-name="Standard">45</text:p>
          </table:table-cell>
        </table:table-row>
        <table:table-row table:style-name="Tableau1.1">
          <table:table-cell table:style-name="Tableau1.A1" office:value-type="string">
            <text:p text:style-name="Standard">4/05/2012</text:p>
          </table:table-cell>
          <table:table-cell table:style-name="Tableau1.A1" office:value-type="string">
            <text:p text:style-name="Standard">Approuve (document v1 – diffusable)</text:p>
          </table:table-cell>
          <table:table-cell table:style-name="Tableau1.A1" office:value-type="string">
            <text:p text:style-name="Standard">ZZZZZ</text:p>
          </table:table-cell>
          <table:table-cell table:style-name="Tableau1.A1" office:value-type="string">
            <text:p text:style-name="Standard">0.40</text:p>
          </table:table-cell>
          <table:table-cell table:style-name="Tableau1.A1" office:value-type="string">
            <text:p text:style-name="Standard">54</text:p>
          </table:table-cell>
        </table:table-row>
        <table:table-row table:style-name="Tableau1.1">
          <table:table-cell table:style-name="Tableau1.A1" office:value-type="string">
            <text:p text:style-name="Standard">25/05/2012</text:p>
          </table:table-cell>
          <table:table-cell table:style-name="Tableau1.A1" office:value-type="string">
            <text:p text:style-name="Standard">Relecture et modification </text:p>
          </table:table-cell>
          <table:table-cell table:style-name="Tableau1.A1" office:value-type="string">
            <text:p text:style-name="Standard">Auditeurs ASTRE</text:p>
          </table:table-cell>
          <table:table-cell table:style-name="Tableau1.A1" office:value-type="string">
            <text:p text:style-name="Standard">0.50</text:p>
          </table:table-cell>
          <table:table-cell table:style-name="Tableau1.A1" office:value-type="string">
            <text:p text:style-name="Standard">81</text:p>
          </table:table-cell>
        </table:table-row>
      </table:table>
      <text:p text:style-name="caption">Tableau <text:s/>: Table des évolutions et validations internes du document</text:p>
      <text:p text:style-name="Version"/>
      <text:p text:style-name="Standard"/>
      <text:list xml:id="list18840173461" text:style-name="WWNum1">
        <text:list-header>
          <text:p text:style-name="P60"><text:bookmark-start text:name="_Toc321151749"/><text:bookmark-start text:name="_Toc321413728"/>Contenu</text:p>
        </text:list-header>
      </text:list>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3668_200549055" text:style-name="Index_20_Link" text:visited-style-name="Index_20_Link">1 But<text:tab/>4</text:a></text:p>
          <text:p text:style-name="P62"><text:a xlink:type="simple" xlink:href="#__RefHeading__3672_200549055" text:style-name="Index_20_Link" text:visited-style-name="Index_20_Link">2 Gestion<text:tab/>6</text:a></text:p>
          <text:p text:style-name="P62"><text:a xlink:type="simple" xlink:href="#__RefHeading__3674_200549055" text:style-name="Index_20_Link" text:visited-style-name="Index_20_Link">3 Documentation<text:tab/>16</text:a></text:p>
          <text:p text:style-name="P62"><text:a xlink:type="simple" xlink:href="#__RefHeading__3676_200549055" text:style-name="Index_20_Link" text:visited-style-name="Index_20_Link">4 Standards, pratiques, conventions et métriques<text:tab/>22</text:a></text:p>
          <text:p text:style-name="P62"><text:a xlink:type="simple" xlink:href="#__RefHeading__3678_200549055" text:style-name="Index_20_Link" text:visited-style-name="Index_20_Link">5 Revues et Audits<text:tab/>24</text:a></text:p>
          <text:p text:style-name="P62"><text:a xlink:type="simple" xlink:href="#__RefHeading__3680_200549055" text:style-name="Index_20_Link" text:visited-style-name="Index_20_Link">6 Test<text:tab/>26</text:a></text:p>
          <text:p text:style-name="P62"><text:a xlink:type="simple" xlink:href="#__RefHeading__3682_200549055" text:style-name="Index_20_Link" text:visited-style-name="Index_20_Link">7 Notification des problèmes et corrections<text:tab/>27</text:a></text:p>
          <text:p text:style-name="P62"><text:a xlink:type="simple" xlink:href="#__RefHeading__3684_200549055" text:style-name="Index_20_Link" text:visited-style-name="Index_20_Link">8 Outils, techniques et méthodologies<text:tab/>28</text:a></text:p>
          <text:p text:style-name="P62"><text:a xlink:type="simple" xlink:href="#__RefHeading__3686_200549055" text:style-name="Index_20_Link" text:visited-style-name="Index_20_Link">9 Contrôle des médias<text:tab/>31</text:a></text:p>
          <text:p text:style-name="P62"><text:a xlink:type="simple" xlink:href="#__RefHeading__3688_200549055" text:style-name="Index_20_Link" text:visited-style-name="Index_20_Link">10 Contrôle des fournisseurs<text:tab/>32</text:a></text:p>
          <text:p text:style-name="P62"><text:a xlink:type="simple" xlink:href="#__RefHeading__3690_200549055" text:style-name="Index_20_Link" text:visited-style-name="Index_20_Link">11 Collecte, maintenance et conservation des archives<text:tab/>33</text:a></text:p>
          <text:p text:style-name="P62"><text:a xlink:type="simple" xlink:href="#__RefHeading__3692_200549055" text:style-name="Index_20_Link" text:visited-style-name="Index_20_Link">12 Formation<text:tab/>35</text:a></text:p>
          <text:p text:style-name="P62"><text:a xlink:type="simple" xlink:href="#__RefHeading__3694_200549055" text:style-name="Index_20_Link" text:visited-style-name="Index_20_Link">13 Gestion du risque<text:tab/>36</text:a></text:p>
          <text:p text:style-name="P62"><text:a xlink:type="simple" xlink:href="#__RefHeading__3696_200549055" text:style-name="Index_20_Link" text:visited-style-name="Index_20_Link">14 Outils et configurations<text:tab/>37</text:a></text:p>
          <text:p text:style-name="P62"><text:a xlink:type="simple" xlink:href="#__RefHeading__3698_200549055" text:style-name="Index_20_Link" text:visited-style-name="Index_20_Link">15 Glossaire : Définitions, acronymes et abréviations<text:tab/>38</text:a></text:p>
          <text:p text:style-name="P62"><text:a xlink:type="simple" xlink:href="#__RefHeading__3112_259716357" text:style-name="Index_20_Link" text:visited-style-name="Index_20_Link">16 Validation du document<text:tab/>40</text:a></text:p>
        </text:index-body>
      </text:table-of-content>
      <text:p text:style-name="Standard"><text:a xlink:type="simple" xlink:href="#_Toc321766430"/></text:p>
      <text:p text:style-name="Standard"/>
      <text:p text:style-name="Standard"/>
      <text:p text:style-name="Standard"/>
      <text:p text:style-name="Standard"/>
      <text:p text:style-name="P9"/>
      <text:list xml:id="list1326028953" text:continue-numbering="true" text:style-name="WWNum1">
        <text:list-item>
          <text:h text:style-name="P35" text:outline-level="1"><text:bookmark-end text:name="_Toc321413728"/><text:bookmark-start text:name="__RefHeading__3668_200549055"/><text:bookmark-start text:name="_Toc321766430"/>But<text:bookmark-end text:name="__RefHeading__3668_200549055"/><text:bookmark-end text:name="_Toc321766430"/></text:h>
          <text:list>
            <text:list-item>
              <text:p text:style-name="P38"><text:bookmark-end text:name="_Toc321151749"/><text:bookmark-start text:name="_Toc321766431"/><text:bookmark-start text:name="_Toc321716503"/><text:bookmark-start text:name="_Toc321413729"/><text:bookmark-start text:name="_Toc321151750"/><text:bookmark-start text:name="_Toc319009950"/>Objectifs du document<text:bookmark-end text:name="_Toc321766431"/><text:bookmark-end text:name="_Toc321716503"/><text:bookmark-end text:name="_Toc321413729"/><text:bookmark-end text:name="_Toc321151750"/><text:bookmark-end text:name="_Toc319009950"/></text:p>
            </text:list-item>
          </text:list>
        </text:list-item>
      </text:list>
      <text:p text:style-name="Text_20_body">Ce document est un Plan d’Assurance Qualité Logicielle (PAQL) visant à définir toutes les règles, les méthodes et les outils utilisés dans le projet ProSE afin de définir et contrôler de la qualité du projet.</text:p>
      <text:p text:style-name="Text_20_body">Ce document poursuit les objectifs suivants :</text:p>
      <text:list xml:id="list1400212587" text:style-name="WWNum9">
        <text:list-item>
          <text:p text:style-name="P41">Définir le niveau de qualité attendu par l’équipe projet pour le projet ProSE.</text:p>
        </text:list-item>
        <text:list-item>
          <text:p text:style-name="P41">Définir les outils utilisés, les processus et procédures à suivre par l’équipe projet tant au niveau organisationnel que technique lors du projet ProSE.</text:p>
        </text:list-item>
      </text:list>
      <text:p text:style-name="Text_20_body">Ce document est disponible sur le Référentiel Documentaire Projet (RDP) dans le répertoire Qualité sous le nom « PAQL_EquipeXXX.docx ».</text:p>
      <text:list xml:id="list661883647" text:continue-list="list1326028953" text:style-name="WWNum1">
        <text:list-item>
          <text:list>
            <text:list-item>
              <text:p text:style-name="P38"><text:bookmark-start text:name="_Toc321766432"/><text:bookmark-start text:name="_Toc321716504"/><text:bookmark-start text:name="_Toc321413730"/><text:bookmark-start text:name="_Toc321151751"/><text:bookmark-start text:name="_Toc319009951"/>Portée<text:bookmark-end text:name="_Toc321766432"/><text:bookmark-end text:name="_Toc321716504"/><text:bookmark-end text:name="_Toc321413730"/><text:bookmark-end text:name="_Toc321151751"/><text:bookmark-end text:name="_Toc319009951"/> </text:p>
            </text:list-item>
          </text:list>
        </text:list-item>
      </text:list>
      <text:p text:style-name="Text_20_body">Ce document est destiné :</text:p>
      <text:list xml:id="list18840173462" text:style-name="L1">
        <text:list-item>
          <text:p text:style-name="P43">À l’équipe projet,</text:p>
        </text:list-item>
        <text:list-item>
          <text:p text:style-name="P42">Aux consultants de la société FORMATO.</text:p>
        </text:list-item>
      </text:list>
      <text:p text:style-name="Text_20_body">Il pourra être consulté par le client sur sa demande.</text:p>
      <text:list xml:id="list1950075955" text:continue-list="list661883647" text:style-name="WWNum1">
        <text:list-item>
          <text:list>
            <text:list-item>
              <text:p text:style-name="P38"><text:bookmark-start text:name="_Toc321766433"/><text:bookmark-start text:name="_Toc321716507"/><text:bookmark-start text:name="_Toc321413733"/><text:bookmark-start text:name="_Toc321151754"/>Copyright<text:bookmark-end text:name="_Toc321766433"/><text:bookmark-end text:name="_Toc321716507"/><text:bookmark-end text:name="_Toc321413733"/><text:bookmark-end text:name="_Toc321151754"/></text:p>
            </text:list-item>
          </text:list>
        </text:list-item>
      </text:list>
      <text:p text:style-name="Text_20_body">Le présent document est la propriété de XXXXX. Il est diffusé pour les seuls besoins du projet concerné. Il ne doit pas être reproduit, entièrement ou partiellement, ou employé pour tout autre but sans autorisation écrite préalable de XXXXXX, et à la condition que cette notification soit incluse dans une telle reproduction. Aucune information quant au contenu ou aux thèmes de ce document ne peut être communiquée de quelque façon à un tiers sans autorisation écrite de XXXXXX. </text:p>
      <text:p text:style-name="Text_20_body">L’équipe de consultants (société FORMATO) du projet ProSE échappe à ces restrictions et peut utiliser le présent document pour toute utilisation qui leur convient, et ce sans autorisation de XXXXX.</text:p>
      <text:list xml:id="list1607451010" text:continue-numbering="true" text:style-name="WWNum1">
        <text:list-item>
          <text:list>
            <text:list-item>
              <text:p text:style-name="P38"><text:bookmark-start text:name="_Toc321766434"/><text:bookmark-start text:name="_Toc321716509"/><text:bookmark-start text:name="_Toc321413735"/><text:bookmark-start text:name="_Toc320188019"/>Vue d’ensemble<text:bookmark-end text:name="_Toc321766434"/><text:bookmark-end text:name="_Toc321716509"/><text:bookmark-end text:name="_Toc321413735"/><text:bookmark-end text:name="_Toc320188019"/></text:p>
            </text:list-item>
          </text:list>
        </text:list-item>
      </text:list>
      <text:p text:style-name="Standard">Ce PAQL est structuré suivant les grandes parties proposées par la norme [IEEE-730_1998]. </text:p>
      <text:p text:style-name="Text_20_body">Il est donc décomposé en XXX parties :</text:p>
      <text:p text:style-name="Text_20_body">TO DO<text:bookmark-start text:name="_Toc321151757"/><text:bookmark-start text:name="_Toc319009954"/> : A COMPLETER</text:p>
      <text:p text:style-name="Text_20_body"/>
      <text:list xml:id="list300696988" text:continue-numbering="true" text:style-name="WWNum1">
        <text:list-item>
          <text:list>
            <text:list-item>
              <text:p text:style-name="P39"><text:bookmark-end text:name="_Toc321151757"/><text:bookmark-end text:name="_Toc319009954"/><text:bookmark-start text:name="__RefHeading__3670_200549055"/><text:bookmark-start text:name="_Toc321766435"/>Références<text:bookmark-end text:name="__RefHeading__3670_200549055"/><text:bookmark-end text:name="_Toc321766435"/></text:p>
            </text:list-item>
          </text:list>
        </text:list-item>
      </text:list>
      <text:p text:style-name="Text_20_body">TO DO : A COMPLETER</text:p>
      <text:p text:style-name="Text_20_body"/>
      <text:p text:style-name="P23">[IEEE-730_1998] : IEEE, std 730-1998 « IEEE Standard for Software Quality Assurance Plans», http://standards.ieee.org/findstds/standard/730-2002.html, 1998.</text:p>
      <text:p text:style-name="Text_20_body"><text:span text:style-name="T4">[IEEE-830_1998] : IEEE, std 830-1998 « Recommended Practice for Software Requirements Specifications », </text:span><text:a xlink:type="simple" xlink:href="http://standards.ieee.org/findstds/standard/830-1998.html">http://standards.ieee.org/findstds/standard/830-1998.html</text:a><text:span text:style-name="T4">, 1998.</text:span></text:p>
      <text:p text:style-name="Text_20_body"><text:span text:style-name="T4">[UML_2.4_2011] : OMG, Unified Modeling Language, version 2.4.1, </text:span><text:a xlink:type="simple" xlink:href="http://www.omg.org/spec/UML/">http://www.omg.org/spec/UML/</text:a><text:span text:style-name="T4">, 2011.</text:span></text:p>
      <text:p text:style-name="Text_20_body"/>
      <text:list xml:id="list1071592726" text:continue-numbering="true" text:style-name="WWNum1">
        <text:list-item>
          <text:h text:style-name="P36" text:outline-level="1"><text:bookmark-start text:name="__RefHeading__3672_200549055"/><text:bookmark-start text:name="_Toc321766436"/>Gestion<text:bookmark-end text:name="__RefHeading__3672_200549055"/><text:bookmark-end text:name="_Toc321766436"/></text:h>
        </text:list-item>
      </text:list>
      <text:p text:style-name="Text_20_body">Cette partie décrit l’organisation, les tâches et les responsabilités en rapport avec les activités d’Assurance Qualité (AQ) du projet ProSE.</text:p>
      <text:list xml:id="list675062040" text:continue-numbering="true" text:style-name="WWNum1">
        <text:list-item>
          <text:list>
            <text:list-item>
              <text:p text:style-name="P38"><text:bookmark-start text:name="_Toc321716511"/><text:bookmark-start text:name="_Toc321413737"/><text:bookmark-start text:name="_Toc321766437"/>Organisation<text:bookmark-end text:name="_Toc321766437"/></text:p>
              <text:list>
                <text:list-item>
                  <text:p text:style-name="P37"><text:bookmark-start text:name="_Toc321766438"/>Projet <text:bookmark-end text:name="_Toc321716511"/><text:bookmark-end text:name="_Toc321413737"/>concerné<text:bookmark-end text:name="_Toc321766438"/></text:p>
                </text:list-item>
              </text:list>
            </text:list-item>
          </text:list>
        </text:list-item>
      </text:list>
      <text:p text:style-name="Text_20_body">TO DO, descriptif rapide du projet ProSE</text:p>
      <text:list xml:id="list1681846187" text:continue-numbering="true" text:style-name="WWNum1">
        <text:list-item>
          <text:list>
            <text:list-item>
              <text:list>
                <text:list-item>
                  <text:p text:style-name="P37"><text:bookmark-start text:name="_Toc321766439"/>Ressources humaines<text:bookmark-end text:name="_Toc321766439"/></text:p>
                  <text:list>
                    <text:list-item>
                      <text:p text:style-name="P40"><text:span text:style-name="T8">É</text:span><text:bookmark-start text:name="_Toc321716512"/><text:bookmark-start text:name="_Toc321413738"/>quipe projet<text:bookmark-end text:name="_Toc321716512"/><text:bookmark-end text:name="_Toc321413738"/></text:p>
                    </text:list-item>
                  </text:list>
                </text:list-item>
              </text:list>
            </text:list-item>
          </text:list>
        </text:list-item>
      </text:list>
      <text:p text:style-name="Text_20_body">TO DO Nom, mail, téléphone et responsabilité des différents membres de l’équipe projet dans un tableau et un organigramme.</text:p>
      <text:list xml:id="list2028981020" text:continue-numbering="true" text:style-name="WWNum1">
        <text:list-item>
          <text:list>
            <text:list-item>
              <text:list>
                <text:list-item>
                  <text:list>
                    <text:list-item>
                      <text:p text:style-name="P40"><text:bookmark-start text:name="_Toc321716515"/><text:bookmark-start text:name="_Toc321413741"/><text:bookmark-start text:name="_Toc321151764"/>Client<text:bookmark-end text:name="_Toc321716515"/><text:bookmark-end text:name="_Toc321413741"/><text:bookmark-end text:name="_Toc321151764"/></text:p>
                    </text:list-item>
                  </text:list>
                </text:list-item>
              </text:list>
            </text:list-item>
          </text:list>
        </text:list-item>
      </text:list>
      <text:p text:style-name="Text_20_body"><text:span text:style-name="T4">TO DO M. </text:span><text:span text:style-name="T4">ou Mme</text:span><text:span text:style-name="T4"> XXXXX et </text:span><text:span text:style-name="T9">coordonnées</text:span></text:p>
      <text:p text:style-name="Text_20_body">TO DO Puis quelque chose du genre : Il définit le cahier des charges et c’est auprès de lui qu’il faut se renseigner en cas de doute sur une fonctionnalité…</text:p>
      <text:list xml:id="list747153957" text:continue-numbering="true" text:style-name="WWNum1">
        <text:list-item>
          <text:list>
            <text:list-item>
              <text:list>
                <text:list-item>
                  <text:list>
                    <text:list-item>
                      <text:p text:style-name="P40"><text:bookmark-start text:name="_Toc321716516"/><text:bookmark-start text:name="_Toc321413742"/><text:bookmark-start text:name="_Toc321151765"/>Consultant<text:bookmark-end text:name="_Toc321716516"/><text:bookmark-end text:name="_Toc321413742"/><text:bookmark-end text:name="_Toc321151765"/>s et Auditeurs</text:p>
                    </text:list-item>
                  </text:list>
                </text:list-item>
              </text:list>
            </text:list-item>
          </text:list>
        </text:list-item>
      </text:list>
      <text:p text:style-name="Text_20_body">Si nécessaire, l'équipe projet pourra faire appel à la société FORMATO en tant que support technique. Les consultants et leurs compétences privilégiées sont :</text:p>
      <text:list xml:id="list14538944991" text:style-name="L2">
        <text:list-item>
          <text:p text:style-name="P44">Jérôme DELATOUR (spécification / conception) : jerome.delatour@eseo.fr</text:p>
        </text:list-item>
        <text:list-item>
          <text:p text:style-name="P44">Jonathan ILIAS-PILLET (conception / codage) : jonathan.ilias@eseo.fr</text:p>
        </text:list-item>
        <text:list-item>
          <text:p text:style-name="P44">Matthias BRUN (codage / tests) : matthias.brun@eseo.fr</text:p>
        </text:list-item>
      </text:list>
      <text:p text:style-name="Text_20_body">Des activités d’audits externes (cf. chapitre <text:bookmark-ref text:reference-format="number" text:ref-name="_Ref321723776">5.3</text:bookmark-ref>, page<text:bookmark-ref text:reference-format="page" text:ref-name="_Ref321723776">24</text:bookmark-ref>) seront menées par les auditeurs de la société FORMATO ou missionnés par elle.</text:p>
      <text:list xml:id="list1090669135" text:continue-list="list747153957" text:style-name="WWNum1">
        <text:list-item>
          <text:list>
            <text:list-item>
              <text:p text:style-name="P38"><text:bookmark-start text:name="_Toc321766440"/><text:bookmark-start text:name="_Toc321716517"/>Tâches du projet<text:bookmark-end text:name="_Toc321766440"/><text:bookmark-end text:name="_Toc321716517"/></text:p>
              <text:list>
                <text:list-item>
                  <text:p text:style-name="P37"><text:bookmark-start text:name="_Toc321766441"/><text:bookmark text:name="_Description_et_choix"/>Tâches transversales<text:bookmark-end text:name="_Toc321766441"/></text:p>
                </text:list-item>
              </text:list>
            </text:list-item>
          </text:list>
        </text:list-item>
      </text:list>
      <text:p text:style-name="Text_20_body">Les tâches transversales de l’assurance qualité incluent les activités suivantes :</text:p>
      <text:list xml:id="list346668245" text:style-name="WWNum7">
        <text:list-item>
          <text:p text:style-name="P45">Documentation (cf. chapitre <text:bookmark-ref text:reference-format="number" text:ref-name="_Ref321725853">3</text:bookmark-ref>, page <text:bookmark-ref text:reference-format="page" text:ref-name="_Ref321725853">16</text:bookmark-ref>).</text:p>
        </text:list-item>
        <text:list-item>
          <text:p text:style-name="P45">Revues et audits (cf. chapitre <text:bookmark-ref text:reference-format="number" text:ref-name="_Ref321727028">5</text:bookmark-ref> , page <text:bookmark-ref text:reference-format="page" text:ref-name="_Ref321727028">24</text:bookmark-ref> )</text:p>
        </text:list-item>
        <text:list-item>
          <text:p text:style-name="P45">Inspections internes</text:p>
        </text:list-item>
        <text:list-item>
          <text:p text:style-name="P45"><text:soft-page-break/>Validation et tests</text:p>
        </text:list-item>
        <text:list-item>
          <text:p text:style-name="P45">Activités d’amélioration du processus d’AQ</text:p>
        </text:list-item>
      </text:list>
      <text:list xml:id="list1154528224" text:continue-list="list1090669135" text:style-name="WWNum1">
        <text:list-item>
          <text:list>
            <text:list-item>
              <text:list>
                <text:list-item>
                  <text:list>
                    <text:list-item>
                      <text:p text:style-name="P40">Inspections internes</text:p>
                    </text:list-item>
                  </text:list>
                </text:list-item>
              </text:list>
            </text:list-item>
          </text:list>
        </text:list-item>
      </text:list>
      <text:p text:style-name="Text_20_body">TO DO : définissez vos propres règles d’inspection</text:p>
      <text:list xml:id="list702390320" text:continue-numbering="true" text:style-name="WWNum1">
        <text:list-item>
          <text:list>
            <text:list-item>
              <text:list>
                <text:list-item>
                  <text:list>
                    <text:list-item>
                      <text:p text:style-name="P40">Validation et test</text:p>
                    </text:list-item>
                  </text:list>
                </text:list-item>
              </text:list>
            </text:list-item>
          </text:list>
        </text:list-item>
      </text:list>
      <text:p text:style-name="Text_20_body"><text:span text:style-name="T4">TO DO cf. Plan de test </text:span><text:span text:style-name="T4">et</text:span><text:span text:style-name="T4"> </text:span><text:span text:style-name="T4">c</text:span><text:span text:style-name="T10">ie</text:span></text:p>
      <text:list xml:id="list1172328558" text:continue-numbering="true" text:style-name="WWNum1">
        <text:list-item>
          <text:list>
            <text:list-item>
              <text:list>
                <text:list-item>
                  <text:list>
                    <text:list-item>
                      <text:p text:style-name="P40"><text:span text:style-name="T8">É</text:span>volution et amélioration du PAQL</text:p>
                    </text:list-item>
                  </text:list>
                </text:list-item>
              </text:list>
            </text:list-item>
          </text:list>
        </text:list-item>
      </text:list>
      <text:p text:style-name="Text_20_body">Le PAQL est susceptible d'évoluer au cours du projet, en particulier pour les raisons suivantes :</text:p>
      <text:list xml:id="list1615134052" text:style-name="WWNum6">
        <text:list-item>
          <text:p text:style-name="P46">Toutes les informations nécessaires à la rédaction d'un chapitre ou d'un paragraphe ne sont pas connues ou suffisamment stabilisées lors de la rédaction.</text:p>
        </text:list-item>
        <text:list-item>
          <text:p text:style-name="P46">Il s'agit d'une phase du cycle de développement qui sera engagée ultérieurement (cas de la mention « Rédaction réservée »).</text:p>
        </text:list-item>
        <text:list-item>
          <text:p text:style-name="P46">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_20_body">Le PAQL est rédigé par le Responsable Qualité (RQ) de l’équipe projet. Le Chef de Projet (CdP) et le Responsable Test (RT) participent aux décisions de modifications. Il incombe au RQ d’effectuer les modifications jugées nécessaires du PAQL. En cas de modifications du PAQL, celui-ci devra être signé à nouveau par les membres de l’équipe projet.</text:p>
      <text:list xml:id="list1023782686" text:continue-list="list1172328558" text:style-name="WWNum1">
        <text:list-item>
          <text:list>
            <text:list-item>
              <text:list>
                <text:list-item>
                  <text:p text:style-name="P37"><text:bookmark-start text:name="_Toc321766442"/>Tâches par rapport au cycle de développement<text:bookmark-end text:name="_Toc321766442"/></text:p>
                </text:list-item>
              </text:list>
            </text:list-item>
          </text:list>
        </text:list-item>
      </text:list>
      <text:p text:style-name="Text_20_body">L’équipe projet suivra un cycle de développement en V. Les activités d’AQ sont décrites par rapport à ce cycle. Le planning et les échéances associées sont disponibles sur l’Espace Numérique de Travail du Projet (ENTP).</text:p>
      <text:p text:style-name="Text_20_body">TO DO : A compléter par une figure ?</text:p>
      <text:p text:style-name="Text_20_body">TO DO : A compléter par vos propres activités d’audit, relecture and co par rapport à l’AQ , attention, les chapitres suivants doivent être complétés par rapport à vos décisions et vos façons de faire, ainsi que par les contraintes pédagogiques spécifiques à chaque projet ProSE.</text:p>
      <text:list xml:id="list1858289283" text:continue-numbering="true" text:style-name="WWNum1">
        <text:list-item>
          <text:list>
            <text:list-item>
              <text:list>
                <text:list-item>
                  <text:list>
                    <text:list-item>
                      <text:p text:style-name="P40">Phase d’initialisation du projet</text:p>
                    </text:list-item>
                  </text:list>
                </text:list-item>
              </text:list>
            </text:list-item>
          </text:list>
        </text:list-item>
      </text:list>
      <text:p text:style-name="Text_20_body"/>
      <table:table table:name="Tableau16" table:style-name="Tableau16">
        <table:table-column table:style-name="Tableau16.A" table:number-columns-repeated="2"/>
        <table:table-column table:style-name="Tableau16.C"/>
        <table:table-header-rows>
          <text:soft-page-break/>
          <table:table-row table:style-name="Tableau16.1">
            <table:table-cell table:style-name="Tableau16.A1" table:number-columns-spanned="3" office:value-type="string">
              <text:p text:style-name="P15">Phase : Initialisation<text:tab/><text:tab/></text:p>
            </table:table-cell>
            <table:covered-table-cell/>
            <table:covered-table-cell/>
          </table:table-row>
        </table:table-header-rows>
        <table:table-row table:style-name="Tableau16.1">
          <table:table-cell table:style-name="Tableau16.A2" table:number-columns-spanned="3" office:value-type="string">
            <text:p text:style-name="P17">Objectifs :</text:p>
            <text:p text:style-name="Normal_20_tableau">Prendre en charge le projet, l’organiser, le planifier et en valider les bases.</text:p>
            <text:p text:style-name="Normal_20_tableau">Évaluer les charges nécessaires et établir le budget du projet.</text:p>
          </table:table-cell>
          <table:covered-table-cell/>
          <table:covered-table-cell/>
        </table:table-row>
        <table:table-row table:style-name="Tableau16.1">
          <table:table-cell table:style-name="Tableau16.A3" table:number-columns-spanned="3" office:value-type="string">
            <text:p text:style-name="P17">Remarque :</text:p>
            <text:p text:style-name="Normal_20_tableau"/>
          </table:table-cell>
          <table:covered-table-cell/>
          <table:covered-table-cell/>
        </table:table-row>
        <table:table-row table:style-name="Tableau16.1">
          <table:table-cell table:style-name="Tableau16.A4" office:value-type="string">
            <text:p text:style-name="P17">Acteurs et responsabilités :</text:p>
            <text:list xml:id="list516962879" text:style-name="WW8Num13">
              <text:list-item>
                <text:p text:style-name="Liste_20_à_20_puces">CdP et RQ</text:p>
              </text:list-item>
            </text:list>
          </table:table-cell>
          <table:table-cell table:style-name="Tableau16.B4" office:value-type="string">
            <text:p text:style-name="P17">Méthodes &amp; Règles :</text:p>
            <text:list xml:id="list971378414" text:continue-numbering="true" text:style-name="WW8Num13">
              <text:list-item>
                <text:p text:style-name="Liste_20_à_20_puces">?</text:p>
              </text:list-item>
            </text:list>
          </table:table-cell>
          <table:table-cell table:style-name="Tableau16.C4" office:value-type="string">
            <text:p text:style-name="P17">Moyens &amp; Outils :</text:p>
            <text:list xml:id="list1996573284" text:continue-numbering="true" text:style-name="WW8Num13">
              <text:list-item>
                <text:p text:style-name="Liste_20_à_20_puces">Initialisation du projet sous ENTP</text:p>
              </text:list-item>
            </text:list>
          </table:table-cell>
        </table:table-row>
        <table:table-row table:style-name="Tableau16.1">
          <table:table-cell table:style-name="Tableau16.A5" office:value-type="string">
            <text:p text:style-name="P17">Activités d’organisation/pilotage :</text:p>
            <text:list xml:id="list165760071" text:continue-numbering="true" text:style-name="WW8Num13">
              <text:list-item>
                <text:p text:style-name="Liste_20_à_20_puces">Organisation de la réunion de lancement</text:p>
              </text:list-item>
              <text:list-item>
                <text:p text:style-name="Liste_20_à_20_puces">Organisation de la phase en aval</text:p>
              </text:list-item>
            </text:list>
          </table:table-cell>
          <table:table-cell table:style-name="Tableau16.B5" office:value-type="string">
            <text:p text:style-name="P17">Activités de production/soutien :</text:p>
            <text:list xml:id="list1327823919" text:continue-numbering="true" text:style-name="WW8Num13">
              <text:list-item>
                <text:p text:style-name="Liste_20_à_20_puces">Elaboration PAQL</text:p>
              </text:list-item>
              <text:list-item>
                <text:p text:style-name="Liste_20_à_20_puces">Mise en place de l’ENTP</text:p>
              </text:list-item>
              <text:list-item>
                <text:p text:style-name="Liste_20_à_20_puces">Définition de la démarche du projet</text:p>
              </text:list-item>
              <text:list-item>
                <text:p text:style-name="Liste_20_à_20_puces">Initialisation du planning et du suivi du projet</text:p>
              </text:list-item>
            </text:list>
          </table:table-cell>
          <table:table-cell table:style-name="Tableau16.C5" office:value-type="string">
            <text:p text:style-name="P17">Activités de vérification/contrôle :</text:p>
            <text:list xml:id="list859461618" text:continue-numbering="true" text:style-name="WW8Num13">
              <text:list-item>
                <text:p text:style-name="Liste_20_à_20_puces">Approbation du PAQL par l’équipe projet</text:p>
              </text:list-item>
              <text:list-item>
                <text:p text:style-name="Liste_20_à_20_puces">Réunion de lancement</text:p>
              </text:list-item>
              <text:list-item>
                <text:p text:style-name="Liste_20_à_20_puces">Audit Consultatif Gestion de projet</text:p>
              </text:list-item>
              <text:list-item>
                <text:p text:style-name="Liste_20_à_20_puces">Audit Consultatif PAQL</text:p>
              </text:list-item>
            </text:list>
          </table:table-cell>
        </table:table-row>
        <table:table-row table:style-name="Tableau16.1">
          <table:table-cell table:style-name="Tableau16.A6" office:value-type="string">
            <text:p text:style-name="P17">Produits/données en entrée :</text:p>
            <text:list xml:id="list377236622" text:continue-numbering="true" text:style-name="WW8Num13">
              <text:list-item>
                <text:p text:style-name="Liste_20_à_20_puces">Wiki Prose et RedMine</text:p>
              </text:list-item>
              <text:list-item>
                <text:p text:style-name="Liste_20_à_20_puces">Documents pédagogiques</text:p>
              </text:list-item>
            </text:list>
          </table:table-cell>
          <table:table-cell table:style-name="Tableau16.B6" office:value-type="string">
            <text:p text:style-name="P17">Produits/données en sortie :</text:p>
            <text:list xml:id="list833825389" text:continue-numbering="true" text:style-name="WW8Num13">
              <text:list-item>
                <text:p text:style-name="Liste_20_à_20_puces">PAQL</text:p>
              </text:list-item>
              <text:list-item>
                <text:p text:style-name="Liste_20_à_20_puces">Planning des tâches sur l’ENTP</text:p>
              </text:list-item>
            </text:list>
          </table:table-cell>
          <table:table-cell table:style-name="Tableau16.C6" office:value-type="string">
            <text:p text:style-name="P17">Produits révisés :</text:p>
            <text:list xml:id="list545025792" text:continue-numbering="true" text:style-name="WW8Num13">
              <text:list-item>
                <text:p text:style-name="Liste_20_à_20_puces">PAQL</text:p>
                <text:p text:style-name="P69"/>
              </text:list-item>
            </text:list>
          </table:table-cell>
        </table:table-row>
        <table:table-row table:style-name="Tableau16.1">
          <table:table-cell table:style-name="Tableau16.A7" table:number-columns-spanned="3" office:value-type="string">
            <text:p text:style-name="P17">Jalons de la phase :</text:p>
            <text:p text:style-name="P17">Séance 2 Prose</text:p>
          </table:table-cell>
          <table:covered-table-cell/>
          <table:covered-table-cell/>
        </table:table-row>
        <table:table-row table:style-name="Tableau16.1">
          <table:table-cell table:style-name="Tableau16.A8" office:value-type="string">
            <text:p text:style-name="P17">Conditions de début de phase :</text:p>
          </table:table-cell>
          <table:table-cell table:style-name="Tableau16.B8" office:value-type="string">
            <text:p text:style-name="P17">Conditions de fin de phase :</text:p>
          </table:table-cell>
          <table:table-cell table:style-name="Tableau16.C8" office:value-type="string">
            <text:p text:style-name="P17">Conditions de passage à la phase suivante :</text:p>
          </table:table-cell>
        </table:table-row>
        <table:table-row table:style-name="Tableau16.1">
          <table:table-cell table:style-name="Tableau16.A9" office:value-type="string">
            <text:list xml:id="list795105780" text:continue-numbering="true" text:style-name="WW8Num13">
              <text:list-item>
                <text:p text:style-name="Liste_20_à_20_puces">Nomination des CdP, RQ et RT</text:p>
              </text:list-item>
            </text:list>
          </table:table-cell>
          <table:table-cell table:style-name="Tableau16.B9" office:value-type="string">
            <text:list xml:id="list1628614852" text:continue-numbering="true" text:style-name="WW8Num13">
              <text:list-item>
                <text:p text:style-name="Liste_20_à_20_puces">Validation des livrables</text:p>
              </text:list-item>
            </text:list>
          </table:table-cell>
          <table:table-cell table:style-name="Tableau16.C9" office:value-type="string">
            <text:list xml:id="list1671630601" text:continue-numbering="true" text:style-name="WW8Num13">
              <text:list-item>
                <text:p text:style-name="Liste_20_à_20_puces">ENTP opérationnel</text:p>
              </text:list-item>
              <text:list-item>
                <text:p text:style-name="Liste_20_à_20_puces">PAQL OK</text:p>
              </text:list-item>
              <text:list-item>
                <text:p text:style-name="Liste_20_à_20_puces">Attribution des roles</text:p>
              </text:list-item>
            </text:list>
          </table:table-cell>
        </table:table-row>
      </table:table>
      <text:list xml:id="list351395462" text:continue-list="list1858289283" text:style-name="WWNum1">
        <text:list-item>
          <text:list>
            <text:list-item>
              <text:list>
                <text:list-item>
                  <text:list>
                    <text:list-item>
                      <text:p text:style-name="P40">Phase de spécification</text:p>
                    </text:list-item>
                  </text:list>
                </text:list-item>
              </text:list>
            </text:list-item>
          </text:list>
        </text:list-item>
      </text:list>
      <text:p text:style-name="Text_20_body">Spécifications : Le dossier de spécification devra respecter le plan défini par la norme [IEEE-830_1998] et s’appuyer sur la notation UML [UML_2.4_2011]. Deux audits (un consultatif et un normatif) porteront sur le dossier de spécification. </text:p>
      <text:p text:style-name="Text_20_body">TODO (dépend des projets ProSE, voir contraintes pédagogiques) : Le plan de test ainsi que le cahier de test de validation seront établies durant cette étape de spécification. Deux audits (un consultatif et un normatif) porteront sur cette activité.</text:p>
      <text:p text:style-name="Text_20_body">TODO (a compléter dépend des projets ProSE, voir contraintes pédagogiques) : <text:s/>Une revue de mi-avancement aura lieu pour présenter au client le dossier de spécification et les éléments contractuels.</text:p>
      <text:p text:style-name="Standard"/>
      <table:table table:name="Tableau2" table:style-name="Tableau2">
        <table:table-column table:style-name="Tableau2.A" table:number-columns-repeated="2"/>
        <table:table-column table:style-name="Tableau2.C"/>
        <table:table-header-rows>
          <text:soft-page-break/>
          <table:table-row table:style-name="Tableau2.1">
            <table:table-cell table:style-name="Tableau2.A1" table:number-columns-spanned="3" office:value-type="string">
              <text:p text:style-name="P16">Phase : Spécification </text:p>
            </table:table-cell>
            <table:covered-table-cell/>
            <table:covered-table-cell/>
          </table:table-row>
        </table:table-header-rows>
        <table:table-row table:style-name="Tableau2.1">
          <table:table-cell table:style-name="Tableau2.A2" table:number-columns-spanned="3" office:value-type="string">
            <text:p text:style-name="P18"><text:span text:style-name="T1">Objectifs</text:span> <text:span text:style-name="T1">: </text:span></text:p>
            <text:p text:style-name="Normal_20_tableau">Mener des activités d’exploration techniques afin d’évaluer la complexité et le temps nécessaire à la réalisation du futur produit.</text:p>
            <text:p text:style-name="Normal_20_tableau">Présenter les principales fonctions, les performances requises, les exigences de qualité et les contraintes de réalisation.</text:p>
            <text:p text:style-name="Normal_20_tableau">Faire la description complète de toutes les fonctionnalités des sous-ensembles du projet.</text:p>
            <text:p text:style-name="Normal_20_tableau">Présenter le dossier final de spécification</text:p>
          </table:table-cell>
          <table:covered-table-cell/>
          <table:covered-table-cell/>
        </table:table-row>
        <table:table-row table:style-name="Tableau2.1">
          <table:table-cell table:style-name="Tableau2.A3" table:number-columns-spanned="3" office:value-type="string">
            <text:p text:style-name="P18"><text:span text:style-name="T1">Remarque :</text:span> </text:p>
            <text:p text:style-name="Normal_20_tableau"/>
          </table:table-cell>
          <table:covered-table-cell/>
          <table:covered-table-cell/>
        </table:table-row>
        <table:table-row table:style-name="Tableau2.1">
          <table:table-cell table:style-name="Tableau2.A4" office:value-type="string">
            <text:p text:style-name="P18"><text:span text:style-name="T1">Acteurs</text:span> <text:span text:style-name="T1">et responsabilités </text:span>:</text:p>
            <text:list xml:id="list1142369471" text:continue-list="list1671630601" text:style-name="WW8Num13">
              <text:list-item>
                <text:p text:style-name="Liste_20_à_20_puces">CdP et équipe</text:p>
              </text:list-item>
              <text:list-item>
                <text:p text:style-name="Liste_20_à_20_puces">Client</text:p>
              </text:list-item>
            </text:list>
          </table:table-cell>
          <table:table-cell table:style-name="Tableau2.B4" office:value-type="string">
            <text:p text:style-name="P18"><text:span text:style-name="T1">Méthodes &amp; Règles</text:span> :</text:p>
            <text:list xml:id="list1975155868" text:continue-numbering="true" text:style-name="WW8Num13">
              <text:list-item>
                <text:p text:style-name="Liste_20_à_20_puces">PAQL</text:p>
              </text:list-item>
            </text:list>
          </table:table-cell>
          <table:table-cell table:style-name="Tableau2.C4" office:value-type="string">
            <text:p text:style-name="P18"><text:span text:style-name="T1">Moyens &amp; Outils</text:span> :</text:p>
            <text:list xml:id="list1169478881" text:continue-numbering="true" text:style-name="WW8Num13">
              <text:list-item>
                <text:p text:style-name="Liste_20_à_20_puces">ENTP</text:p>
              </text:list-item>
            </text:list>
          </table:table-cell>
        </table:table-row>
        <table:table-row table:style-name="Tableau2.1">
          <table:table-cell table:style-name="Tableau2.A5" office:value-type="string">
            <text:p text:style-name="P18"><text:span text:style-name="T1">Activités d’organisation/pilotage</text:span> :</text:p>
            <text:list xml:id="list286331255" text:continue-numbering="true" text:style-name="WW8Num13">
              <text:list-item>
                <text:p text:style-name="Liste_20_à_20_puces">Organiser les échanges d’informations avec le client</text:p>
              </text:list-item>
            </text:list>
          </table:table-cell>
          <table:table-cell table:style-name="Tableau2.B5" office:value-type="string">
            <text:p text:style-name="P18"><text:span text:style-name="T1">Activités de production/soutien</text:span> :</text:p>
            <text:list xml:id="list454972346" text:continue-numbering="true" text:style-name="WW8Num13">
              <text:list-item>
                <text:p text:style-name="Liste_20_à_20_puces">Rédaction du dossier de spécifications</text:p>
              </text:list-item>
              <text:list-item>
                <text:p text:style-name="Liste_20_à_20_puces">Rédaction du plan de test</text:p>
              </text:list-item>
              <text:list-item>
                <text:p text:style-name="Liste_20_à_20_puces">Élaboration des maquettes des écrans<text:span text:style-name="T1"> </text:span></text:p>
              </text:list-item>
            </text:list>
          </table:table-cell>
          <table:table-cell table:style-name="Tableau2.C5" office:value-type="string">
            <text:p text:style-name="P18"><text:span text:style-name="T1">Activités de vérification/contrôle</text:span> :</text:p>
            <text:list xml:id="list937487667" text:continue-numbering="true" text:style-name="WW8Num13">
              <text:list-item>
                <text:p text:style-name="Liste_20_à_20_puces">AuC sur spécification</text:p>
              </text:list-item>
              <text:list-item>
                <text:p text:style-name="Liste_20_à_20_puces">AuN sur spécification</text:p>
              </text:list-item>
              <text:list-item>
                <text:p text:style-name="Liste_20_à_20_puces">Revue de mi-avancement</text:p>
              </text:list-item>
            </text:list>
          </table:table-cell>
        </table:table-row>
        <table:table-row table:style-name="Tableau2.1">
          <table:table-cell table:style-name="Tableau2.A6" office:value-type="string">
            <text:p text:style-name="P18"><text:span text:style-name="T1">Produits/données en entrée</text:span> :</text:p>
            <text:list xml:id="list1859198744" text:continue-numbering="true" text:style-name="WW8Num13">
              <text:list-item>
                <text:p text:style-name="Liste_20_à_20_puces">Cahier des charges Client</text:p>
              </text:list-item>
              <text:list-item>
                <text:p text:style-name="Liste_20_à_20_puces">Cahier des charges pédagogique</text:p>
              </text:list-item>
              <text:list-item>
                <text:p text:style-name="Liste_20_à_20_puces">PAQL</text:p>
              </text:list-item>
            </text:list>
          </table:table-cell>
          <table:table-cell table:style-name="Tableau2.B6" office:value-type="string">
            <text:p text:style-name="P18"><text:span text:style-name="T1">Produits/données en sortie</text:span> :</text:p>
            <text:list xml:id="list721085813" text:continue-numbering="true" text:style-name="WW8Num13">
              <text:list-item>
                <text:p text:style-name="Liste_20_à_20_puces">Dossier de spécifications </text:p>
              </text:list-item>
              <text:list-item>
                <text:p text:style-name="Liste_20_à_20_puces">Plan de test </text:p>
              </text:list-item>
            </text:list>
          </table:table-cell>
          <table:table-cell table:style-name="Tableau2.C6" office:value-type="string">
            <text:p text:style-name="P18"><text:span text:style-name="T1">Produits révisés </text:span>:</text:p>
            <text:list xml:id="list1974496873" text:continue-numbering="true" text:style-name="WW8Num13">
              <text:list-item>
                <text:p text:style-name="Liste_20_à_20_puces">ENTP </text:p>
              </text:list-item>
              <text:list-item>
                <text:p text:style-name="Liste_20_à_20_puces">Planning prévisionnel </text:p>
              </text:list-item>
              <text:list-item>
                <text:p text:style-name="Liste_20_à_20_puces">Plan de test</text:p>
              </text:list-item>
            </text:list>
          </table:table-cell>
        </table:table-row>
        <table:table-row table:style-name="Tableau2.1">
          <table:table-cell table:style-name="Tableau2.A7" table:number-columns-spanned="3" office:value-type="string">
            <text:p text:style-name="P19">Jalons de la phase :</text:p>
            <text:p text:style-name="P18"><text:span text:style-name="T12">%</text:span><text:span text:style-name="T1"> J1 : </text:span>Spécifications V1 le ?????</text:p>
            <text:p text:style-name="P18"><text:span text:style-name="T12">%</text:span><text:span text:style-name="T1"> J2 : </text:span>Spécification V2 le ??????</text:p>
          </table:table-cell>
          <table:covered-table-cell/>
          <table:covered-table-cell/>
        </table:table-row>
        <table:table-row table:style-name="Tableau2.1">
          <table:table-cell table:style-name="Tableau2.A8" office:value-type="string">
            <text:p text:style-name="P18"><text:span text:style-name="T1">Conditions de début de phase</text:span> :</text:p>
          </table:table-cell>
          <table:table-cell table:style-name="Tableau2.B8" office:value-type="string">
            <text:p text:style-name="P18"><text:span text:style-name="T1">Conditions de fin de phase</text:span> :</text:p>
          </table:table-cell>
          <table:table-cell table:style-name="Tableau2.C8" office:value-type="string">
            <text:p text:style-name="P18"><text:span text:style-name="T1">Conditions de passage à la phase suivante</text:span> :</text:p>
          </table:table-cell>
        </table:table-row>
        <table:table-row table:style-name="Tableau2.1">
          <table:table-cell table:style-name="Tableau2.A9" office:value-type="string">
            <text:list xml:id="list352193615" text:continue-numbering="true" text:style-name="WW8Num13">
              <text:list-item>
                <text:p text:style-name="Liste_20_à_20_puces">Initialisation effectuée</text:p>
              </text:list-item>
            </text:list>
          </table:table-cell>
          <table:table-cell table:style-name="Tableau2.B9" office:value-type="string">
            <text:list xml:id="list220864831" text:continue-numbering="true" text:style-name="WW8Num13">
              <text:list-item>
                <text:p text:style-name="Liste_20_à_20_puces">Validation des produits en sortie</text:p>
              </text:list-item>
            </text:list>
          </table:table-cell>
          <table:table-cell table:style-name="Tableau2.C9" office:value-type="string">
            <text:list xml:id="list1821410724" text:continue-numbering="true" text:style-name="WW8Num13">
              <text:list-item>
                <text:p text:style-name="Liste_20_à_20_puces">Dossier de spécifications signé par le client</text:p>
              </text:list-item>
              <text:list-item>
                <text:p text:style-name="Liste_20_à_20_puces">Plan de test validé</text:p>
              </text:list-item>
            </text:list>
          </table:table-cell>
        </table:table-row>
      </table:table>
      <text:list xml:id="list1064764051" text:continue-list="list351395462" text:style-name="WWNum1">
        <text:list-item>
          <text:list>
            <text:list-item>
              <text:list>
                <text:list-item>
                  <text:list>
                    <text:list-item>
                      <text:p text:style-name="P40">Phase de conception</text:p>
                    </text:list-item>
                  </text:list>
                </text:list-item>
              </text:list>
            </text:list-item>
          </text:list>
        </text:list-item>
      </text:list>
      <text:p text:style-name="Text_20_body">Conception générale (ou système) : Un audit consultatif portera sur la conception générale. </text:p>
      <text:p text:style-name="Text_20_body">Conception détaillée : Un audit consultatif portera sur la conception détaillée.</text:p>
      <text:p text:style-name="Text_20_body">Un audit normatif portera sur la conception générale et détaillée.</text:p>
      <text:p text:style-name="Standard"/>
      <table:table table:name="Tableau3" table:style-name="Tableau3">
        <table:table-column table:style-name="Tableau3.A" table:number-columns-repeated="2"/>
        <table:table-column table:style-name="Tableau3.C"/>
        <table:table-header-rows>
          <text:soft-page-break/>
          <table:table-row table:style-name="Tableau3.1">
            <table:table-cell table:style-name="Tableau3.A1" table:number-columns-spanned="3" office:value-type="string">
              <text:p text:style-name="P16">Phase : Conception</text:p>
            </table:table-cell>
            <table:covered-table-cell/>
            <table:covered-table-cell/>
          </table:table-row>
        </table:table-header-rows>
        <table:table-row table:style-name="Tableau3.1">
          <table:table-cell table:style-name="Tableau3.A2" table:number-columns-spanned="3" office:value-type="string">
            <text:p text:style-name="P18"><text:span text:style-name="T1">Objectifs</text:span> <text:span text:style-name="T1">: </text:span></text:p>
            <text:p text:style-name="Normal_20_tableau">Définir l’architecture logicielle des applications</text:p>
            <text:p text:style-name="Normal_20_tableau">Décrire explicitement <text:s/>le dossier de conception</text:p>
            <text:p text:style-name="Normal_20_tableau">A compléter</text:p>
          </table:table-cell>
          <table:covered-table-cell/>
          <table:covered-table-cell/>
        </table:table-row>
        <table:table-row table:style-name="Tableau3.1">
          <table:table-cell table:style-name="Tableau3.A3" table:number-columns-spanned="3" office:value-type="string">
            <text:p text:style-name="P18"><text:span text:style-name="T1">Remarque :</text:span> </text:p>
            <text:p text:style-name="Normal_20_tableau">La conception générale peut commencer en parallèle des spécifications.</text:p>
          </table:table-cell>
          <table:covered-table-cell/>
          <table:covered-table-cell/>
        </table:table-row>
        <table:table-row table:style-name="Tableau3.1">
          <table:table-cell table:style-name="Tableau3.A4" office:value-type="string">
            <text:p text:style-name="P18"><text:span text:style-name="T1">Acteurs</text:span> <text:span text:style-name="T1">et responsabilités </text:span>:</text:p>
            <text:list xml:id="list1276950445" text:continue-list="list1821410724" text:style-name="WW8Num13">
              <text:list-item>
                <text:p text:style-name="Liste_20_à_20_puces">CdP et équipe</text:p>
              </text:list-item>
              <text:list-item>
                <text:p text:style-name="Liste_20_à_20_puces">Client</text:p>
              </text:list-item>
            </text:list>
          </table:table-cell>
          <table:table-cell table:style-name="Tableau3.B4" office:value-type="string">
            <text:p text:style-name="P18"><text:span text:style-name="T1">Méthodes &amp; Règles</text:span> :</text:p>
            <text:list xml:id="list793871779" text:continue-numbering="true" text:style-name="WW8Num13">
              <text:list-item>
                <text:p text:style-name="Liste_20_à_20_puces">PAQL</text:p>
              </text:list-item>
              <text:list-item>
                <text:p text:style-name="Liste_20_à_20_puces">Dossier de spécification</text:p>
              </text:list-item>
            </text:list>
          </table:table-cell>
          <table:table-cell table:style-name="Tableau3.C4" office:value-type="string">
            <text:p text:style-name="P18"><text:span text:style-name="T1">Moyens &amp; Outils</text:span> :</text:p>
            <text:list xml:id="list1732570850" text:continue-numbering="true" text:style-name="WW8Num13">
              <text:list-item>
                <text:p text:style-name="Liste_20_à_20_puces">ENTP</text:p>
              </text:list-item>
            </text:list>
          </table:table-cell>
        </table:table-row>
        <table:table-row table:style-name="Tableau3.1">
          <table:table-cell table:style-name="Tableau3.A5" office:value-type="string">
            <text:p text:style-name="P18"><text:span text:style-name="T1">Activités d’organisation/pilotage</text:span> :</text:p>
            <text:list xml:id="list267211834" text:continue-numbering="true" text:style-name="WW8Num13">
              <text:list-item>
                <text:p text:style-name="Liste_20_à_20_puces">Organiser les échanges d’informations avec le client</text:p>
              </text:list-item>
            </text:list>
          </table:table-cell>
          <table:table-cell table:style-name="Tableau3.B5" office:value-type="string">
            <text:p text:style-name="P18"><text:span text:style-name="T1">Activités de production/soutien</text:span> :</text:p>
            <text:list xml:id="list1783070944" text:continue-numbering="true" text:style-name="WW8Num13">
              <text:list-item>
                <text:p text:style-name="Liste_20_à_20_puces">Prise en main de la carte Armadeus et du simulateur</text:p>
              </text:list-item>
              <text:list-item>
                <text:p text:style-name="Liste_20_à_20_puces">Définition de l’architecture technique </text:p>
              </text:list-item>
              <text:list-item>
                <text:p text:style-name="Liste_20_à_20_puces">Conception logicielle</text:p>
              </text:list-item>
              <text:list-item>
                <text:p text:style-name="Liste_20_à_20_puces">Rédaction du dossier de conception</text:p>
              </text:list-item>
              <text:list-item>
                <text:p text:style-name="Liste_20_à_20_puces">A compléter</text:p>
              </text:list-item>
            </text:list>
          </table:table-cell>
          <table:table-cell table:style-name="Tableau3.C5" office:value-type="string">
            <text:p text:style-name="P18"><text:span text:style-name="T1">Activités de vérification/contrôle</text:span> :</text:p>
            <text:list xml:id="list1046277767" text:style-name="WW8Num1">
              <text:list-item>
                <text:p text:style-name="P72">Audit ?</text:p>
              </text:list-item>
            </text:list>
          </table:table-cell>
        </table:table-row>
        <table:table-row table:style-name="Tableau3.1">
          <table:table-cell table:style-name="Tableau3.A6" office:value-type="string">
            <text:p text:style-name="P18"><text:span text:style-name="T1">Produits/données en entrée</text:span> :</text:p>
            <text:list xml:id="list1408792965" text:continue-list="list1783070944" text:style-name="WW8Num13">
              <text:list-item>
                <text:p text:style-name="Liste_20_à_20_puces">Dossiers de spécifications </text:p>
              </text:list-item>
            </text:list>
          </table:table-cell>
          <table:table-cell table:style-name="Tableau3.B6" office:value-type="string">
            <text:p text:style-name="P18"><text:span text:style-name="T1">Produits/données en sortie</text:span> :</text:p>
            <text:list xml:id="list1204006727" text:continue-numbering="true" text:style-name="WW8Num13">
              <text:list-item>
                <text:p text:style-name="Liste_20_à_20_puces">Dossier de conception</text:p>
              </text:list-item>
              <text:list-item>
                <text:p text:style-name="Liste_20_à_20_puces">test ????</text:p>
              </text:list-item>
            </text:list>
          </table:table-cell>
          <table:table-cell table:style-name="Tableau3.C6" office:value-type="string">
            <text:p text:style-name="P18"><text:span text:style-name="T1">Produits révisés </text:span>:</text:p>
            <text:list xml:id="list1597577059" text:continue-numbering="true" text:style-name="WW8Num13">
              <text:list-item>
                <text:p text:style-name="Liste_20_à_20_puces">Normes de développement</text:p>
              </text:list-item>
              <text:list-item>
                <text:p text:style-name="Liste_20_à_20_puces">Dossier de spécification</text:p>
              </text:list-item>
            </text:list>
          </table:table-cell>
        </table:table-row>
        <table:table-row table:style-name="Tableau3.1">
          <table:table-cell table:style-name="Tableau3.A7" table:number-columns-spanned="3" office:value-type="string">
            <text:p text:style-name="P19">Jalons de la phase :</text:p>
            <text:list xml:id="list18840170541" text:style-name="L3">
              <text:list-item>
                <text:p text:style-name="P66">A compléter</text:p>
              </text:list-item>
            </text:list>
          </table:table-cell>
          <table:covered-table-cell/>
          <table:covered-table-cell/>
        </table:table-row>
        <table:table-row table:style-name="Tableau3.1">
          <table:table-cell table:style-name="Tableau3.A8" office:value-type="string">
            <text:p text:style-name="P18"><text:span text:style-name="T1">Conditions de début de phase</text:span> :</text:p>
          </table:table-cell>
          <table:table-cell table:style-name="Tableau3.B8" office:value-type="string">
            <text:p text:style-name="P18"><text:span text:style-name="T1">Conditions de fin de phase</text:span> :</text:p>
          </table:table-cell>
          <table:table-cell table:style-name="Tableau3.C8" office:value-type="string">
            <text:p text:style-name="P18"><text:span text:style-name="T1">Conditions de passage à la phase suivante</text:span> :</text:p>
          </table:table-cell>
        </table:table-row>
        <table:table-row table:style-name="Tableau3.1">
          <table:table-cell table:style-name="Tableau3.A9" office:value-type="string">
            <text:list xml:id="list1539969515" text:continue-list="list1597577059" text:style-name="WW8Num13">
              <text:list-item>
                <text:p text:style-name="Liste_20_à_20_puces">Spécification partiellement validée</text:p>
              </text:list-item>
            </text:list>
          </table:table-cell>
          <table:table-cell table:style-name="Tableau3.B9" office:value-type="string">
            <text:list xml:id="list349763478" text:continue-numbering="true" text:style-name="WW8Num13">
              <text:list-item>
                <text:p text:style-name="Liste_20_à_20_puces">Validation des produits en sortie</text:p>
              </text:list-item>
            </text:list>
          </table:table-cell>
          <table:table-cell table:style-name="Tableau3.C9" office:value-type="string">
            <text:list xml:id="list274971508" text:continue-numbering="true" text:style-name="WW8Num13">
              <text:list-item>
                <text:p text:style-name="Liste_20_à_20_puces">Dossier de conception validé</text:p>
              </text:list-item>
              <text:list-item>
                <text:p text:style-name="Liste_20_à_20_puces">Normes de développement</text:p>
              </text:list-item>
              <text:list-item>
                <text:p text:style-name="Liste_20_à_20_puces">Fiches de tests validés</text:p>
              </text:list-item>
            </text:list>
          </table:table-cell>
        </table:table-row>
      </table:table>
      <text:list xml:id="list1882622617" text:continue-list="list1064764051" text:style-name="WWNum1">
        <text:list-item>
          <text:list>
            <text:list-item>
              <text:list>
                <text:list-item>
                  <text:list>
                    <text:list-item>
                      <text:p text:style-name="P40">Phase de réalisation</text:p>
                    </text:list-item>
                  </text:list>
                </text:list-item>
              </text:list>
            </text:list-item>
          </text:list>
        </text:list-item>
      </text:list>
      <text:p text:style-name="Text_20_body">Codage : Quatre audits porteront sur le code source produit afin notamment de s’assurer du bon respect du PAQL et des normes de programmations. Deux porterons sur le code écrit en langage C sur cible embarquée (consultatif et normatif) et deux autres sur le code fonctionnant sur la plateforme Android.</text:p>
      <text:p text:style-name="Standard"/>
      <text:list xml:id="list1149005346" text:continue-numbering="true" text:style-name="WWNum1">
        <text:list-item>
          <text:list>
            <text:list-item>
              <text:list>
                <text:list-item>
                  <text:list>
                    <text:list-item>
                      <text:p text:style-name="P40">Phase de test</text:p>
                    </text:list-item>
                  </text:list>
                </text:list-item>
              </text:list>
            </text:list-item>
          </text:list>
        </text:list-item>
      </text:list>
      <text:p text:style-name="Text_20_body"><text:soft-page-break/>TODO (dépend des projets ProSE, voir contraintes pédagogiques)  Tests unitaires, test d’intégration : Un audit consultatif portera sur chacune de ces activités. </text:p>
      <text:p text:style-name="Text_20_body">Tests de validation : Un audit normatif portera sur l’application des tests (validation, intégration et unitaire).</text:p>
      <text:p text:style-name="Standard"/>
      <table:table table:name="Tableau4" table:style-name="Tableau4">
        <table:table-column table:style-name="Tableau4.A" table:number-columns-repeated="2"/>
        <table:table-column table:style-name="Tableau4.C"/>
        <table:table-header-rows>
          <table:table-row table:style-name="Tableau4.1">
            <table:table-cell table:style-name="Tableau4.A1" table:number-columns-spanned="3" office:value-type="string">
              <text:p text:style-name="P16">Phase : Réalisation</text:p>
            </table:table-cell>
            <table:covered-table-cell/>
            <table:covered-table-cell/>
          </table:table-row>
        </table:table-header-rows>
        <table:table-row table:style-name="Tableau4.1">
          <table:table-cell table:style-name="Tableau4.A2" table:number-columns-spanned="3" office:value-type="string">
            <text:p text:style-name="P18"><text:span text:style-name="T1">Objectifs</text:span> <text:span text:style-name="T1">: </text:span></text:p>
            <text:p text:style-name="Normal_20_tableau">Développer des applications logicielles</text:p>
            <text:p text:style-name="Normal_20_tableau">Tester les applications logicielles définies lors de la phase de conception</text:p>
            <text:p text:style-name="Normal_20_tableau">A compléter</text:p>
          </table:table-cell>
          <table:covered-table-cell/>
          <table:covered-table-cell/>
        </table:table-row>
        <table:table-row table:style-name="Tableau4.1">
          <table:table-cell table:style-name="Tableau4.A3" table:number-columns-spanned="3" office:value-type="string">
            <text:p text:style-name="P18"><text:span text:style-name="T1">Remarque :</text:span> </text:p>
            <text:p text:style-name="Normal_20_tableau">L’étape de réalisation peut commencer en parallèle de la conception.</text:p>
          </table:table-cell>
          <table:covered-table-cell/>
          <table:covered-table-cell/>
        </table:table-row>
        <table:table-row table:style-name="Tableau4.1">
          <table:table-cell table:style-name="Tableau4.A4" office:value-type="string">
            <text:p text:style-name="P18"><text:span text:style-name="T1">Acteurs</text:span> <text:span text:style-name="T1">et responsabilités </text:span>:</text:p>
            <text:list xml:id="list785413779" text:continue-list="list274971508" text:style-name="WW8Num13">
              <text:list-item>
                <text:p text:style-name="Liste_20_à_20_puces">CdP et équipe</text:p>
              </text:list-item>
              <text:list-item>
                <text:p text:style-name="Liste_20_à_20_puces"/>
              </text:list-item>
            </text:list>
          </table:table-cell>
          <table:table-cell table:style-name="Tableau4.B4" office:value-type="string">
            <text:p text:style-name="P18"><text:span text:style-name="T1">Méthodes &amp; Règles</text:span> :</text:p>
            <text:list xml:id="list495661228" text:continue-numbering="true" text:style-name="WW8Num13">
              <text:list-item>
                <text:p text:style-name="Liste_20_à_20_puces">PAQL</text:p>
              </text:list-item>
              <text:list-item>
                <text:p text:style-name="Liste_20_à_20_puces">Spécification</text:p>
              </text:list-item>
              <text:list-item>
                <text:p text:style-name="Liste_20_à_20_puces">Conception</text:p>
              </text:list-item>
            </text:list>
          </table:table-cell>
          <table:table-cell table:style-name="Tableau4.C4" office:value-type="string">
            <text:p text:style-name="P18"><text:span text:style-name="T1">Moyens &amp; Outils</text:span> :</text:p>
            <text:list xml:id="list595553029" text:continue-numbering="true" text:style-name="WW8Num13">
              <text:list-item>
                <text:p text:style-name="Liste_20_à_20_puces">ENTP</text:p>
              </text:list-item>
              <text:list-item>
                <text:p text:style-name="Liste_20_à_20_puces">Moyen de test</text:p>
              </text:list-item>
            </text:list>
          </table:table-cell>
        </table:table-row>
        <table:table-row table:style-name="Tableau4.1">
          <table:table-cell table:style-name="Tableau4.A5" office:value-type="string">
            <text:p text:style-name="P18"><text:span text:style-name="T1">Activités d’organisation/pilotage</text:span> :</text:p>
            <text:list xml:id="list274977211" text:continue-numbering="true" text:style-name="WW8Num13">
              <text:list-item>
                <text:p text:style-name="Liste_20_à_20_puces">????</text:p>
              </text:list-item>
            </text:list>
          </table:table-cell>
          <table:table-cell table:style-name="Tableau4.B5" office:value-type="string">
            <text:p text:style-name="P18"><text:span text:style-name="T1">Activités de production/soutien</text:span> :,</text:p>
            <text:list xml:id="list812473169" text:continue-numbering="true" text:style-name="WW8Num13">
              <text:list-item>
                <text:p text:style-name="Liste_20_à_20_puces">Codage du logiciel RemotePicker</text:p>
              </text:list-item>
              <text:list-item>
                <text:p text:style-name="Liste_20_à_20_puces">Codage de l’application SmartPicker</text:p>
              </text:list-item>
              <text:list-item>
                <text:p text:style-name="Liste_20_à_20_puces">Passage des tests unitaires</text:p>
              </text:list-item>
            </text:list>
          </table:table-cell>
          <table:table-cell table:style-name="Tableau4.C5" office:value-type="string">
            <text:p text:style-name="P20"><text:span text:style-name="T1">Activités de vérification/contrôle</text:span> :</text:p>
            <text:list xml:id="list1703338980" text:continue-list="list1046277767" text:style-name="WW8Num1">
              <text:list-item>
                <text:p text:style-name="P72">Audits de code source</text:p>
              </text:list-item>
              <text:list-item>
                <text:p text:style-name="P72">Revue de code</text:p>
              </text:list-item>
              <text:list-item>
                <text:p text:style-name="P72">???</text:p>
              </text:list-item>
            </text:list>
          </table:table-cell>
        </table:table-row>
        <table:table-row table:style-name="Tableau4.1">
          <table:table-cell table:style-name="Tableau4.A6" office:value-type="string">
            <text:p text:style-name="P18"><text:span text:style-name="T1">Produits/données en entrée</text:span> :</text:p>
            <text:list xml:id="list68065910" text:continue-list="list812473169" text:style-name="WW8Num13">
              <text:list-item>
                <text:p text:style-name="Liste_20_à_20_puces">Dossiers de conception </text:p>
              </text:list-item>
              <text:list-item>
                <text:p text:style-name="Liste_20_à_20_puces">PAQL</text:p>
              </text:list-item>
            </text:list>
          </table:table-cell>
          <table:table-cell table:style-name="Tableau4.B6" office:value-type="string">
            <text:p text:style-name="P18"><text:span text:style-name="T1">Produits/données en sortie</text:span> :</text:p>
            <text:list xml:id="list1947368530" text:continue-numbering="true" text:style-name="WW8Num13">
              <text:list-item>
                <text:p text:style-name="Liste_20_à_20_puces">Application logicielle</text:p>
              </text:list-item>
              <text:list-item>
                <text:p text:style-name="Liste_20_à_20_puces">Moyen de test opérationnel</text:p>
              </text:list-item>
            </text:list>
          </table:table-cell>
          <table:table-cell table:style-name="Tableau4.C6" office:value-type="string">
            <text:p text:style-name="P18"><text:span text:style-name="T1">Produits révisés </text:span>:</text:p>
            <text:list xml:id="list1955086714" text:continue-numbering="true" text:style-name="WW8Num13">
              <text:list-item>
                <text:p text:style-name="Liste_20_à_20_puces">Normes de développement</text:p>
              </text:list-item>
              <text:list-item>
                <text:p text:style-name="Liste_20_à_20_puces">Document de conception</text:p>
              </text:list-item>
            </text:list>
          </table:table-cell>
        </table:table-row>
        <table:table-row table:style-name="Tableau4.1">
          <table:table-cell table:style-name="Tableau4.A7" table:number-columns-spanned="3" office:value-type="string">
            <text:p text:style-name="P19">Jalons de la phase :</text:p>
            <text:p text:style-name="P18"><text:span text:style-name="T12">%</text:span><text:span text:style-name="T1"> </text:span><text:span text:style-name="T13">A compléter</text:span></text:p>
          </table:table-cell>
          <table:covered-table-cell/>
          <table:covered-table-cell/>
        </table:table-row>
        <table:table-row table:style-name="Tableau4.1">
          <table:table-cell table:style-name="Tableau4.A8" office:value-type="string">
            <text:p text:style-name="P18"><text:span text:style-name="T1">Conditions de début de phase</text:span> :</text:p>
          </table:table-cell>
          <table:table-cell table:style-name="Tableau4.B8" office:value-type="string">
            <text:p text:style-name="P18"><text:span text:style-name="T1">Conditions de fin de phase</text:span> :</text:p>
          </table:table-cell>
          <table:table-cell table:style-name="Tableau4.C8" office:value-type="string">
            <text:p text:style-name="P18"><text:span text:style-name="T1">Conditions de passage à la phase suivante</text:span> :</text:p>
          </table:table-cell>
        </table:table-row>
        <table:table-row table:style-name="Tableau4.1">
          <table:table-cell table:style-name="Tableau4.A9" office:value-type="string">
            <text:list xml:id="list488454735" text:continue-numbering="true" text:style-name="WW8Num13">
              <text:list-item>
                <text:p text:style-name="Liste_20_à_20_puces">Conception partiellement validée</text:p>
              </text:list-item>
            </text:list>
          </table:table-cell>
          <table:table-cell table:style-name="Tableau4.B9" office:value-type="string">
            <text:list xml:id="list702789028" text:continue-numbering="true" text:style-name="WW8Num13">
              <text:list-item>
                <text:p text:style-name="Liste_20_à_20_puces">Validation des produits en sortie</text:p>
              </text:list-item>
            </text:list>
          </table:table-cell>
          <table:table-cell table:style-name="Tableau4.C9" office:value-type="string">
            <text:list xml:id="list1632218290" text:continue-numbering="true" text:style-name="WW8Num13">
              <text:list-item>
                <text:p text:style-name="Liste_20_à_20_puces">Application logicielle réalisée</text:p>
              </text:list-item>
              <text:list-item>
                <text:p text:style-name="Liste_20_à_20_puces">Tests réalisables</text:p>
              </text:list-item>
            </text:list>
          </table:table-cell>
        </table:table-row>
      </table:table>
      <text:list xml:id="list1174957027" text:continue-list="list1149005346" text:style-name="WWNum1">
        <text:list-item>
          <text:list>
            <text:list-item>
              <text:list>
                <text:list-item>
                  <text:list>
                    <text:list-item>
                      <text:p text:style-name="P40">Phase de recette <text:s/></text:p>
                    </text:list-item>
                  </text:list>
                </text:list-item>
              </text:list>
            </text:list-item>
          </text:list>
        </text:list-item>
      </text:list>
      <text:p text:style-name="Header">TODO (a compléter dépend des projets ProSE, voir contraintes pédagogiques) : Une revue de recette aura lieu pour remettre au client le produit demandé, ainsi que fournir les livrables suivants :</text:p>
      <text:p text:style-name="P61">A compléter</text:p>
      <text:p text:style-name="P61"/>
      <text:p text:style-name="P61"/>
      <text:p text:style-name="P61"/>
      <table:table table:name="Tableau5" table:style-name="Tableau5">
        <table:table-column table:style-name="Tableau5.A" table:number-columns-repeated="2"/>
        <table:table-column table:style-name="Tableau5.C"/>
        <table:table-header-rows>
          <text:soft-page-break/>
          <table:table-row table:style-name="Tableau5.1">
            <table:table-cell table:style-name="Tableau5.A1" table:number-columns-spanned="3" office:value-type="string">
              <text:p text:style-name="P16">Phase : Recette</text:p>
            </table:table-cell>
            <table:covered-table-cell/>
            <table:covered-table-cell/>
          </table:table-row>
        </table:table-header-rows>
        <table:table-row table:style-name="Tableau5.1">
          <table:table-cell table:style-name="Tableau5.A2" table:number-columns-spanned="3" office:value-type="string">
            <text:p text:style-name="P18"><text:span text:style-name="T1">Objectifs</text:span> <text:span text:style-name="T1">: </text:span></text:p>
            <text:p text:style-name="Normal_20_tableau">Réceptionner les applications de manière définitive</text:p>
          </table:table-cell>
          <table:covered-table-cell/>
          <table:covered-table-cell/>
        </table:table-row>
        <table:table-row table:style-name="Tableau5.1">
          <table:table-cell table:style-name="Tableau5.A3" table:number-columns-spanned="3" office:value-type="string">
            <text:p text:style-name="P18"><text:span text:style-name="T1">Remarque :</text:span> </text:p>
            <text:p text:style-name="P26">Se fera en même temps que la phase de bilan de fin de projet</text:p>
          </table:table-cell>
          <table:covered-table-cell/>
          <table:covered-table-cell/>
        </table:table-row>
        <table:table-row table:style-name="Tableau5.1">
          <table:table-cell table:style-name="Tableau5.A4" office:value-type="string">
            <text:p text:style-name="P18"><text:span text:style-name="T1">Acteurs</text:span> <text:span text:style-name="T1">et responsabilités </text:span>:</text:p>
            <text:list xml:id="list495218732" text:continue-list="list1632218290" text:style-name="WW8Num13">
              <text:list-item>
                <text:p text:style-name="Liste_20_à_20_puces">CdP et équipe</text:p>
              </text:list-item>
              <text:list-item>
                <text:p text:style-name="Liste_20_à_20_puces">Client</text:p>
              </text:list-item>
            </text:list>
          </table:table-cell>
          <table:table-cell table:style-name="Tableau5.B4" office:value-type="string">
            <text:p text:style-name="P18"><text:span text:style-name="T1">Méthodes &amp; Règles</text:span> :</text:p>
            <text:list xml:id="list1949828384" text:continue-numbering="true" text:style-name="WW8Num13">
              <text:list-item>
                <text:p text:style-name="Liste_20_à_20_puces">PAQL</text:p>
              </text:list-item>
              <text:list-item>
                <text:p text:style-name="Liste_20_à_20_puces">Spécification</text:p>
              </text:list-item>
              <text:list-item>
                <text:p text:style-name="Liste_20_à_20_puces">Conception</text:p>
              </text:list-item>
              <text:list-item>
                <text:p text:style-name="Liste_20_à_20_puces">Intégration</text:p>
              </text:list-item>
            </text:list>
          </table:table-cell>
          <table:table-cell table:style-name="Tableau5.C4" office:value-type="string">
            <text:p text:style-name="P18"><text:span text:style-name="T1">Moyens &amp; Outils</text:span> :</text:p>
            <text:list xml:id="list1361238337" text:continue-numbering="true" text:style-name="WW8Num13">
              <text:list-item>
                <text:p text:style-name="Liste_20_à_20_puces">ENTP</text:p>
              </text:list-item>
            </text:list>
          </table:table-cell>
        </table:table-row>
        <table:table-row table:style-name="Tableau5.1">
          <table:table-cell table:style-name="Tableau5.A5" office:value-type="string">
            <text:p text:style-name="P18"><text:span text:style-name="T1">Activités d’organisation/pilotage</text:span> :</text:p>
            <text:list xml:id="list134562287" text:continue-numbering="true" text:style-name="WW8Num13">
              <text:list-item>
                <text:p text:style-name="Liste_20_à_20_puces">Organiser les échanges d’informations avec le client</text:p>
              </text:list-item>
            </text:list>
          </table:table-cell>
          <table:table-cell table:style-name="Tableau5.B5" office:value-type="string">
            <text:p text:style-name="P18"><text:span text:style-name="T1">Activités de production/soutien</text:span> :</text:p>
            <text:list xml:id="list832525267" text:continue-numbering="true" text:style-name="WW8Num13">
              <text:list-item>
                <text:p text:style-name="Liste_20_à_20_puces">Mise à disposition <text:user-defined style:data-style-name="N0" text:name="Client"/> et passage des jeux d’essai élaborés à partir du Plan de Validation</text:p>
              </text:list-item>
              <text:list-item>
                <text:p text:style-name="Liste_20_à_20_puces">Finalisation du manuel d’utilisation</text:p>
              </text:list-item>
              <text:list-item>
                <text:p text:style-name="Liste_20_à_20_puces">Recette définitive effectuée par <text:user-defined style:data-style-name="N0" text:name="Client"/></text:p>
              </text:list-item>
            </text:list>
          </table:table-cell>
          <table:table-cell table:style-name="Tableau5.C5" office:value-type="string">
            <text:p text:style-name="P18"><text:span text:style-name="T1">Activités de vérification/contrôle</text:span> :</text:p>
            <text:list xml:id="list456121614" text:continue-numbering="true" text:style-name="WW8Num13">
              <text:list-item>
                <text:p text:style-name="P70">A compléter</text:p>
              </text:list-item>
            </text:list>
          </table:table-cell>
        </table:table-row>
        <table:table-row table:style-name="Tableau5.1">
          <table:table-cell table:style-name="Tableau5.A6" office:value-type="string">
            <text:p text:style-name="P18"><text:span text:style-name="T1">Produits/données en entrée</text:span> :</text:p>
            <text:list xml:id="list893850545" text:continue-numbering="true" text:style-name="WW8Num13">
              <text:list-item>
                <text:p text:style-name="P67">PAQL</text:p>
              </text:list-item>
              <text:list-item>
                <text:p text:style-name="P67">Dossier de specification</text:p>
              </text:list-item>
              <text:list-item>
                <text:p text:style-name="P67">Dossier de conception</text:p>
              </text:list-item>
              <text:list-item>
                <text:p text:style-name="P67">Cahier de test</text:p>
              </text:list-item>
            </text:list>
          </table:table-cell>
          <table:table-cell table:style-name="Tableau5.B6" office:value-type="string">
            <text:p text:style-name="P18"><text:span text:style-name="T1">Produits/données en sortie</text:span> :</text:p>
            <text:list xml:id="list383028948" text:continue-numbering="true" text:style-name="WW8Num13">
              <text:list-item>
                <text:p text:style-name="Liste_20_à_20_puces">Application opérationnelle livrée</text:p>
              </text:list-item>
              <text:list-item>
                <text:p text:style-name="Liste_20_à_20_puces">Manuel d’utilisation et manuel d’installation validés</text:p>
              </text:list-item>
              <text:list-item>
                <text:p text:style-name="Liste_20_à_20_puces">Dernière version à jour des documents, codes source des applications (documenté sous Doxygen) et exécutables</text:p>
              </text:list-item>
              <text:list-item>
                <text:p text:style-name="Liste_20_à_20_puces">Procès verbal de recette définitive</text:p>
              </text:list-item>
            </text:list>
          </table:table-cell>
          <table:table-cell table:style-name="Tableau5.C6" office:value-type="string">
            <text:p text:style-name="P18"><text:span text:style-name="T1">Produits révisés </text:span>:</text:p>
            <text:list xml:id="list688749927" text:continue-numbering="true" text:style-name="WW8Num13">
              <text:list-item>
                <text:p text:style-name="Liste_20_à_20_puces">Cahier de test</text:p>
              </text:list-item>
              <text:list-item>
                <text:p text:style-name="Liste_20_à_20_puces">Manuel d’utilisation</text:p>
              </text:list-item>
              <text:list-item>
                <text:p text:style-name="Liste_20_à_20_puces">Manuel d’installation</text:p>
              </text:list-item>
              <text:list-item>
                <text:p text:style-name="Liste_20_à_20_puces">Code source</text:p>
              </text:list-item>
              <text:list-item>
                <text:p text:style-name="Liste_20_à_20_puces">Recette</text:p>
              </text:list-item>
            </text:list>
          </table:table-cell>
        </table:table-row>
        <table:table-row table:style-name="Tableau5.1">
          <table:table-cell table:style-name="Tableau5.A7" table:number-columns-spanned="3" office:value-type="string">
            <text:p text:style-name="P19">Jalons de la phase :</text:p>
            <text:p text:style-name="P18"><text:span text:style-name="T12">%</text:span><text:span text:style-name="T1"> A compléter</text:span></text:p>
          </table:table-cell>
          <table:covered-table-cell/>
          <table:covered-table-cell/>
        </table:table-row>
        <table:table-row table:style-name="Tableau5.1">
          <table:table-cell table:style-name="Tableau5.A8" office:value-type="string">
            <text:p text:style-name="P18"><text:span text:style-name="T1">Conditions de début de phase</text:span> :</text:p>
          </table:table-cell>
          <table:table-cell table:style-name="Tableau5.B8" office:value-type="string">
            <text:p text:style-name="P18"><text:span text:style-name="T1">Conditions de fin de phase</text:span> :</text:p>
          </table:table-cell>
          <table:table-cell table:style-name="Tableau5.C8" office:value-type="string">
            <text:p text:style-name="P18"><text:span text:style-name="T1">Conditions de passage à la phase suivante</text:span> :</text:p>
          </table:table-cell>
        </table:table-row>
        <table:table-row table:style-name="Tableau5.1">
          <table:table-cell table:style-name="Tableau5.A9" office:value-type="string">
            <text:list xml:id="list494854320" text:continue-numbering="true" text:style-name="WW8Num13">
              <text:list-item>
                <text:p text:style-name="Liste_20_à_20_puces">Phase d’intégration terminée</text:p>
              </text:list-item>
            </text:list>
          </table:table-cell>
          <table:table-cell table:style-name="Tableau5.B9" office:value-type="string">
            <text:list xml:id="list1757238392" text:continue-numbering="true" text:style-name="WW8Num13">
              <text:list-item>
                <text:p text:style-name="Liste_20_à_20_puces">Validation des produits en sortie</text:p>
              </text:list-item>
            </text:list>
          </table:table-cell>
          <table:table-cell table:style-name="Tableau5.C9" office:value-type="string">
            <text:list xml:id="list1858173134" text:continue-numbering="true" text:style-name="WW8Num13">
              <text:list-item>
                <text:p text:style-name="Liste_20_à_20_puces">Fin du projet</text:p>
              </text:list-item>
            </text:list>
          </table:table-cell>
        </table:table-row>
      </table:table>
      <text:list xml:id="list2057847858" text:continue-list="list1174957027" text:style-name="WWNum1">
        <text:list-item>
          <text:list>
            <text:list-item>
              <text:list>
                <text:list-item>
                  <text:list>
                    <text:list-item>
                      <text:p text:style-name="P40">Phase de bilan de fin de projet</text:p>
                    </text:list-item>
                  </text:list>
                </text:list-item>
              </text:list>
            </text:list-item>
          </text:list>
        </text:list-item>
      </text:list>
      <text:p text:style-name="Standard"/>
      <text:p text:style-name="Standard"><text:bookmark-start text:name="_Toc319009960"/></text:p>
      <table:table table:name="Tableau6" table:style-name="Tableau6">
        <table:table-column table:style-name="Tableau6.A" table:number-columns-repeated="2"/>
        <table:table-column table:style-name="Tableau6.C"/>
        <table:table-header-rows>
          <text:soft-page-break/>
          <table:table-row table:style-name="Tableau6.1">
            <table:table-cell table:style-name="Tableau6.A1" table:number-columns-spanned="3" office:value-type="string">
              <text:p text:style-name="P16">Phase : Bilan Fin de Projet</text:p>
            </table:table-cell>
            <table:covered-table-cell/>
            <table:covered-table-cell/>
          </table:table-row>
        </table:table-header-rows>
        <table:table-row table:style-name="Tableau6.1">
          <table:table-cell table:style-name="Tableau6.A2" table:number-columns-spanned="3" office:value-type="string">
            <text:p text:style-name="P18"><text:span text:style-name="T1">Objectifs</text:span> <text:span text:style-name="T1">:</text:span></text:p>
            <text:p text:style-name="Normal_20_tableau">Clôturer le projet, archiver les productions, effectuez les statistiques du projet (temps passé), tirer les enseignements du projet.</text:p>
          </table:table-cell>
          <table:covered-table-cell/>
          <table:covered-table-cell/>
        </table:table-row>
        <table:table-row table:style-name="Tableau6.1">
          <table:table-cell table:style-name="Tableau6.A3" table:number-columns-spanned="3" office:value-type="string">
            <text:p text:style-name="P18"><text:span text:style-name="T1">Remarque :</text:span> Se fera en même temps que la phase de recette.</text:p>
            <text:p text:style-name="Normal_20_tableau"/>
          </table:table-cell>
          <table:covered-table-cell/>
          <table:covered-table-cell/>
        </table:table-row>
        <table:table-row table:style-name="Tableau6.1">
          <table:table-cell table:style-name="Tableau6.A4" office:value-type="string">
            <text:p text:style-name="P18"><text:span text:style-name="T1">Acteurs</text:span> <text:span text:style-name="T1">et responsabilités </text:span>:</text:p>
            <text:list xml:id="list1115140739" text:continue-list="list1858173134" text:style-name="WW8Num13">
              <text:list-item>
                <text:p text:style-name="Liste_20_à_20_puces">CdP</text:p>
              </text:list-item>
            </text:list>
          </table:table-cell>
          <table:table-cell table:style-name="Tableau6.B4" office:value-type="string">
            <text:p text:style-name="P18"><text:span text:style-name="T1">Méthodes &amp; Règles</text:span> :</text:p>
            <text:list xml:id="list2173353091" text:continue-numbering="true" text:style-name="WW8Num13">
              <text:list-item>
                <text:p text:style-name="Liste_20_à_20_puces">PAQL</text:p>
              </text:list-item>
            </text:list>
          </table:table-cell>
          <table:table-cell table:style-name="Tableau6.C4" office:value-type="string">
            <text:p text:style-name="P18"><text:span text:style-name="T1">Moyens &amp; Outils</text:span> :</text:p>
            <text:list xml:id="list150752198" text:continue-numbering="true" text:style-name="WW8Num13">
              <text:list-item>
                <text:p text:style-name="Liste_20_à_20_puces">ENTP (RedMine)</text:p>
              </text:list-item>
            </text:list>
          </table:table-cell>
        </table:table-row>
        <table:table-row table:style-name="Tableau6.1">
          <table:table-cell table:style-name="Tableau6.A5" office:value-type="string">
            <text:p text:style-name="P18"><text:span text:style-name="T1">Activités d’organisation/pilotage</text:span> :</text:p>
            <text:list xml:id="list815696187" text:continue-numbering="true" text:style-name="WW8Num13">
              <text:list-item>
                <text:p text:style-name="Liste_20_à_20_puces">Organiser les échanges d’informations avec J. Delatour</text:p>
              </text:list-item>
            </text:list>
          </table:table-cell>
          <table:table-cell table:style-name="Tableau6.B5" office:value-type="string">
            <text:p text:style-name="P18"><text:span text:style-name="T1">Activités de production/soutien</text:span> :</text:p>
            <text:list xml:id="list1140291268" text:continue-numbering="true" text:style-name="WW8Num13">
              <text:list-item>
                <text:p text:style-name="Liste_20_à_20_puces">Rédaction des documents de bilan</text:p>
              </text:list-item>
            </text:list>
          </table:table-cell>
          <table:table-cell table:style-name="Tableau6.C5" office:value-type="string">
            <text:p text:style-name="P18"><text:span text:style-name="T1">Activités de vérification/contrôle</text:span> :</text:p>
            <text:list xml:id="list901582456" text:continue-numbering="true" text:style-name="WW8Num13">
              <text:list-item>
                <text:p text:style-name="P68">A compléter</text:p>
              </text:list-item>
            </text:list>
          </table:table-cell>
        </table:table-row>
        <table:table-row table:style-name="Tableau6.1">
          <table:table-cell table:style-name="Tableau6.A6" office:value-type="string">
            <text:p text:style-name="P18"><text:span text:style-name="T1">Produits/données en entrée</text:span> :</text:p>
            <text:list xml:id="list1276773894" text:continue-numbering="true" text:style-name="WW8Num13">
              <text:list-item>
                <text:p text:style-name="Liste_20_à_20_puces">ENTP (RedMine)</text:p>
              </text:list-item>
              <text:list-item>
                <text:p text:style-name="Liste_20_à_20_puces">Livrables client</text:p>
              </text:list-item>
              <text:list-item>
                <text:p text:style-name="Liste_20_à_20_puces">RDP</text:p>
              </text:list-item>
            </text:list>
          </table:table-cell>
          <table:table-cell table:style-name="Tableau6.B6" office:value-type="string">
            <text:p text:style-name="P18"><text:span text:style-name="T1">Produits/données en sortie</text:span> :</text:p>
            <text:list xml:id="list1701260776" text:continue-numbering="true" text:style-name="WW8Num13">
              <text:list-item>
                <text:p text:style-name="Liste_20_à_20_puces">Statistiques projet</text:p>
              </text:list-item>
              <text:list-item>
                <text:p text:style-name="Liste_20_à_20_puces">Compte-rendu de réunion de bilan de projet</text:p>
              </text:list-item>
              <text:list-item>
                <text:p text:style-name="Liste_20_à_20_puces">Synthèse enseignements projets</text:p>
              </text:list-item>
              <text:list-item>
                <text:p text:style-name="Liste_20_à_20_puces">Propositions amélioration</text:p>
              </text:list-item>
            </text:list>
          </table:table-cell>
          <table:table-cell table:style-name="Tableau6.C6" office:value-type="string">
            <text:p text:style-name="P18"><text:span text:style-name="T1">Produits révisés </text:span>:</text:p>
            <text:list xml:id="list1141976147" text:continue-numbering="true" text:style-name="WW8Num13">
              <text:list-item>
                <text:p text:style-name="Liste_20_à_20_puces">ENTP</text:p>
              </text:list-item>
              <text:list-item>
                <text:p text:style-name="Liste_20_à_20_puces">Livrables</text:p>
              </text:list-item>
              <text:list-item>
                <text:p text:style-name="Liste_20_à_20_puces">RDP</text:p>
              </text:list-item>
            </text:list>
          </table:table-cell>
        </table:table-row>
        <table:table-row table:style-name="Tableau6.1">
          <table:table-cell table:style-name="Tableau6.A7" table:number-columns-spanned="3" office:value-type="string">
            <text:p text:style-name="P19">Jalons de la phase :</text:p>
            <text:p text:style-name="P18"><text:span text:style-name="T12">%</text:span><text:span text:style-name="T1"> </text:span>A compléter</text:p>
          </table:table-cell>
          <table:covered-table-cell/>
          <table:covered-table-cell/>
        </table:table-row>
        <table:table-row table:style-name="Tableau6.1">
          <table:table-cell table:style-name="Tableau6.A8" office:value-type="string">
            <text:p text:style-name="P18"><text:span text:style-name="T1">Conditions de début de phase</text:span> :</text:p>
          </table:table-cell>
          <table:table-cell table:style-name="Tableau6.B8" office:value-type="string">
            <text:p text:style-name="P18"><text:span text:style-name="T1">Conditions de fin de phase</text:span> :</text:p>
          </table:table-cell>
          <table:table-cell table:style-name="Tableau6.C8" office:value-type="string">
            <text:p text:style-name="P18"><text:span text:style-name="T1">Conditions de passage à la phase suivante</text:span> :</text:p>
          </table:table-cell>
        </table:table-row>
        <table:table-row table:style-name="Tableau6.1">
          <table:table-cell table:style-name="Tableau6.A9" office:value-type="string">
            <text:list xml:id="list2054663543" text:continue-numbering="true" text:style-name="WW8Num13">
              <text:list-item>
                <text:p text:style-name="Liste_20_à_20_puces">Phase d’intégration terminée</text:p>
              </text:list-item>
            </text:list>
          </table:table-cell>
          <table:table-cell table:style-name="Tableau6.B9" office:value-type="string">
            <text:list xml:id="list1222532587" text:continue-numbering="true" text:style-name="WW8Num13">
              <text:list-item>
                <text:p text:style-name="Liste_20_à_20_puces">Validation des produits en sortie</text:p>
              </text:list-item>
            </text:list>
          </table:table-cell>
          <table:table-cell table:style-name="Tableau6.C9" office:value-type="string">
            <text:list xml:id="list1175458536" text:continue-numbering="true" text:style-name="WW8Num13">
              <text:list-item>
                <text:p text:style-name="Liste_20_à_20_puces">Fin du projet</text:p>
              </text:list-item>
            </text:list>
          </table:table-cell>
        </table:table-row>
      </table:table>
      <text:p text:style-name="P9"/>
      <text:list xml:id="list1819964904" text:continue-list="list2057847858" text:style-name="WWNum1">
        <text:list-item>
          <text:list>
            <text:list-item>
              <text:p text:style-name="P38"><text:bookmark-start text:name="_Toc321766443"/><text:bookmark-start text:name="_Toc321716506"/><text:bookmark-start text:name="_Toc321413732"/><text:bookmark-start text:name="_Toc321151752"/><text:bookmark-start text:name="_Toc319009952"/>Responsabilité<text:bookmark-end text:name="_Toc321766443"/><text:bookmark-end text:name="_Toc321716506"/><text:bookmark-end text:name="_Toc321413732"/><text:bookmark-end text:name="_Toc321151752"/><text:bookmark-end text:name="_Toc319009952"/></text:p>
              <text:list>
                <text:list-item>
                  <text:p text:style-name="P37"><text:bookmark-start text:name="_Toc321766444"/><text:bookmark-start text:name="_Toc321716514"/><text:bookmark-start text:name="_Toc321413740"/><text:bookmark-start text:name="_Toc321151763"/>Définition Générale des rôles<text:bookmark-end text:name="_Toc321766444"/><text:bookmark-end text:name="_Toc321716514"/><text:bookmark-end text:name="_Toc321413740"/><text:bookmark-end text:name="_Toc321151763"/></text:p>
                </text:list-item>
              </text:list>
            </text:list-item>
          </text:list>
        </text:list-item>
      </text:list>
      <text:p text:style-name="Text_20_body">Chaque membre de l’équipe projet est tenu de respecter et d’appliquer les normes du PAQL dans son travail. Chaque membre pourra avoir l’un des rôles suivants :</text:p>
      <text:list xml:id="list2016279711" text:style-name="WWNum5">
        <text:list-item>
          <text:p text:style-name="P47"><text:span text:style-name="T1">Chef de projet (CdP) :</text:span> <text:span text:style-name="T5">Il organise et planifie le travail au sein de l'équipe. Il sera le seul en relation directe avec le client. Il vise à faire appliquer les règles du PAQL et peut prendre des sanctions en cas de non-respect du PAQL par un membre projet.</text:span></text:p>
        </text:list-item>
        <text:list-item>
          <text:p text:style-name="P47"><text:span text:style-name="T1">Responsable Qualité (RQ) :</text:span><text:span text:style-name="T5"> Il définit le PAQL, le met à jour et le diffuse auprès de l’équipe projet. Il détecte les non-respects du PAQL et en informe le CdP. Il aura aussi un rôle de développeur.</text:span></text:p>
        </text:list-item>
        <text:list-item>
          <text:p text:style-name="P47"><text:span text:style-name="T1">Responsable Test (RT) :</text:span><text:span text:style-name="T5"> Il définit et organise la mise en œuvre des tests logiciels pour vérifier et valider le produit développé. Il aura aussi un rôle de développeur.</text:span></text:p>
        </text:list-item>
        <text:list-item>
          <text:p text:style-name="P47"><text:span text:style-name="T1">Développeur :</text:span><text:span text:style-name="T5"> Il est en charge des activités (spécification, conception, codage et test) de développement logiciel. Chaque développeur pourra se voir définir une responsabilité spécifique par rapport à l’activité de développement (ex : responsable spécification, conception, expert C, expert Java, expert communication…).</text:span></text:p>
        </text:list-item>
      </text:list>
      <text:p text:style-name="Text_20_body">TODO : A compléter par d’autres responsabilités si vous le décidez…</text:p>
      <text:list xml:id="list995552133" text:continue-list="list1819964904" text:style-name="WWNum1">
        <text:list-item>
          <text:list>
            <text:list-item>
              <text:list>
                <text:list-item>
                  <text:p text:style-name="P37"><text:bookmark-start text:name="_Toc321766445"/><text:bookmark-start text:name="_Toc61758570"/><text:bookmark-start text:name="_Toc7856646"/>Récapitulatif des responsabilités client sur les phases<text:bookmark-end text:name="_Toc321766445"/><text:bookmark-end text:name="_Toc61758570"/><text:bookmark-end text:name="_Toc7856646"/></text:p>
                </text:list-item>
              </text:list>
            </text:list-item>
          </text:list>
        </text:list-item>
      </text:list>
      <text:p text:style-name="P12"/>
      <text:p text:style-name="P27">A COMPLETER</text:p>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TitreTableau1">Phase</text:p>
            </table:table-cell>
            <table:table-cell table:style-name="Tableau9.A1" office:value-type="string">
              <text:p text:style-name="TitreTableau1">Implication<text:line-break/>Client</text:p>
            </table:table-cell>
            <table:table-cell table:style-name="Tableau9.A1" office:value-type="string">
              <text:p text:style-name="TitreTableau1">Implication<text:line-break/><text:span text:style-name="T6">Equipe Projet</text:span></text:p>
            </table:table-cell>
          </table:table-row>
        </table:table-header-rows>
        <table:table-row table:style-name="Tableau9.1">
          <table:table-cell table:style-name="Tableau9.A2" office:value-type="string">
            <text:p text:style-name="TitreTableau2">Initialisation</text:p>
          </table:table-cell>
          <table:table-cell table:style-name="Tableau9.B2" office:value-type="string">
            <text:list xml:id="list1768769159" text:style-name="WWNum15">
              <text:list-item>
                <text:p text:style-name="P64">Valider le PAQL si nécessaire</text:p>
              </text:list-item>
            </text:list>
          </table:table-cell>
          <table:table-cell table:style-name="Tableau9.C2" office:value-type="string">
            <text:list xml:id="list1629329751" text:continue-numbering="true" text:style-name="WWNum15">
              <text:list-item>
                <text:p text:style-name="P64">Initialiser le projet</text:p>
              </text:list-item>
              <text:list-item>
                <text:p text:style-name="P64">Rédiger le PAQL</text:p>
              </text:list-item>
            </text:list>
          </table:table-cell>
        </table:table-row>
        <table:table-row table:style-name="Tableau9.1">
          <table:table-cell table:style-name="Tableau9.A3" office:value-type="string">
            <text:p text:style-name="TitreTableau2">Spécification </text:p>
          </table:table-cell>
          <table:table-cell table:style-name="Tableau9.B3" office:value-type="string">
            <text:list xml:id="list340686763" text:continue-numbering="true" text:style-name="WWNum15">
              <text:list-item>
                <text:p text:style-name="P64">Répondre aux questions concernant l’étude des besoins</text:p>
              </text:list-item>
              <text:list-item>
                <text:p text:style-name="P64">Fournir l’existant système si nécessaire</text:p>
              </text:list-item>
              <text:list-item>
                <text:p text:style-name="P64">Valider les dossiers</text:p>
              </text:list-item>
            </text:list>
          </table:table-cell>
          <table:table-cell table:style-name="Tableau9.C3" office:value-type="string">
            <text:list xml:id="list445703254" text:continue-numbering="true" text:style-name="WWNum15">
              <text:list-item>
                <text:p text:style-name="P64">Réaliser l’étude des besoins</text:p>
              </text:list-item>
              <text:list-item>
                <text:p text:style-name="P64">Rédiger le dossier de spécifications</text:p>
              </text:list-item>
              <text:list-item>
                <text:p text:style-name="P64">Rédiger le cahier de recette</text:p>
              </text:list-item>
            </text:list>
          </table:table-cell>
        </table:table-row>
        <table:table-row table:style-name="Tableau9.1">
          <table:table-cell table:style-name="Tableau9.A4" office:value-type="string">
            <text:p text:style-name="TitreTableau2">Conception </text:p>
          </table:table-cell>
          <table:table-cell table:style-name="Tableau9.B4" office:value-type="string">
            <text:p text:style-name="P65">Pas d’implication</text:p>
          </table:table-cell>
          <table:table-cell table:style-name="Tableau9.C4" office:value-type="string">
            <text:list xml:id="list622219609" text:continue-numbering="true" text:style-name="WWNum15">
              <text:list-item>
                <text:p text:style-name="P64">TO DO A compléter</text:p>
              </text:list-item>
            </text:list>
          </table:table-cell>
        </table:table-row>
        <table:table-row table:style-name="Tableau9.1">
          <table:table-cell table:style-name="Tableau9.A5" office:value-type="string">
            <text:p text:style-name="TitreTableau2">Réalisation</text:p>
          </table:table-cell>
          <table:table-cell table:style-name="Tableau9.B5" office:value-type="string">
            <text:list xml:id="list801321975" text:continue-numbering="true" text:style-name="WWNum15">
              <text:list-item>
                <text:p text:style-name="P64">TO DO A compléter</text:p>
              </text:list-item>
            </text:list>
          </table:table-cell>
          <table:table-cell table:style-name="Tableau9.C5" office:value-type="string">
            <text:list xml:id="list213464469" text:continue-numbering="true" text:style-name="WWNum15">
              <text:list-item>
                <text:p text:style-name="P64">Développer les modules logiciels</text:p>
              </text:list-item>
              <text:list-item>
                <text:p text:style-name="P64">Tester l’application</text:p>
              </text:list-item>
            </text:list>
          </table:table-cell>
        </table:table-row>
        <table:table-row table:style-name="Tableau9.1">
          <table:table-cell table:style-name="Tableau9.A6" office:value-type="string">
            <text:p text:style-name="TitreTableau2">TEST</text:p>
          </table:table-cell>
          <table:table-cell table:style-name="Tableau9.B6" office:value-type="string">
            <text:list xml:id="list1948874426" text:continue-numbering="true" text:style-name="WWNum15">
              <text:list-item>
                <text:p text:style-name="P64">TO DO A compléter</text:p>
              </text:list-item>
            </text:list>
          </table:table-cell>
          <table:table-cell table:style-name="Tableau9.C6" office:value-type="string">
            <text:list xml:id="list901300741" text:continue-numbering="true" text:style-name="WWNum15">
              <text:list-item>
                <text:p text:style-name="P64">TO DO A compléter</text:p>
              </text:list-item>
            </text:list>
          </table:table-cell>
        </table:table-row>
        <text:soft-page-break/>
        <table:table-row table:style-name="Tableau9.1">
          <table:table-cell table:style-name="Tableau9.A7" office:value-type="string">
            <text:p text:style-name="TitreTableau2">Recette</text:p>
          </table:table-cell>
          <table:table-cell table:style-name="Tableau9.B7" office:value-type="string">
            <text:list xml:id="list1011406215" text:continue-numbering="true" text:style-name="WWNum15">
              <text:list-item>
                <text:p text:style-name="P64">TO DO A compléter</text:p>
              </text:list-item>
            </text:list>
          </table:table-cell>
          <table:table-cell table:style-name="Tableau9.C7" office:value-type="string">
            <text:list xml:id="list222928871" text:continue-numbering="true" text:style-name="WWNum15">
              <text:list-item>
                <text:p text:style-name="P64">TO DO A compléter</text:p>
              </text:list-item>
            </text:list>
          </table:table-cell>
        </table:table-row>
        <table:table-row table:style-name="Tableau9.1">
          <table:table-cell table:style-name="Tableau9.A8" office:value-type="string">
            <text:p text:style-name="TitreTableau2">Bilan de fin de projet</text:p>
          </table:table-cell>
          <table:table-cell table:style-name="Tableau9.B8" office:value-type="string">
            <text:list xml:id="list1760567766" text:continue-numbering="true" text:style-name="WWNum15">
              <text:list-item>
                <text:p text:style-name="P64">Pas d’implication</text:p>
              </text:list-item>
            </text:list>
          </table:table-cell>
          <table:table-cell table:style-name="Tableau9.C8" office:value-type="string">
            <text:list xml:id="list1359851643" text:continue-numbering="true" text:style-name="WWNum15">
              <text:list-item>
                <text:p text:style-name="P64">TO DO A compléter</text:p>
              </text:list-item>
            </text:list>
          </table:table-cell>
        </table:table-row>
      </table:table>
      <text:list xml:id="list877095277" text:continue-list="list995552133" text:style-name="WWNum1">
        <text:list-item>
          <text:list>
            <text:list-item>
              <text:list>
                <text:list-item>
                  <text:p text:style-name="P37"><text:bookmark-start text:name="_Toc321766446"/>Récapitulatif des responsabilités CdP sur les phases<text:bookmark-end text:name="_Toc321766446"/></text:p>
                </text:list-item>
              </text:list>
            </text:list-item>
          </text:list>
        </text:list-item>
      </text:list>
      <text:p text:style-name="Text_20_body">TO DO : A compléter</text:p>
      <text:list xml:id="list73354917" text:continue-numbering="true" text:style-name="WWNum1">
        <text:list-item>
          <text:list>
            <text:list-item>
              <text:list>
                <text:list-item>
                  <text:p text:style-name="P37"><text:bookmark-start text:name="_Toc321766447"/>Récapitulatif des responsabilités RQ sur les phases<text:bookmark-end text:name="_Toc321766447"/></text:p>
                </text:list-item>
              </text:list>
            </text:list-item>
          </text:list>
        </text:list-item>
      </text:list>
      <text:p text:style-name="Text_20_body">TO DO : A compléter</text:p>
      <text:list xml:id="list935022866" text:continue-numbering="true" text:style-name="WWNum1">
        <text:list-item>
          <text:list>
            <text:list-item>
              <text:list>
                <text:list-item>
                  <text:p text:style-name="P37"><text:bookmark-start text:name="_Toc321766448"/>Récapitulatif des responsabilités RT sur les phases<text:bookmark-end text:name="_Toc321766448"/></text:p>
                </text:list-item>
              </text:list>
            </text:list-item>
          </text:list>
        </text:list-item>
      </text:list>
      <text:p text:style-name="Text_20_body">TO DO : A compléter</text:p>
      <text:list xml:id="list553201242" text:continue-numbering="true" text:style-name="WWNum1">
        <text:list-item>
          <text:list>
            <text:list-item>
              <text:list>
                <text:list-item>
                  <text:p text:style-name="P37"><text:bookmark-start text:name="_Toc321766449"/>Récapitulatif des responsabilités des développeurs sur les phases<text:bookmark-end text:name="_Toc321766449"/></text:p>
                </text:list-item>
              </text:list>
            </text:list-item>
          </text:list>
        </text:list-item>
      </text:list>
      <text:p text:style-name="Text_20_body">TO DO : A compléter</text:p>
      <text:p text:style-name="Standard"/>
      <text:list xml:id="list2096619255" text:continue-numbering="true" text:style-name="WWNum1">
        <text:list-item>
          <text:h text:style-name="P36" text:outline-level="1"><text:bookmark-start text:name="_Toc321716520"/><text:bookmark-start text:name="__RefHeading__3674_200549055"/><text:bookmark-start text:name="_Toc321766450"/><text:bookmark-start text:name="_Ref321725853"/>Documentation<text:bookmark-end text:name="__RefHeading__3674_200549055"/><text:bookmark-end text:name="_Toc321766450"/><text:bookmark-end text:name="_Ref321725853"/></text:h>
          <text:list>
            <text:list-item>
              <text:p text:style-name="P38"><text:bookmark-start text:name="_Toc321766451"/>But<text:bookmark-end text:name="_Toc321766451"/></text:p>
            </text:list-item>
          </text:list>
        </text:list-item>
      </text:list>
      <text:p text:style-name="Text_20_body">Ce chapitre décrit les règles de gestion de la documentation du projet. En effet, un certain nombre d’artefacts du projet concerne des documents. </text:p>
      <text:list xml:id="list2015580084" text:continue-numbering="true" text:style-name="WWNum1">
        <text:list-item>
          <text:list>
            <text:list-item>
              <text:p text:style-name="P38"><text:bookmark-start text:name="_Toc321766452"/><text:bookmark-start text:name="_Ref321752472"/>Type de documents<text:bookmark-end text:name="_Toc321766452"/><text:bookmark-end text:name="_Ref321752472"/></text:p>
            </text:list-item>
          </text:list>
        </text:list-item>
      </text:list>
      <text:p text:style-name="Text_20_body">Les documents suivants sont distingués suivant leur nature, qu’ils soient livrés par le client ou non, consultables par les auditeurs ou réservés à l’équipe projet, et ce suivant la phase où ils sont produits.</text:p>
      <text:p text:style-name="Text_20_body">Les artefacts de documentation, nommés documents "livrables client" sont :</text:p>
      <text:list xml:id="list1453894499" text:style-name="WWNum2">
        <text:list-item>
          <text:p text:style-name="P48">Dossier de spécification</text:p>
        </text:list-item>
        <text:list-item>
          <text:p text:style-name="P48">Contrat et devis</text:p>
        </text:list-item>
        <text:list-item>
          <text:p text:style-name="P48">Dossier de conception</text:p>
        </text:list-item>
        <text:list-item>
          <text:p text:style-name="P48">Plan de tests</text:p>
        </text:list-item>
        <text:list-item>
          <text:p text:style-name="P48">Cahier de tests</text:p>
        </text:list-item>
        <text:list-item>
          <text:p text:style-name="P48">Manuel d’utilisation et manuel d’installation</text:p>
        </text:list-item>
        <text:list-item>
          <text:p text:style-name="P48">Présentation revue</text:p>
        </text:list-item>
      </text:list>
      <text:p text:style-name="P24">Les artefacts consultables par les consultants, nommés documents "consultables auditeur", sont :</text:p>
      <text:list xml:id="list544487164" text:continue-numbering="true" text:style-name="WWNum2">
        <text:list-item>
          <text:p text:style-name="P48">Tous les documents "livrables client"</text:p>
        </text:list-item>
        <text:list-item>
          <text:p text:style-name="P48">Plan d’assurance qualité logicielle</text:p>
        </text:list-item>
        <text:list-item>
          <text:p text:style-name="P48">Ordre du jour réunion</text:p>
        </text:list-item>
        <text:list-item>
          <text:p text:style-name="P48">Compte-rendu réunion client </text:p>
        </text:list-item>
        <text:list-item>
          <text:p text:style-name="P48">Compte-rendu réunion projet</text:p>
        </text:list-item>
        <text:list-item>
          <text:p text:style-name="P48">Correspondance échangée avec le client</text:p>
        </text:list-item>
        <text:list-item>
          <text:p text:style-name="P48">Artefacts de code</text:p>
          <text:p text:style-name="P58"/>
        </text:list-item>
      </text:list>
      <text:p text:style-name="Text_20_body">Les artefacts de code sont :</text:p>
      <text:list xml:id="list1423841026" text:style-name="WWNum21">
        <text:list-item>
          <text:p text:style-name="P49">les codes source, et</text:p>
        </text:list-item>
        <text:list-item>
          <text:p text:style-name="P49">les codes de test</text:p>
        </text:list-item>
      </text:list>
      <text:p text:style-name="Text_20_body"><text:soft-page-break/>Les autres documents du projet sont considérés comme internes au projet.</text:p>
      <text:list xml:id="list65304284" text:continue-list="list2015580084" text:style-name="WWNum1">
        <text:list-item>
          <text:list>
            <text:list-item>
              <text:p text:style-name="P38"><text:bookmark-start text:name="_Toc321766453"/><text:bookmark-start text:name="_Ref321753203"/>Référence des documents<text:bookmark-end text:name="_Toc321766453"/><text:bookmark-end text:name="_Ref321753203"/></text:p>
            </text:list-item>
          </text:list>
        </text:list-item>
      </text:list>
      <text:p text:style-name="Text_20_body">La référence d’un document est de la forme suivante : « SIGLE_EXX », où XX désigne l’identifiant de l’équipe (une lettre et un numéro) et le SIGLE correspond à l’une des combinaisons de lettres données dans le <text:bookmark-ref text:reference-format="text" text:ref-name="_Ref321749055">Tableau </text:bookmark-ref> (page <text:bookmark-ref text:reference-format="page" text:ref-name="_Ref321749059">17</text:bookmark-ref>).</text:p>
      <text:p text:style-name="P10"/>
      <table:table table:name="Tableau10" table:style-name="Tableau10">
        <table:table-column table:style-name="Tableau10.A"/>
        <table:table-column table:style-name="Tableau10.B"/>
        <table:table-row table:style-name="Tableau10.1">
          <table:table-cell table:style-name="Tableau10.A1" office:value-type="string">
            <text:p text:style-name="TitreTableau1">Sigle</text:p>
          </table:table-cell>
          <table:table-cell table:style-name="Tableau10.B1" office:value-type="string">
            <text:p text:style-name="TitreTableau1">Libellé document</text:p>
          </table:table-cell>
        </table:table-row>
        <table:table-row table:style-name="Tableau10.1">
          <table:table-cell table:style-name="Tableau10.A2" office:value-type="string">
            <text:p text:style-name="P14">PAQL</text:p>
          </table:table-cell>
          <table:table-cell table:style-name="Tableau10.B2" office:value-type="string">
            <text:p text:style-name="Normal_20_tableau">Plan d’Assurance Qualité Logicielle</text:p>
          </table:table-cell>
        </table:table-row>
        <table:table-row table:style-name="Tableau10.1">
          <table:table-cell table:style-name="Tableau10.A3" office:value-type="string">
            <text:p text:style-name="P14">SPEC</text:p>
          </table:table-cell>
          <table:table-cell table:style-name="Tableau10.B3" office:value-type="string">
            <text:p text:style-name="Normal_20_tableau">Document de spécification</text:p>
          </table:table-cell>
        </table:table-row>
        <table:table-row table:style-name="Tableau10.1">
          <table:table-cell table:style-name="Tableau10.A4" office:value-type="string">
            <text:p text:style-name="P14">CONC</text:p>
          </table:table-cell>
          <table:table-cell table:style-name="Tableau10.B4" office:value-type="string">
            <text:p text:style-name="Normal_20_tableau">Document de conception</text:p>
          </table:table-cell>
        </table:table-row>
        <table:table-row table:style-name="Tableau10.1">
          <table:table-cell table:style-name="Tableau10.A5" office:value-type="string">
            <text:p text:style-name="P14">CONG</text:p>
          </table:table-cell>
          <table:table-cell table:style-name="Tableau10.B5" office:value-type="string">
            <text:p text:style-name="Normal_20_tableau">Document de conception générale</text:p>
          </table:table-cell>
        </table:table-row>
        <table:table-row table:style-name="Tableau10.1">
          <table:table-cell table:style-name="Tableau10.A6" office:value-type="string">
            <text:p text:style-name="P14">COND</text:p>
          </table:table-cell>
          <table:table-cell table:style-name="Tableau10.B6" office:value-type="string">
            <text:p text:style-name="Normal_20_tableau">Document de conception détaillée</text:p>
          </table:table-cell>
        </table:table-row>
        <table:table-row table:style-name="Tableau10.1">
          <table:table-cell table:style-name="Tableau10.A7" office:value-type="string">
            <text:p text:style-name="P14">TEST</text:p>
          </table:table-cell>
          <table:table-cell table:style-name="Tableau10.B7" office:value-type="string">
            <text:p text:style-name="Normal_20_tableau">Document de test</text:p>
          </table:table-cell>
        </table:table-row>
        <table:table-row table:style-name="Tableau10.1">
          <table:table-cell table:style-name="Tableau10.A8" office:value-type="string">
            <text:p text:style-name="P14">BILA</text:p>
          </table:table-cell>
          <table:table-cell table:style-name="Tableau10.B8" office:value-type="string">
            <text:p text:style-name="Normal_20_tableau">Bilan de projet</text:p>
          </table:table-cell>
        </table:table-row>
        <table:table-row table:style-name="Tableau10.1">
          <table:table-cell table:style-name="Tableau10.A9" office:value-type="string">
            <text:p text:style-name="P14">CR-C</text:p>
          </table:table-cell>
          <table:table-cell table:style-name="Tableau10.B9" office:value-type="string">
            <text:p text:style-name="Normal_20_tableau">Compte-rendu de réunion client</text:p>
          </table:table-cell>
        </table:table-row>
        <table:table-row table:style-name="Tableau10.1">
          <table:table-cell table:style-name="Tableau10.A10" office:value-type="string">
            <text:p text:style-name="P14">CR-P</text:p>
          </table:table-cell>
          <table:table-cell table:style-name="Tableau10.B10" office:value-type="string">
            <text:p text:style-name="Normal_20_tableau">Compte-rendu de réunion projet</text:p>
          </table:table-cell>
        </table:table-row>
        <table:table-row table:style-name="Tableau10.1">
          <table:table-cell table:style-name="Tableau10.A11" office:value-type="string">
            <text:p text:style-name="P14">OJ-C</text:p>
          </table:table-cell>
          <table:table-cell table:style-name="Tableau10.B11" office:value-type="string">
            <text:p text:style-name="Normal_20_tableau">Ordre du jour réunion client</text:p>
          </table:table-cell>
        </table:table-row>
        <table:table-row table:style-name="Tableau10.1">
          <table:table-cell table:style-name="Tableau10.A12" office:value-type="string">
            <text:p text:style-name="P14">OJ-P</text:p>
          </table:table-cell>
          <table:table-cell table:style-name="Tableau10.B12" office:value-type="string">
            <text:p text:style-name="Normal_20_tableau">Ordre du jour réunion client</text:p>
          </table:table-cell>
        </table:table-row>
        <table:table-row table:style-name="Tableau10.1">
          <table:table-cell table:style-name="Tableau10.A13" office:value-type="string">
            <text:p text:style-name="P14">REVU</text:p>
          </table:table-cell>
          <table:table-cell table:style-name="Tableau10.B13" office:value-type="string">
            <text:p text:style-name="Normal_20_tableau">Document de présentation des revues de mi-avancement et de recette</text:p>
          </table:table-cell>
        </table:table-row>
        <table:table-row table:style-name="Tableau10.1">
          <table:table-cell table:style-name="Tableau10.A14" office:value-type="string">
            <text:p text:style-name="P14">SANS</text:p>
          </table:table-cell>
          <table:table-cell table:style-name="Tableau10.B14" office:value-type="string">
            <text:p text:style-name="Normal_20_tableau">Pour tous les autres documents</text:p>
          </table:table-cell>
        </table:table-row>
        <table:table-row table:style-name="Tableau10.1">
          <table:table-cell table:style-name="Tableau10.A15" office:value-type="string">
            <text:p text:style-name="P14"/>
          </table:table-cell>
          <table:table-cell table:style-name="Tableau10.B15" office:value-type="string">
            <text:p text:style-name="P11">TO DO : A compléter si nécessaire</text:p>
          </table:table-cell>
        </table:table-row>
      </table:table>
      <text:p text:style-name="caption"><text:bookmark-start text:name="_Ref321749059"/><text:bookmark-start text:name="_Ref321749055"/>Tableau <text:bookmark-end text:name="_Ref321749055"/><text:s/>: Sigles pour la documentation<text:bookmark-end text:name="_Ref321749059"/></text:p>
      <text:p text:style-name="Text_20_body">TO DO : A adapter suivant votre équipe</text:p>
      <text:p text:style-name="Text_20_body">Par exemple, pour le dossier de spécification, produit par l’équipe A2, sa référence sera la référence suivante : « SPEC_EA2 ». </text:p>
      <text:p text:style-name="Text_20_body">La référence d’un document permet d’identifier la catégorie à laquelle appartient ce document, cette référence figurera dans le document, mais aussi dans le nom de son fichier.</text:p>
      <text:p text:style-name="Text_20_body">Ainsi, dans l’exemple précédent, et le fichier pourra se nommer « dossier_de_specification_ ProSE_SPEC_EA2 ».</text:p>
      <text:list xml:id="list649209102" text:continue-numbering="true" text:style-name="WWNum1">
        <text:list-item>
          <text:list>
            <text:list-item>
              <text:p text:style-name="P38">État<text:bookmark-start text:name="_Toc321766454"/><text:bookmark text:name="_Toc321716548"/><text:bookmark text:name="_Toc321413789"/><text:bookmark text:name="_Toc321151812"/> d’un document<text:bookmark-end text:name="_Toc321766454"/></text:p>
            </text:list-item>
          </text:list>
        </text:list-item>
      </text:list>
      <text:p text:style-name="Text_20_body"><text:bookmark-start text:name="_Toc321716549"/><text:bookmark-start text:name="_Toc321413790"/><text:bookmark-start text:name="_Toc321151813"/>TO DO : A compléter</text:p>
      <text:p text:style-name="Text_20_body">Les différents <text:bookmark-end text:name="_Toc321716549"/><text:bookmark-end text:name="_Toc321413790"/><text:bookmark-end text:name="_Toc321151813"/>états (a minima) d’un document sont :</text:p>
      <text:list xml:id="list6997492001" text:style-name="L4">
        <text:list-item>
          <text:p text:style-name="P29"><text:span text:style-name="T1">En construction </text:span>: Document en cours de développement</text:p>
        </text:list-item>
        <text:list-item>
          <text:p text:style-name="P29"><text:soft-page-break/><text:span text:style-name="T1">En relecture</text:span> : Document en attente de relecture</text:p>
        </text:list-item>
        <text:list-item>
          <text:p text:style-name="P29"><text:span text:style-name="T1">En validation</text:span> : Document en attente de validation</text:p>
        </text:list-item>
        <text:list-item>
          <text:p text:style-name="P29"><text:span text:style-name="T1">Validé :</text:span> Document validé</text:p>
        </text:list-item>
      </text:list>
      <text:list xml:id="list1650194911" text:continue-list="list649209102" text:style-name="WWNum1">
        <text:list-item>
          <text:list>
            <text:list-item>
              <text:p text:style-name="P38"><text:bookmark-start text:name="_Toc321766455"/><text:bookmark-start text:name="_Toc321716546"/><text:bookmark-start text:name="_Toc321413787"/><text:bookmark-start text:name="_Toc321151810"/>Responsable du document<text:bookmark-end text:name="_Toc321766455"/><text:bookmark-end text:name="_Toc321716546"/><text:bookmark-end text:name="_Toc321413787"/><text:bookmark-end text:name="_Toc321151810"/></text:p>
            </text:list-item>
          </text:list>
        </text:list-item>
      </text:list>
      <text:p text:style-name="Text_20_body">Un seul membre d’une équipe est responsable d’un document. Tout document doit avoir un responsable désigné. C’est ce responsable qui suit l’évolution du document et ces différents états. </text:p>
      <text:p text:style-name="Text_20_body">C’est aussi le responsable qui gérera les cas où différents membres d’une équipe désirent travailler en même temps sur la même version d’un document dont il est le responsable. Il lui appartient alors de mettre en œuvre la stratégie qui lui semble la mieux adaptée : soit en séquençant les mises à jour, soit en demandant à ce que les membres lui envoient leur version afin qu’il les intègre lui-même dans le document et qu’il le pose alors dans le RDP. Attention, toutefois, dans ce dernier cas à veiller à ce que chacun des contributeurs pose sa contribution sur le RDP avant intégration. </text:p>
      <text:p text:style-name="Text_20_body">TO DO : à mieux expliquer</text:p>
      <text:list xml:id="list932303219" text:continue-numbering="true" text:style-name="WWNum1">
        <text:list-item>
          <text:list>
            <text:list-item>
              <text:p text:style-name="P38"><text:bookmark-start text:name="_Toc321766456"/>Processus d’édition d’un document<text:bookmark-end text:name="_Toc321766456"/></text:p>
            </text:list-item>
          </text:list>
        </text:list-item>
      </text:list>
      <text:p text:style-name="Text_20_body">TO DO : Expliquer le passage entre les différents états et le principe des incrémentations des versions.</text:p>
      <text:p text:style-name="Text_20_body">TO DO : Schéma demandé</text:p>
      <text:list xml:id="list1891399476" text:continue-numbering="true" text:style-name="WWNum1">
        <text:list-item>
          <text:list>
            <text:list-item>
              <text:p text:style-name="P38"><text:bookmark-start text:name="_Toc321766457"/><text:bookmark-start text:name="_Toc321716553"/><text:bookmark-start text:name="_Toc321413794"/><text:bookmark-start text:name="_Toc321151817"/><text:bookmark-start text:name="_Toc319009986"/>version d’un document<text:bookmark-end text:name="_Toc321766457"/><text:bookmark-end text:name="_Toc321716553"/><text:bookmark-end text:name="_Toc321413794"/><text:bookmark-end text:name="_Toc321151817"/><text:bookmark-end text:name="_Toc319009986"/></text:p>
            </text:list-item>
          </text:list>
        </text:list-item>
      </text:list>
      <text:p text:style-name="Text_20_body">TO DO : proposer vos propres règles si vous le désirez.</text:p>
      <text:p text:style-name="Text_20_body">Dans le PAQL ici présenté, il s’agit d’une version, sur 2 nombres X.Y</text:p>
      <text:p text:style-name="Text_20_body">X s’incrémente à chaque validation d’un document. Y s'incrémente à chaque modification publiée du document (chaque fois qu'une personne termine une phase de rédaction et <text:s/>publie le document sur le RDP).</text:p>
      <text:p text:style-name="Text_20_body">Pensez à mettre à jour le numéro de version dans le tableau en tête de document, ainsi que sur la page de couverture et sur les pieds de page. Il convient de reporter le numéro de révision<text:note text:id="ftn1" text:note-class="footnote"><text:note-citation>1</text:note-citation><text:note-body><text:p text:style-name="Footnote">Ce numéro s'incrémente automatiquement à chaque enregistrement du document.</text:p></text:note-body></text:note> en vis-à-vis de la version correspondante dans ce même tableau.</text:p>
      <text:list xml:id="list1169388519" text:continue-numbering="true" text:style-name="WWNum1">
        <text:list-item>
          <text:list>
            <text:list-item>
              <text:p text:style-name="P38"><text:bookmark-start text:name="_Toc321766458"/>Format des documents<text:bookmark-end text:name="_Toc321766458"/></text:p>
            </text:list-item>
          </text:list>
        </text:list-item>
      </text:list>
      <text:p text:style-name="Text_20_body">Pour tous les documents "livrables client" et "consultables auditeur", il faut respecter un modèle de documents. Ces modèles sont disponibles sur le RDP, dans le dossier Qualité. </text:p>
      <text:list xml:id="list2039695845" text:continue-numbering="true" text:style-name="WWNum1">
        <text:list-item>
          <text:list>
            <text:list-item>
              <text:list>
                <text:list-item>
                  <text:p text:style-name="P37"><text:bookmark-start text:name="_Toc321766459"/>Modèle de document<text:bookmark-end text:name="_Toc321766459"/></text:p>
                </text:list-item>
              </text:list>
            </text:list-item>
          </text:list>
        </text:list-item>
      </text:list>
      <text:p text:style-name="Text_20_body"><text:soft-page-break/>Des modèles de documents sont proposées suivant le sigle de ce document. Ces modèles doivent être impérativement utilisés. Ils sont disponibles dans le RDP, dans le dossier « Qualite/Modeles ». Tous les fichiers seront au format OpenDocument (modifiables et lisibles avec OpenOffice et LibreOffice). Veuillez à activer le suivi des modifications pour tous les fichiers. </text:p>
      <text:p text:style-name="Text_20_body">TO DO : A compléter. A vous de définir vos propres modèles de document si nécessaire.</text:p>
      <text:list xml:id="list1763995850" text:continue-numbering="true" text:style-name="WWNum1">
        <text:list-item>
          <text:list>
            <text:list-item>
              <text:list>
                <text:list-item>
                  <text:p text:style-name="P37"><text:bookmark-start text:name="_Toc321766460"/>Artefact de code<text:bookmark-end text:name="_Toc321766460"/></text:p>
                </text:list-item>
              </text:list>
            </text:list-item>
          </text:list>
        </text:list-item>
      </text:list>
      <text:p text:style-name="Text_20_body">Dans le RDP, dossier « Qualite/Modeles », les modèles suivants sont disponibles :</text:p>
      <text:list xml:id="list411373689" text:style-name="WWNum22">
        <text:list-item>
          <text:p text:style-name="P50">example.h,</text:p>
        </text:list-item>
        <text:list-item>
          <text:p text:style-name="P50">example.c</text:p>
        </text:list-item>
        <text:list-item>
          <text:p text:style-name="P50">example.java</text:p>
        </text:list-item>
      </text:list>
      <text:p text:style-name="Text_20_body">Il est impératif que tous les codes sources produits dans le projet utilisent ces modèles et respectent les convention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_20_body">Avec ces fichiers modèles, vous trouverez également des fichiers utilitaires dont l’utilisation est vivement recommandée.</text:p>
      <text:p text:style-name="Text_20_body">Afin de préciser certaines règles de codage qui sont difficiles à illustrer dans les modèles précédemment cités, exemples</text:p>
      <text:list xml:id="list209853937" text:continue-list="list1763995850" text:style-name="WWNum1">
        <text:list-item>
          <text:list>
            <text:list-item>
              <text:list>
                <text:list-item>
                  <text:p text:style-name="Heading_20_3">Règles de codage en langage C :</text:p>
                </text:list-item>
              </text:list>
            </text:list-item>
          </text:list>
        </text:list-item>
      </text:list>
      <text:p text:style-name="Text_20_body">Le code C devra se conformer au standard ISO C99 (option GCC = « <text:span text:style-name="Source_20_Text">--std=c99 -pedantic</text:span> »). </text:p>
      <text:p text:style-name="Text_20_body">Lors de la compilation, seul seront accepté les messages d'avertissement dûment justifiés dans le code source concerné.</text:p>
      <text:p text:style-name="Text_20_body"/>
      <table:table table:name="Tableau14" table:style-name="Tableau14">
        <table:table-column table:style-name="Tableau14.A"/>
        <table:table-column table:style-name="Tableau14.B"/>
        <table:table-column table:style-name="Tableau14.C"/>
        <table:table-row>
          <table:table-cell table:style-name="Tableau14.A1" office:value-type="string">
            <text:p text:style-name="P22">Élément</text:p>
          </table:table-cell>
          <table:table-cell table:style-name="Tableau14.A1" office:value-type="string">
            <text:p text:style-name="P22">Exemple de nommage</text:p>
          </table:table-cell>
          <table:table-cell table:style-name="Tableau14.C1" office:value-type="string">
            <text:p text:style-name="P22">Remarques</text:p>
          </table:table-cell>
        </table:table-row>
        <table:table-row>
          <table:table-cell table:style-name="Tableau14.A2" office:value-type="string">
            <text:p text:style-name="Table_20_Contents">Fichier</text:p>
          </table:table-cell>
          <table:table-cell table:style-name="Tableau14.A2" office:value-type="string">
            <text:p text:style-name="P25">class_name.c</text:p>
            <text:p text:style-name="P25">class_name.h</text:p>
          </table:table-cell>
          <table:table-cell table:style-name="Tableau14.C2" office:value-type="string">
            <text:p text:style-name="Table_20_Contents">Le fichier porte le nom de la classe en minuscule</text:p>
          </table:table-cell>
        </table:table-row>
        <table:table-row>
          <table:table-cell table:style-name="Tableau14.A2" office:value-type="string">
            <text:p text:style-name="Table_20_Contents">Classe</text:p>
          </table:table-cell>
          <table:table-cell table:style-name="Tableau14.A2" office:value-type="string">
            <text:p text:style-name="P25">typedef struct MyClass_t</text:p>
            <text:p text:style-name="P25">{</text:p>
            <text:p text:style-name="P25"><text:s text:c="2"/>[...]</text:p>
            <text:p text:style-name="P25">} MyClass;</text:p>
          </table:table-cell>
          <table:table-cell table:style-name="Tableau14.C2" office:value-type="string">
            <text:p text:style-name="Table_20_Contents">Voir aussi les règles de traduction de la conception ci-après.</text:p>
          </table:table-cell>
        </table:table-row>
        <text:soft-page-break/>
        <table:table-row>
          <table:table-cell table:style-name="Tableau14.A2" office:value-type="string">
            <text:p text:style-name="Table_20_Contents">Méthode</text:p>
          </table:table-cell>
          <table:table-cell table:style-name="Tableau14.A2" office:value-type="string">
            <text:p text:style-name="Preformatted_20_Text">void MyClass_doSomethg (void)</text:p>
          </table:table-cell>
          <table:table-cell table:style-name="Tableau14.C2" office:value-type="string">
            <text:p text:style-name="Table_20_Contents">Traduction de la méthode « do » de la classe « MyClass ». Notez que la méthode contient généralement un verbe à l'infinitif</text:p>
          </table:table-cell>
        </table:table-row>
        <table:table-row>
          <table:table-cell table:style-name="Tableau14.A2" office:value-type="string">
            <text:p text:style-name="Table_20_Contents">Type</text:p>
          </table:table-cell>
          <table:table-cell table:style-name="Tableau14.A2" office:value-type="string">
            <text:p text:style-name="P21">typedef int MyType;</text:p>
          </table:table-cell>
          <table:table-cell table:style-name="Tableau14.C2" office:value-type="string">
            <text:p text:style-name="Table_20_Contents"/>
          </table:table-cell>
        </table:table-row>
        <table:table-row>
          <table:table-cell table:style-name="Tableau14.A2" office:value-type="string">
            <text:p text:style-name="Table_20_Contents">Variable locale</text:p>
          </table:table-cell>
          <table:table-cell table:style-name="Tableau14.A2" office:value-type="string">
            <text:p text:style-name="P21">MyType localVar;</text:p>
          </table:table-cell>
          <table:table-cell table:style-name="Tableau14.C2" office:value-type="string">
            <text:p text:style-name="Table_20_Contents">Notez qu'il est judicieux de définir un type pour chaque nature de variable différente. Même si un âge est un entier (donc un « int » <text:span text:style-name="T11">a priori</text:span>), il est préférable de définir et utiliser un type « Age »</text:p>
          </table:table-cell>
        </table:table-row>
        <table:table-row>
          <table:table-cell table:style-name="Tableau14.A2" office:value-type="string">
            <text:p text:style-name="Table_20_Contents">Variable globale</text:p>
          </table:table-cell>
          <table:table-cell table:style-name="Tableau14.A2" office:value-type="string">
            <text:p text:style-name="P21">AnotherType SomethingGlobal;</text:p>
          </table:table-cell>
          <table:table-cell table:style-name="Tableau14.C2" office:value-type="string">
            <text:p text:style-name="Table_20_Contents">Tolérée uniquement si cette variable est la traduction d'un attribut d'une classe « singleton » (une seule instance)</text:p>
          </table:table-cell>
        </table:table-row>
        <table:table-row>
          <table:table-cell table:style-name="Tableau14.A2" office:value-type="string">
            <text:p text:style-name="Table_20_Contents">Constante adressable globale</text:p>
          </table:table-cell>
          <table:table-cell table:style-name="Tableau14.A2" office:value-type="string">
            <text:p text:style-name="P21">const int PrimeNumbers[] = {2,3,5,7,11,13,17,19,23};</text:p>
          </table:table-cell>
          <table:table-cell table:style-name="Tableau14.C2" office:value-type="string">
            <text:p text:style-name="Table_20_Contents"/>
          </table:table-cell>
        </table:table-row>
        <table:table-row>
          <table:table-cell table:style-name="Tableau14.A2" office:value-type="string">
            <text:p text:style-name="Table_20_Contents">Constante non adressable ou macro</text:p>
          </table:table-cell>
          <table:table-cell table:style-name="Tableau14.A2" office:value-type="string">
            <text:p text:style-name="P21">#define ALL_CAPITALS</text:p>
          </table:table-cell>
          <table:table-cell table:style-name="Tableau14.C2" office:value-type="string">
            <text:p text:style-name="Table_20_Contents"/>
          </table:table-cell>
        </table:table-row>
        <table:table-row>
          <table:table-cell table:style-name="Tableau14.A2" office:value-type="string">
            <text:p text:style-name="Table_20_Contents">Constructeur</text:p>
          </table:table-cell>
          <table:table-cell table:style-name="Tableau14.A2" office:value-type="string">
            <text:p text:style-name="P21">MyClass *MyClass_C (void);</text:p>
          </table:table-cell>
          <table:table-cell table:style-name="Tableau14.C2" office:value-type="string">
            <text:p text:style-name="Table_20_Contents"/>
          </table:table-cell>
        </table:table-row>
        <table:table-row>
          <table:table-cell table:style-name="Tableau14.A2" office:value-type="string">
            <text:p text:style-name="Table_20_Contents">Destructeur</text:p>
          </table:table-cell>
          <table:table-cell table:style-name="Tableau14.A2" office:value-type="string">
            <text:p text:style-name="P21">void MyClasse_D (MyClass *this);</text:p>
          </table:table-cell>
          <table:table-cell table:style-name="Tableau14.C2" office:value-type="string">
            <text:p text:style-name="Table_20_Contents"/>
          </table:table-cell>
        </table:table-row>
      </table:table>
      <text:p text:style-name="Text_20_body">TO DO : A compléter. Penser notamment à proposer une configuration de style de codage dans l'éditeur retenu pour l'équipe (Eclipse propose cela pour différents langages).</text:p>
      <text:list xml:id="list1033087213" text:continue-numbering="true" text:style-name="WWNum1">
        <text:list-item>
          <text:list>
            <text:list-item>
              <text:list>
                <text:list-item>
                  <text:p text:style-name="Heading_20_3">Règles de traduction de la conception vers du code en langage C</text:p>
                </text:list-item>
              </text:list>
            </text:list-item>
          </text:list>
        </text:list-item>
      </text:list>
      <text:p text:style-name="Text_20_body">Les règles de traduction de la conception vers du code C devront impérativement suivre celles vues en cours avec les auditeurs ProSE.</text:p>
      <text:p text:style-name="Text_20_body">TODO a compléter : référence et/ou exemple.</text:p>
      <text:list xml:id="list1401893585" text:continue-numbering="true" text:style-name="WWNum1">
        <text:list-item>
          <text:list>
            <text:list-item>
              <text:list>
                <text:list-item>
                  <text:p text:style-name="Heading_20_3">Règles de codage en langage Java</text:p>
                </text:list-item>
              </text:list>
            </text:list-item>
          </text:list>
        </text:list-item>
      </text:list>
      <text:p text:style-name="Text_20_body">Les règles à respecter sont définies dans le document suivant :</text:p>
      <text:p text:style-name="Text_20_body"><text:soft-page-break/>http://www.oracle.com/technetwork/java/codeconv-150233.zip</text:p>
      <text:p text:style-name="Text_20_body">TO DO : A compléter</text:p>
      <text:list xml:id="list1170822549" text:continue-numbering="true" text:style-name="WWNum1">
        <text:list-item>
          <text:list>
            <text:list-item>
              <text:list>
                <text:list-item>
                  <text:p text:style-name="Heading_20_3">Règles de traduction de la conception vers du code en Java</text:p>
                </text:list-item>
              </text:list>
            </text:list-item>
          </text:list>
        </text:list-item>
      </text:list>
      <text:p text:style-name="Text_20_body">Les règles de traduction de la conception vers du code Java devront impérativement suivre celles vues en cours avec les auditeurs ProSE.</text:p>
      <text:p text:style-name="Text_20_body">TODO a compléter : référence et/ou exemple.</text:p>
      <text:list xml:id="list480349795" text:continue-numbering="true" text:style-name="WWNum1">
        <text:list-item>
          <text:list>
            <text:list-item>
              <text:p text:style-name="P38"><text:bookmark-start text:name="_Toc321766461"/><text:bookmark-start text:name="_Toc321716545"/><text:bookmark-start text:name="_Toc321413786"/><text:bookmark-start text:name="_Toc321151809"/><text:bookmark-start text:name="_Toc319009981"/>documents<text:bookmark-end text:name="_Toc321716545"/><text:bookmark-end text:name="_Toc321413786"/><text:bookmark-end text:name="_Toc321151809"/><text:bookmark-end text:name="_Toc319009981"/> interne<text:bookmark-end text:name="_Toc321766461"/></text:p>
            </text:list-item>
          </text:list>
        </text:list-item>
      </text:list>
      <text:p text:style-name="Text_20_body">To DO : A vous de voir si des contraintes ou non</text:p>
      <text:p text:style-name="Text_20_body">Pour mettre à jour un document, vous devez demander l’autorisation au chef de projet. Ensuite, il y aura une relecture par des membres de l’équipe. Le RQ et le CDP valideront enfin votre document ou non.</text:p>
      <text:p text:style-name="Standard"><text:bookmark-end text:name="_Toc321716520"/><text:bookmark text:name="_Détection_d’anomalies"/></text:p>
      <text:p text:style-name="P9"/>
      <text:list xml:id="list1707996827" text:continue-numbering="true" text:style-name="WWNum1">
        <text:list-item>
          <text:h text:style-name="P35" text:outline-level="1"><text:bookmark-start text:name="__RefHeading__3676_200549055"/><text:bookmark-start text:name="_Toc321766462"/>Standards, pratiques, conventions et métriques<text:bookmark-end text:name="__RefHeading__3676_200549055"/><text:bookmark-end text:name="_Toc321766462"/></text:h>
          <text:list>
            <text:list-item>
              <text:p text:style-name="P38"><text:bookmark-start text:name="_Toc321766463"/>But<text:bookmark-end text:name="_Toc321766463"/></text:p>
            </text:list-item>
          </text:list>
        </text:list-item>
      </text:list>
      <text:p text:style-name="Text_20_body">Cette section décrit les standards, pratiques, conventions et métriques utilisés pour le projet ProSE. <text:s/>Ceux-ci ont pour but d’assurer la qualité du logiciel tout en fournissant des données quantitatives sur le processus d’AQ.</text:p>
      <text:list xml:id="list1581942282" text:continue-numbering="true" text:style-name="WWNum1">
        <text:list-item>
          <text:list>
            <text:list-item>
              <text:p text:style-name="P38"><text:bookmark-start text:name="_Toc321766464"/><text:bookmark-start text:name="_Toc61758548"/><text:bookmark-start text:name="_Toc7856620"/><text:bookmark-start text:name="_Toc434049084"/><text:bookmark-start text:name="_Toc434041457"/><text:bookmark-start text:name="_Toc433808571"/>Exigences qualités <text:bookmark-end text:name="_Toc61758548"/><text:bookmark-end text:name="_Toc7856620"/><text:bookmark-end text:name="_Toc434049084"/><text:bookmark-end text:name="_Toc434041457"/><text:bookmark-end text:name="_Toc433808571"/>générales<text:bookmark-end text:name="_Toc321766464"/></text:p>
            </text:list-item>
          </text:list>
        </text:list-item>
      </text:list>
      <table:table table:name="Tableau11" table:style-name="Tableau11">
        <table:table-column table:style-name="Tableau11.A"/>
        <table:table-column table:style-name="Tableau11.B"/>
        <table:table-header-rows>
          <table:table-row table:style-name="Tableau11.1">
            <table:table-cell table:style-name="Tableau11.A1" table:number-columns-spanned="2" office:value-type="string">
              <text:p text:style-name="TitreTableau1">Description des Exigences qualité</text:p>
            </table:table-cell>
            <table:covered-table-cell/>
          </table:table-row>
        </table:table-header-rows>
        <table:table-row table:style-name="Tableau11.1">
          <table:table-cell table:style-name="Tableau11.A2" office:value-type="string">
            <text:p text:style-name="TitreTableau2">liées au produit</text:p>
            <text:p text:style-name="Normal_20_tableau">(par ordre décroissant de priorité)</text:p>
          </table:table-cell>
          <table:table-cell table:style-name="Tableau11.B2" office:value-type="string">
            <text:list xml:id="list2172361679" text:style-name="WWNum13">
              <text:list-item>
                <text:p text:style-name="P63">Conformité : le produit livré devra être conforme au dossier de spécification livré et livré dans les délais promis.</text:p>
              </text:list-item>
              <text:list-item>
                <text:p text:style-name="P63">Maintenabilité (Aptitude du produit à permettre une maintenance facile, rapide et peu coûteuse).</text:p>
              </text:list-item>
              <text:list-item>
                <text:p text:style-name="P51">Adaptabilité (Aptitude de la partie logicielle à supprimer ou modifier les fonctionnalités existantes, ou ajouter de nouvelles fonctionnalités).</text:p>
              </text:list-item>
              <text:list-item>
                <text:p text:style-name="P51">Maniabililté (Aptitude du produit à être convivial et facile d’emploi pour l’utilisateur).</text:p>
              </text:list-item>
            </text:list>
          </table:table-cell>
        </table:table-row>
        <table:table-row table:style-name="Tableau11.1">
          <table:table-cell table:style-name="Tableau11.A3" office:value-type="string">
            <text:p text:style-name="TitreTableau2">liées au processus</text:p>
            <text:p text:style-name="Normal_20_tableau">(par ordre décroissant de priorité)</text:p>
          </table:table-cell>
          <table:table-cell table:style-name="Tableau11.B3" office:value-type="string">
            <text:list xml:id="list1097708050" text:style-name="WWNum14">
              <text:list-item>
                <text:p text:style-name="P52">Traçabilité.</text:p>
              </text:list-item>
              <text:list-item>
                <text:p text:style-name="P52">Conformité (au présent PAQL et normes indiquées).</text:p>
              </text:list-item>
              <text:list-item>
                <text:p text:style-name="P52">Simplicité. </text:p>
              </text:list-item>
            </text:list>
          </table:table-cell>
        </table:table-row>
      </table:table>
      <text:p text:style-name="Standard"/>
      <text:list xml:id="list1067985883" text:continue-list="list1581942282" text:style-name="WWNum1">
        <text:list-item>
          <text:list>
            <text:list-item>
              <text:p text:style-name="P38"><text:bookmark-start text:name="_Toc321766465"/>Exigences qualités sur les artefacts<text:bookmark-end text:name="_Toc321766465"/></text:p>
            </text:list-item>
          </text:list>
        </text:list-item>
      </text:list>
      <text:p text:style-name="Text_20_body">Pour tous les artefacts remis au client ou consultés par les auditeurs, une gestion de version et un suivi des modifications devra être activé afin de permettre la fourniture de n’importe quelle version d’un artefact de ce type et de pouvoir identifier clairement les modifications apportées entre 2 versions.</text:p>
      <text:list xml:id="list327251633" text:continue-numbering="true" text:style-name="WWNum1">
        <text:list-item>
          <text:list>
            <text:list-item>
              <text:list>
                <text:list-item>
                  <text:p text:style-name="P37"><text:bookmark-start text:name="_Toc321766466"/>Exigences sur les documents consultables<text:bookmark-end text:name="_Toc321766466"/> par les auditeurs</text:p>
                </text:list-item>
              </text:list>
            </text:list-item>
          </text:list>
        </text:list-item>
      </text:list>
      <text:p text:style-name="Text_20_body"><text:soft-page-break/>Concernant les documents "consultables auditeur" (voir définition en chapitre <text:bookmark-ref text:reference-format="number" text:ref-name="_Ref321752472">3.2</text:bookmark-ref>, page <text:bookmark-ref text:reference-format="page" text:ref-name="_Ref321752472">16</text:bookmark-ref>), tous devront respecter la même présentation et respecteront les mêmes modèles de document. </text:p>
      <text:list xml:id="list1760823231" text:continue-numbering="true" text:style-name="WWNum1">
        <text:list-item>
          <text:list>
            <text:list-item>
              <text:list>
                <text:list-item>
                  <text:p text:style-name="P37"><text:bookmark-start text:name="_Toc321766467"/>Exigences sur les documents livrables<text:bookmark-end text:name="_Toc321766467"/></text:p>
                </text:list-item>
              </text:list>
            </text:list-item>
          </text:list>
        </text:list-item>
      </text:list>
      <text:p text:style-name="Text_20_body">Tous les documents livrables, avant d’être remis au client devront avoir été relus et corrigés. </text:p>
      <text:p text:style-name="Text_20_body">A adapter suivant vos exigences...</text:p>
      <text:p text:style-name="Text_20_body">Critère de qualité sur les documents livrables :</text:p>
      <text:list xml:id="list724609576" text:style-name="WWNum20">
        <text:list-item>
          <text:p text:style-name="P30">Respect du modèle de document et ses champs.</text:p>
        </text:list-item>
        <text:list-item>
          <text:p text:style-name="P30">Pas plus d’1 faute d’orthographe par page du document. </text:p>
        </text:list-item>
      </text:list>
      <text:p text:style-name="Text_20_body">Le document de spécifications devra se basé sur la norme IEEE 830 [IEEE-830_1998]  et utiliser la notation UML [UML_2.4_2011].</text:p>
      <text:p text:style-name="Text_20_body">Le document de conception devra utiliser la notation UML [UML_2.4_2011].</text:p>
      <text:p text:style-name="Standard">TO DO : à compléter par vos propres exigences</text:p>
      <text:list xml:id="list834793140" text:continue-list="list1760823231" text:style-name="WWNum1">
        <text:list-item>
          <text:list>
            <text:list-item>
              <text:list>
                <text:list-item>
                  <text:p text:style-name="P37"><text:bookmark-start text:name="_Toc321766468"/>sur le code source<text:bookmark-end text:name="_Toc321766468"/></text:p>
                </text:list-item>
              </text:list>
            </text:list-item>
          </text:list>
        </text:list-item>
      </text:list>
      <text:p text:style-name="Text_20_body">Concernant les codes sources du projet, ils devront respecter les règles de programmation et les conventions de nommage associé. Afin de permettre une meilleure maintenabilité et lisibilité, ils seront documentés en utilisant des balises doxygen.</text:p>
      <text:p text:style-name="Text_20_body">Le code source livré sera compilable et pourra produire un exécutable fonctionnel. </text:p>
      <text:p text:style-name="Text_20_body"/>
      <text:p text:style-name="Text_20_body">TO DO : à compléter</text:p>
      <text:p text:style-name="P4"/>
      <text:list xml:id="list1193968854" text:continue-numbering="true" text:style-name="WWNum1">
        <text:list-item>
          <text:h text:style-name="P36" text:outline-level="1"><text:bookmark-start text:name="__RefHeading__3678_200549055"/><text:bookmark-start text:name="_Toc321766469"/><text:bookmark-start text:name="_Ref321727028"/>Revues et Audits<text:bookmark-end text:name="__RefHeading__3678_200549055"/><text:bookmark-end text:name="_Toc321766469"/><text:bookmark-end text:name="_Ref321727028"/></text:h>
          <text:list>
            <text:list-item>
              <text:p text:style-name="P38"><text:bookmark-start text:name="_Toc321766470"/>But<text:bookmark-end text:name="_Toc321766470"/></text:p>
            </text:list-item>
          </text:list>
        </text:list-item>
      </text:list>
      <text:p text:style-name="Text_20_body">Cette section présente les actions d’audit interne, externe et de revue qui pourront être menées afin d’évaluer la qualité du projet, et ce sur différentes activités.</text:p>
      <text:list xml:id="list590162277" text:continue-numbering="true" text:style-name="WWNum1">
        <text:list-item>
          <text:list>
            <text:list-item>
              <text:p text:style-name="P38"><text:bookmark-start text:name="_Toc321766471"/>Revues<text:bookmark-end text:name="_Toc321766471"/></text:p>
              <text:list>
                <text:list-item>
                  <text:p text:style-name="P37"><text:bookmark-start text:name="_Toc321766472"/>Revue de mi-avancement<text:bookmark-end text:name="_Toc321766472"/></text:p>
                </text:list-item>
              </text:list>
            </text:list-item>
          </text:list>
        </text:list-item>
      </text:list>
      <text:p text:style-name="Text_20_body">Voir instructions pédagogiques sur le Wiki ProSE</text:p>
      <text:p text:style-name="Text_20_body">TO DO : à compléter par vos propres contraintes</text:p>
      <text:list xml:id="list1023138490" text:continue-numbering="true" text:style-name="WWNum1">
        <text:list-item>
          <text:list>
            <text:list-item>
              <text:list>
                <text:list-item>
                  <text:p text:style-name="P37"><text:bookmark-start text:name="_Toc321766473"/>Revue de recette<text:bookmark-end text:name="_Toc321766473"/></text:p>
                </text:list-item>
              </text:list>
            </text:list-item>
          </text:list>
        </text:list-item>
      </text:list>
      <text:p text:style-name="Text_20_body">Voir instructions pédagogiques sur le Wiki ProSE</text:p>
      <text:p text:style-name="Text_20_body">TO DO : à compléter par vos propres contraintes</text:p>
      <text:list xml:id="list772469451" text:continue-numbering="true" text:style-name="WWNum1">
        <text:list-item>
          <text:list>
            <text:list-item>
              <text:p text:style-name="P38"><text:bookmark-start text:name="_Toc321766474"/><text:bookmark-start text:name="_Ref321723776"/>Audits<text:bookmark-end text:name="_Toc321766474"/><text:bookmark-end text:name="_Ref321723776"/> </text:p>
            </text:list-item>
          </text:list>
        </text:list-item>
      </text:list>
      <text:p text:style-name="Text_20_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 disponibilités. L’ordre de passage des équipes des audits au cours d’une séance n’est d’ailleurs jamais connu et reste à la discrétion de l’auditeur. L’équipe est tenue de mettre à disposition un membre compétent lors des audits externes.</text:p>
      <text:p text:style-name="Text_20_body">Il y a 2 types d’audits externes :</text:p>
      <text:list xml:id="list1853219850" text:style-name="WWNum17">
        <text:list-item>
          <text:p text:style-name="P53">les audits consultatifs,</text:p>
        </text:list-item>
        <text:list-item>
          <text:p text:style-name="P53">les audits normatifs.</text:p>
        </text:list-item>
      </text:list>
      <text:list xml:id="list1915430399" text:continue-list="list772469451" text:style-name="WWNum1">
        <text:list-item>
          <text:list>
            <text:list-item>
              <text:list>
                <text:list-item>
                  <text:p text:style-name="P37"><text:bookmark-start text:name="_Toc321766475"/>Audit consultatif<text:bookmark-end text:name="_Toc321766475"/></text:p>
                </text:list-item>
              </text:list>
            </text:list-item>
          </text:list>
        </text:list-item>
      </text:list>
      <text:p text:style-name="Text_20_body">Les consultants vous donneront une indication sur le travail que vous avez fait sous forme de code couleur (grade) sur l’avancement de votre projet. <text:s/>La signification des grades est la suivante :</text:p>
      <text:list xml:id="list459578801" text:style-name="WWNum18">
        <text:list-item>
          <text:p text:style-name="P54">le grade OR est attribué à des travaux de qualité exemplaire ;</text:p>
        </text:list-item>
        <text:list-item>
          <text:p text:style-name="P54">le grade VERT à des travaux satisfaisant (de corrects à très bons) ;</text:p>
        </text:list-item>
        <text:list-item>
          <text:p text:style-name="P54">le grade ORANGE à des travaux présentant quelques lacunes mais ne portant pas de préjudice grave pour la suite du projet ;</text:p>
        </text:list-item>
        <text:list-item>
          <text:p text:style-name="P54">le grade ROUGE à des travaux déficients, présentant des lacunes importantes et dommageables pour le projet.</text:p>
        </text:list-item>
      </text:list>
      <text:p text:style-name="Text_20_body"><text:soft-page-break/>L’audit consultatif n’est pas noté et n’est pas transmis au client. </text:p>
      <text:list xml:id="list1865650247" text:continue-list="list1915430399" text:style-name="WWNum1">
        <text:list-item>
          <text:list>
            <text:list-item>
              <text:list>
                <text:list-item>
                  <text:p text:style-name="P37"><text:bookmark-start text:name="_Toc321766476"/>Audit normatif<text:bookmark-end text:name="_Toc321766476"/></text:p>
                </text:list-item>
              </text:list>
            </text:list-item>
          </text:list>
        </text:list-item>
      </text:list>
      <text:p text:style-name="Text_20_body">Cet audit nécessite une présentation soignée des documents audités. Il faut <text:span text:style-name="T11">a minima </text:span>que les remarques faites lors de l'audit consultatif correspondant aient été prises en compte et corrigées. Un code couleur (le même que pour un audit consultatif) est attribué. </text:p>
      <text:p text:style-name="Text_20_body">Le rapport d’audit normatif est transmis au client et sera pris en compte pour l'évaluation finale du projet.</text:p>
      <text:list xml:id="list811240847" text:continue-numbering="true" text:style-name="WWNum1">
        <text:list-item>
          <text:list>
            <text:list-item>
              <text:list>
                <text:list-item>
                  <text:p text:style-name="P37"><text:bookmark-start text:name="_Toc321766477"/>Inspection et revue croisée<text:bookmark-end text:name="_Toc321766477"/></text:p>
                </text:list-item>
              </text:list>
            </text:list-item>
          </text:list>
        </text:list-item>
      </text:list>
      <text:p text:style-name="Text_20_body">TO DO : à compléter par vos propres exigences</text:p>
      <text:p text:style-name="P4"/>
      <text:list xml:id="list668386097" text:continue-numbering="true" text:style-name="WWNum1">
        <text:list-item>
          <text:h text:style-name="P36" text:outline-level="1"><text:bookmark-start text:name="__RefHeading__3680_200549055"/><text:bookmark-start text:name="_Toc321766478"/>Test<text:bookmark-end text:name="__RefHeading__3680_200549055"/><text:bookmark-end text:name="_Toc321766478"/></text:h>
        </text:list-item>
      </text:list>
      <text:p text:style-name="Text_20_body">TO DO : à compléter par vos propres exigences</text:p>
      <text:p text:style-name="Text_20_body">Voir Plan de test.</text:p>
      <text:p text:style-name="P4"/>
      <text:list xml:id="list236784320" text:continue-numbering="true" text:style-name="WWNum1">
        <text:list-item>
          <text:h text:style-name="P36" text:outline-level="1"><text:bookmark-start text:name="__RefHeading__3682_200549055"/><text:bookmark-start text:name="_Toc321766479"/>Notification des problèmes et corrections<text:bookmark-end text:name="__RefHeading__3682_200549055"/><text:bookmark-end text:name="_Toc321766479"/></text:h>
        </text:list-item>
      </text:list>
      <text:p text:style-name="Text_20_body">La notification des problèmes, à toute étape du processus de développement, se fait directement sur l’ENTP et ce par chacun des membres de l’équipe. Cela se fait par l’émission d’une demande de type « Bug » sur l’outil Redmine de l’ENTP.</text:p>
      <text:p text:style-name="Text_20_body">TO DO : à compléter, préciser notamment le processus de prise en compte d'une telle notification (qui déclare et comment se fait l'assignation, qui décide d'agir, auquel cas qui agit, quel reporting, ...)</text:p>
      <text:p text:style-name="P4"/>
      <text:list xml:id="list725792933" text:continue-numbering="true" text:style-name="WWNum1">
        <text:list-item>
          <text:h text:style-name="P36" text:outline-level="1"><text:bookmark-start text:name="__RefHeading__3684_200549055"/><text:bookmark-start text:name="_Toc321766480"/>Outils, techniques et méthodologies<text:bookmark-end text:name="__RefHeading__3684_200549055"/><text:bookmark-end text:name="_Toc321766480"/></text:h>
          <text:list>
            <text:list-item>
              <text:p text:style-name="P38"><text:bookmark-start text:name="_Toc321766481"/>L’espace Numérique de Travail du Projet (ENTP)<text:bookmark-end text:name="_Toc321766481"/></text:p>
            </text:list-item>
          </text:list>
        </text:list-item>
      </text:list>
      <text:p text:style-name="Text_20_body">L’ENTP est un espace vous offrant les outils suivants :</text:p>
      <text:list xml:id="list1759307298" text:style-name="WWNum25">
        <text:list-item>
          <text:p text:style-name="P55">Redmine : un gestionnaire de suivi de projet</text:p>
        </text:list-item>
        <text:list-item>
          <text:p text:style-name="P55">WikiProse : Wiki contenant un ensemble d’information sur le projet ProSE, Wiki proposé par l’équipe pédagogique.</text:p>
        </text:list-item>
        <text:list-item>
          <text:p text:style-name="P55">Le RDP (Réfentiel Document Projet) : C'est le dépôt subversion</text:p>
        </text:list-item>
      </text:list>
      <text:p text:style-name="Text_20_body">L'ENTP est accessible de la même façon à l'intérieur et à l'extérieur de l'ESEO.</text:p>
      <text:p text:style-name="Text_20_body">Les identifiants (login et mot de passe), lorsqu'ils sont réclamés, correspondent à ceux créés sur Redmine au début du projet.</text:p>
      <text:p text:style-name="Text_20_body">Résumé des URL pour les différents composants de l'ENTP :</text:p>
      <table:table table:name="Tableau15" table:style-name="Tableau15">
        <table:table-column table:style-name="Tableau15.A"/>
        <table:table-column table:style-name="Tableau15.B"/>
        <table:table-row>
          <table:table-cell table:style-name="Tableau15.A1" office:value-type="string">
            <text:p text:style-name="Table_20_Contents">Composant</text:p>
          </table:table-cell>
          <table:table-cell table:style-name="Tableau15.B1" office:value-type="string">
            <text:p text:style-name="Table_20_Contents">URL</text:p>
          </table:table-cell>
        </table:table-row>
        <table:table-row>
          <table:table-cell table:style-name="Tableau15.A2" office:value-type="string">
            <text:p text:style-name="Table_20_Contents">WikiProSE</text:p>
          </table:table-cell>
          <table:table-cell table:style-name="Tableau15.B2" office:value-type="string">
            <text:p text:style-name="Table_20_Contents">http://prose.eseo.fr/prose/</text:p>
          </table:table-cell>
        </table:table-row>
        <table:table-row>
          <table:table-cell table:style-name="Tableau15.A2" office:value-type="string">
            <text:p text:style-name="Table_20_Contents">Redmine</text:p>
          </table:table-cell>
          <table:table-cell table:style-name="Tableau15.B2" office:value-type="string">
            <text:p text:style-name="Table_20_Contents">http://prose.eseo.fr/redmine/</text:p>
          </table:table-cell>
        </table:table-row>
        <table:table-row>
          <table:table-cell table:style-name="Tableau15.A2" office:value-type="string">
            <text:p text:style-name="Table_20_Contents">Tableau de bord</text:p>
          </table:table-cell>
          <table:table-cell table:style-name="Tableau15.B2" office:value-type="string">
            <text:p text:style-name="Table_20_Contents">http://prose.eseo.fr/prose-board/</text:p>
          </table:table-cell>
        </table:table-row>
        <table:table-row>
          <table:table-cell table:style-name="Tableau15.A2" office:value-type="string">
            <text:p text:style-name="Table_20_Contents">RDP</text:p>
          </table:table-cell>
          <table:table-cell table:style-name="Tableau15.B2" office:value-type="string">
            <text:p text:style-name="Table_20_Contents">http://prose.eseo.fr/redmine/svn/promoAAAA-equipeXX</text:p>
            <text:p text:style-name="Table_20_Contents">TODO : remplacer :</text:p>
            <text:list xml:id="list20162797111" text:style-name="L5">
              <text:list-item>
                <text:p text:style-name="P71">« promo » par « astre » ou « itii » ou …</text:p>
              </text:list-item>
              <text:list-item>
                <text:p text:style-name="P71">« AAAA » par l'année de diplôme à venir de votre promotion</text:p>
              </text:list-item>
              <text:list-item>
                <text:p text:style-name="P71">« XX » par le numéro de votre équipe</text:p>
              </text:list-item>
            </text:list>
          </table:table-cell>
        </table:table-row>
      </table:table>
      <text:p text:style-name="Text_20_body"/>
      <text:list xml:id="list501899012" text:continue-list="list725792933" text:style-name="WWNum1">
        <text:list-item>
          <text:list>
            <text:list-item>
              <text:list>
                <text:list-item>
                  <text:p text:style-name="P37"><text:bookmark-start text:name="_Toc321766482"/>Redmine<text:bookmark-end text:name="_Toc321766482"/></text:p>
                </text:list-item>
              </text:list>
            </text:list-item>
          </text:list>
        </text:list-item>
      </text:list>
      <text:p text:style-name="Text_20_body">Redmine est un gestionnaire de projet ayant comme fonctionnalités :</text:p>
      <text:list xml:id="list1884017054" text:style-name="WWNum3">
        <text:list-item>
          <text:p text:style-name="P56">La gestion de plusieurs projets paramétrables</text:p>
        </text:list-item>
        <text:list-item>
          <text:p text:style-name="P56">la gestion des utilisateurs</text:p>
        </text:list-item>
        <text:list-item>
          <text:p text:style-name="P56">La gestion de documents</text:p>
        </text:list-item>
        <text:list-item>
          <text:p text:style-name="P56"><text:soft-page-break/>La gestion de demandes</text:p>
        </text:list-item>
        <text:list-item>
          <text:p text:style-name="P56">Les priorités paramétrables d'une demande</text:p>
        </text:list-item>
        <text:list-item>
          <text:p text:style-name="P56">Un historique</text:p>
        </text:list-item>
        <text:list-item>
          <text:p text:style-name="P56">La modulation fine des statuts et la gestion des transitions de statuts par rôle.</text:p>
        </text:list-item>
        <text:list-item>
          <text:p text:style-name="P56">L'ajout de champs personnalisés</text:p>
        </text:list-item>
        <text:list-item>
          <text:p text:style-name="P56">La gestion du temps</text:p>
        </text:list-item>
      </text:list>
      <text:p text:style-name="Text_20_body">N’oubliez pas de vérifier tous les jours la page d’accueil, dans la rubrique « Dernières Annonces ». Vous pourrez y trouvez des informations venant des consultants (ex : salle de formation, horaires, etc.).</text:p>
      <text:list xml:id="list746687964" text:continue-list="list501899012" text:style-name="WWNum1">
        <text:list-item>
          <text:list>
            <text:list-item>
              <text:list>
                <text:list-item>
                  <text:p text:style-name="P37"><text:bookmark-start text:name="_Toc321766483"/>Planning prévisionnel<text:bookmark-end text:name="_Toc321766483"/></text:p>
                </text:list-item>
              </text:list>
            </text:list-item>
          </text:list>
        </text:list-item>
      </text:list>
      <text:p text:style-name="P31"><text:span text:style-name="T14">La version détaillée du planning prévisionnel est à saisir sur Redmine, par le biais de demandes de type « phase projet ». Ces demandes sont à hiérarchiser pour offrir une lecture du plus global au plus détaillé. Par exemple :</text:span></text:p>
      <text:list xml:id="list129432616" text:style-name="L6">
        <text:list-item>
          <text:p text:style-name="P32"><text:span text:style-name="T14">Spécifications</text:span></text:p>
          <text:list>
            <text:list-item>
              <text:p text:style-name="P32"><text:span text:style-name="T14">Cas d'utilisation</text:span></text:p>
              <text:list>
                <text:list-item>
                  <text:p text:style-name="P32"><text:span text:style-name="T14">Cas d'utilisation stratégique</text:span></text:p>
                </text:list-item>
                <text:list-item>
                  <text:p text:style-name="P32"><text:span text:style-name="T14">...</text:span></text:p>
                </text:list-item>
              </text:list>
            </text:list-item>
            <text:list-item>
              <text:p text:style-name="P32"><text:span text:style-name="T14">IHM</text:span></text:p>
            </text:list-item>
            <text:list-item>
              <text:p text:style-name="P32"><text:span text:style-name="T14">...</text:span></text:p>
            </text:list-item>
            <text:list-item>
              <text:p text:style-name="P32"><text:span text:style-name="T14">Rédaction du dossier</text:span></text:p>
            </text:list-item>
            <text:list-item>
              <text:p text:style-name="P32"><text:span text:style-name="T14">…</text:span></text:p>
            </text:list-item>
          </text:list>
        </text:list-item>
      </text:list>
      <text:p text:style-name="P31"><text:span text:style-name="T14">Ces phases servent à structurer le planning prévisionnel du projet. A ce titre, les informations à saisir sont généralement (à adapter selon les situations) :</text:span></text:p>
      <text:list xml:id="list1979188964" text:style-name="L7">
        <text:list-item>
          <text:p text:style-name="P33"><text:span text:style-name="T14">titre et description</text:span></text:p>
        </text:list-item>
        <text:list-item>
          <text:p text:style-name="P33"><text:span text:style-name="T14">date de début et échéance</text:span></text:p>
        </text:list-item>
        <text:list-item>
          <text:p text:style-name="P33"><text:span text:style-name="T14">relation de dépendances avec d'autres phases projet (précède, suit, …)</text:span></text:p>
        </text:list-item>
        <text:list-item>
          <text:p text:style-name="P33"><text:span text:style-name="T14">temps estimé</text:span></text:p>
        </text:list-item>
      </text:list>
      <text:p text:style-name="P31"><text:span text:style-name="T14">Les activités proprement dites sont suivies par le biais de demandes de type « tâche ». Ces demandes sont nécessairement des sous-demandes de demandes de type « phase projet ». Les demandes de type « tâche » :</text:span></text:p>
      <text:list xml:id="list414922758" text:style-name="L8">
        <text:list-item>
          <text:p text:style-name="P34"><text:span text:style-name="T14">ne doivent pas être hiérarchisées entre elles</text:span></text:p>
        </text:list-item>
        <text:list-item>
          <text:p text:style-name="P34"><text:soft-page-break/><text:span text:style-name="T14">doivent être affectées à une et une seule personne pour laquelle elle représente le travail à faire</text:span></text:p>
        </text:list-item>
        <text:list-item>
          <text:p text:style-name="P34"><text:span text:style-name="T14">sont dupliquées autant que nécessaire si plusieurs personnes effectuent le même travail</text:span></text:p>
        </text:list-item>
      </text:list>
      <text:p text:style-name="Text_20_body">TODO : A compléter</text:p>
      <text:list xml:id="list756513696" text:continue-list="list746687964" text:style-name="WWNum1">
        <text:list-item>
          <text:list>
            <text:list-item>
              <text:list>
                <text:list-item>
                  <text:p text:style-name="P37"><text:bookmark-start text:name="_Toc321766484"/><text:bookmark-start text:name="_Toc321716531"/><text:bookmark-start text:name="_Toc321413756"/><text:bookmark-start text:name="_Toc321151779"/>Suivi du travail<text:bookmark-end text:name="_Toc321766484"/><text:bookmark-end text:name="_Toc321716531"/><text:bookmark-end text:name="_Toc321413756"/><text:bookmark-end text:name="_Toc321151779"/></text:p>
                </text:list-item>
              </text:list>
            </text:list-item>
          </text:list>
        </text:list-item>
      </text:list>
      <text:p text:style-name="Text_20_body"><text:span text:style-name="T8">À</text:span> chaque fois qu’un membre effectue un travail (en séance ou hors séance), il doit saisir le temps qu’il y a consacré sur Redmine <text:span text:style-name="T15">par le biais de ses demandes de type « tâche » </text:span><text:s/>et compléter l’état d’avancement de la demande. De plus, il devra alors déposer la nouvelle version de ces artefacts projet sur le RDP. </text:p>
      <text:p text:style-name="Standard"><text:span text:style-name="T7">Remarque :</text:span> La seule preuve du temps consacré à une tâche est le dépôt des artefacts. Un temps saisi sur Redmine sans dépôt associé peut ne pas être pris en compte par le CdP ou les consultants lors des audits « projet ».</text:p>
      <text:list xml:id="list1116524594" text:continue-numbering="true" text:style-name="WWNum1">
        <text:list-item>
          <text:list>
            <text:list-item>
              <text:p text:style-name="P38"><text:bookmark-start text:name="_Toc321766485"/>Liste des outils autorisés<text:bookmark-end text:name="_Toc321766485"/></text:p>
            </text:list-item>
          </text:list>
        </text:list-item>
      </text:list>
      <text:p text:style-name="Text_20_body">Voici la liste de tous les outils que l’équipe projet est autorisée à utiliser lors du projet.</text:p>
      <text:p text:style-name="Standard">TO DO : A adapter selon vos besoins</text:p>
      <table:table table:name="Tableau12" table:style-name="Tableau12">
        <table:table-column table:style-name="Tableau12.A"/>
        <table:table-column table:style-name="Tableau12.B"/>
        <table:table-row table:style-name="Tableau12.1">
          <table:table-cell table:style-name="Tableau12.A1" office:value-type="string">
            <text:p text:style-name="P8">Usage</text:p>
          </table:table-cell>
          <table:table-cell table:style-name="Tableau12.A1" office:value-type="string">
            <text:p text:style-name="P8">Outil utilisé</text:p>
          </table:table-cell>
        </table:table-row>
        <table:table-row table:style-name="Tableau12.1">
          <table:table-cell table:style-name="Tableau12.A1" office:value-type="string">
            <text:p text:style-name="Standard">Traitement de texte</text:p>
          </table:table-cell>
          <table:table-cell table:style-name="Tableau12.A1" office:value-type="string">
            <text:p text:style-name="Standard">Open office, Libre office</text:p>
            <text:p text:style-name="Standard">version ????</text:p>
          </table:table-cell>
        </table:table-row>
        <table:table-row table:style-name="Tableau12.1">
          <table:table-cell table:style-name="Tableau12.A1" office:value-type="string">
            <text:p text:style-name="Standard">Tableur</text:p>
          </table:table-cell>
          <table:table-cell table:style-name="Tableau12.A1" office:value-type="string">
            <text:p text:style-name="Standard">Open office, Libre office</text:p>
            <text:p text:style-name="Standard">version ????</text:p>
          </table:table-cell>
        </table:table-row>
        <table:table-row table:style-name="Tableau12.1">
          <table:table-cell table:style-name="Tableau12.A1" office:value-type="string">
            <text:p text:style-name="Standard">Diagramme UML</text:p>
          </table:table-cell>
          <table:table-cell table:style-name="Tableau12.A1" office:value-type="string">
            <text:p text:style-name="P7">???? </text:p>
          </table:table-cell>
        </table:table-row>
        <table:table-row table:style-name="Tableau12.1">
          <table:table-cell table:style-name="Tableau12.A1" office:value-type="string">
            <text:p text:style-name="Standard">???</text:p>
          </table:table-cell>
          <table:table-cell table:style-name="Tableau12.A1" office:value-type="string">
            <text:p text:style-name="Standard"/>
          </table:table-cell>
        </table:table-row>
        <table:table-row table:style-name="Tableau12.1">
          <table:table-cell table:style-name="Tableau12.A1" office:value-type="string">
            <text:p text:style-name="Standard">???</text:p>
          </table:table-cell>
          <table:table-cell table:style-name="Tableau12.A1" office:value-type="string">
            <text:p text:style-name="Standard"/>
          </table:table-cell>
        </table:table-row>
        <table:table-row table:style-name="Tableau12.1">
          <table:table-cell table:style-name="Tableau12.A1" office:value-type="string">
            <text:p text:style-name="Standard">???</text:p>
          </table:table-cell>
          <table:table-cell table:style-name="Tableau12.A1" office:value-type="string">
            <text:p text:style-name="Standard"/>
          </table:table-cell>
        </table:table-row>
        <table:table-row table:style-name="Tableau12.1">
          <table:table-cell table:style-name="Tableau12.A1" office:value-type="string">
            <text:p text:style-name="Standard">Client de gestion de versions</text:p>
          </table:table-cell>
          <table:table-cell table:style-name="Tableau12.A1" office:value-type="string">
            <text:p text:style-name="Standard">???</text:p>
          </table:table-cell>
        </table:table-row>
        <table:table-row table:style-name="Tableau12.1">
          <table:table-cell table:style-name="Tableau12.A1" office:value-type="string">
            <text:p text:style-name="Standard">Développement sous Android</text:p>
          </table:table-cell>
          <table:table-cell table:style-name="Tableau12.A1" office:value-type="string">
            <text:p text:style-name="Standard">Plugin ADT pour Eclipse <text:s/>???</text:p>
          </table:table-cell>
        </table:table-row>
        <text:soft-page-break/>
        <table:table-row table:style-name="Tableau12.1">
          <table:table-cell table:style-name="Tableau12.A1" office:value-type="string">
            <text:p text:style-name="Standard">Développement C/Linux-Embarqué</text:p>
          </table:table-cell>
          <table:table-cell table:style-name="Tableau12.A1" office:value-type="string">
            <text:p text:style-name="Standard">SDK armadeus ESEO + Eclipse</text:p>
          </table:table-cell>
        </table:table-row>
        <table:table-row table:style-name="Tableau12.1">
          <table:table-cell table:style-name="Tableau12.A1" office:value-type="string">
            <text:p text:style-name="Standard">Documentation du code C et Java</text:p>
          </table:table-cell>
          <table:table-cell table:style-name="Tableau12.A1" office:value-type="string">
            <text:p text:style-name="Standard">Doxygen version ???</text:p>
          </table:table-cell>
        </table:table-row>
      </table:table>
      <text:p text:style-name="Standard"/>
      <text:p text:style-name="P4"/>
      <text:list xml:id="list214815706" text:continue-numbering="true" text:style-name="WWNum1">
        <text:list-item>
          <text:h text:style-name="P36" text:outline-level="1"><text:bookmark-start text:name="__RefHeading__3686_200549055"/><text:bookmark-start text:name="_Toc321766486"/>Contrôle des médias<text:bookmark-end text:name="__RefHeading__3686_200549055"/><text:bookmark-end text:name="_Toc321766486"/></text:h>
          <text:list>
            <text:list-item>
              <text:p text:style-name="P38"><text:bookmark-start text:name="_Toc321766487"/><text:bookmark-start text:name="_Toc321716528"/>Communiquer entre membres internes du projet<text:bookmark-end text:name="_Toc321766487"/><text:bookmark-end text:name="_Toc321716528"/></text:p>
            </text:list-item>
          </text:list>
        </text:list-item>
      </text:list>
      <text:p text:style-name="Text_20_body">Voir instructions pédagogiques sur le wiki ProSE</text:p>
      <text:p text:style-name="Text_20_body">TO DO : à compléter par vos propres contraintes</text:p>
      <text:p text:style-name="Text_20_body">Pour contacter tous les membres du groupe, vous devez envoyer votre email à l’adresse suivante : TO DO : à compléter</text:p>
      <text:p text:style-name="Text_20_body">Tous les mails envoyés à la précédente adresse sont automatiquement archivés dans le compte mail suivant (XXXX), ce afin de permettre une traçabilité de tous vos échanges.</text:p>
      <text:list xml:id="list1654233395" text:continue-numbering="true" text:style-name="WWNum1">
        <text:list-item>
          <text:list>
            <text:list-item>
              <text:p text:style-name="P38"><text:bookmark-start text:name="_Toc321766488"/><text:bookmark-start text:name="_Toc321716529"/>Communiquer avec des membres externes au projet<text:bookmark-end text:name="_Toc321766488"/><text:bookmark-end text:name="_Toc321716529"/></text:p>
              <text:list>
                <text:list-item>
                  <text:p text:style-name="P37"><text:bookmark-start text:name="_Toc321766489"/><text:bookmark-start text:name="_Toc321413748"/><text:bookmark-start text:name="_Toc321151771"/><text:bookmark-start text:name="_Toc319009962"/>Contacter les consultants<text:bookmark-end text:name="_Toc321766489"/><text:bookmark-end text:name="_Toc321413748"/><text:bookmark-end text:name="_Toc321151771"/><text:bookmark-end text:name="_Toc319009962"/></text:p>
                </text:list-item>
              </text:list>
            </text:list-item>
          </text:list>
        </text:list-item>
      </text:list>
      <text:p text:style-name="Text_20_body">Les consultants devront être contactés en priorité par mail.</text:p>
      <text:p text:style-name="Text_20_body">TO DO : voir règles sur le wiki ProSE.</text:p>
      <text:p text:style-name="Text_20_body">TO DO :Toute la correspondance avec les consultants doit être archivés dans le compte email suivant XXXX</text:p>
      <text:p text:style-name="Text_20_body">TODO : prise de rendez-vous de consulting, demande auprès du CdP, autorisation du CdP et reporting auprès du CdP pour garder une trace des consulting effectués (pour permettre <text:span text:style-name="T11">a</text:span><text:span text:style-name="T11"> minima</text:span> au CdP de tenir à jour la liste des dépenses de consulting</text:p>
      <text:list xml:id="list825856901" text:continue-numbering="true" text:style-name="WWNum1">
        <text:list-item>
          <text:list>
            <text:list-item>
              <text:list>
                <text:list-item>
                  <text:p text:style-name="P37"><text:bookmark-start text:name="_Toc321766490"/><text:bookmark-start text:name="_Toc321413749"/><text:bookmark-start text:name="_Toc321151772"/><text:bookmark-start text:name="_Toc319009963"/>Contacter le client<text:bookmark-end text:name="_Toc321766490"/><text:bookmark-end text:name="_Toc321413749"/><text:bookmark-end text:name="_Toc321151772"/><text:bookmark-end text:name="_Toc319009963"/></text:p>
                </text:list-item>
              </text:list>
            </text:list-item>
          </text:list>
        </text:list-item>
      </text:list>
      <text:p text:style-name="Text_20_body">TO DO : Attention à respecter les instructions pédagogiques sur le wiki ProSE</text:p>
      <text:p text:style-name="Text_20_body">Toute la correspondance mail avec le client doit être archivés dans le compte mail suivant XXXX</text:p>
      <text:p text:style-name="Text_20_body">A compléter par vos propres contraintes</text:p>
      <text:p text:style-name="P4"/>
      <text:list xml:id="list1349620704" text:continue-numbering="true" text:style-name="WWNum1">
        <text:list-item>
          <text:h text:style-name="P36" text:outline-level="1"><text:bookmark-start text:name="__RefHeading__3688_200549055"/><text:bookmark-start text:name="_Toc321766491"/><text:bookmark-start text:name="__RefNumPara__13251_1211863129"/>Contrôle des fournisseurs<text:bookmark-end text:name="__RefHeading__3688_200549055"/><text:bookmark-end text:name="_Toc321766491"/><text:bookmark-end text:name="__RefNumPara__13251_1211863129"/></text:h>
        </text:list-item>
      </text:list>
      <text:p text:style-name="Text_20_body">TO DO : rôle de Formato</text:p>
      <text:list xml:id="list1511862071" text:continue-numbering="true" text:style-name="WWNum1">
        <text:list-item>
          <text:list>
            <text:list-item>
              <text:p text:style-name="P38"><text:bookmark-start text:name="_Toc321766492"/>S<text:bookmark-end text:name="_Toc321766492"/>'inscrire à une formation</text:p>
            </text:list-item>
          </text:list>
        </text:list-item>
      </text:list>
      <text:p text:style-name="Text_20_body">Toute demande de formation doit être décidée en accord avec le CdP. Ce dernier transmettra la demande d'inscription au plus tard 24 heures avant le début de la formation.</text:p>
      <text:p text:style-name="Text_20_body">TODO : ajouter traçabilité des demandes, facturations, suivi des présences, etc...</text:p>
      <text:list xml:id="list407785582" text:continue-numbering="true" text:style-name="WWNum1">
        <text:list-item>
          <text:list>
            <text:list-item>
              <text:p text:style-name="P38"><text:bookmark-start text:name="_Toc321766493"/>D<text:bookmark-end text:name="_Toc321766493"/>emander un consulting</text:p>
            </text:list-item>
          </text:list>
        </text:list-item>
      </text:list>
      <text:p text:style-name="Text_20_body">TO DO : Pour demander un consulting, il est préférable de prendre un rendez-vous même si cela est facultatif lors des séances. En dehors des séances, les consultants ne sont pas nécessairement disponibles et il faut impérativement envoyer une demande par email avec un préavis de 48h.</text:p>
      <text:p text:style-name="P4">TODO : Ajouter une traçabilité des demandes et des consultings effectués. Ce suivi pourra être rapproché du budget « crédit de temps consulting » visible dans le tableau de bord de l'ENTP.</text:p>
      <text:list xml:id="list1524891121" text:continue-numbering="true" text:style-name="WWNum1">
        <text:list-item>
          <text:h text:style-name="P36" text:outline-level="1"><text:bookmark-start text:name="__RefHeading__3690_200549055"/><text:bookmark-start text:name="_Toc321766494"/>Collecte, maintenance et conservation des archives<text:bookmark-end text:name="__RefHeading__3690_200549055"/><text:bookmark-end text:name="_Toc321766494"/></text:h>
          <text:list>
            <text:list-item>
              <text:p text:style-name="P38"><text:bookmark-start text:name="_Toc321766495"/>Le Référentiel Documentaire Projet<text:bookmark-end text:name="_Toc321766495"/> (RDP)</text:p>
            </text:list-item>
          </text:list>
        </text:list-item>
      </text:list>
      <text:p text:style-name="Text_20_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 </text:p>
      <text:p text:style-name="Text_20_body">TO DO à compléter : Localisation du RDP, accès au RDP (en interne à l’ESEO ou en externe)</text:p>
      <text:list xml:id="list362882115" text:continue-numbering="true" text:style-name="WWNum1">
        <text:list-item>
          <text:list>
            <text:list-item>
              <text:list>
                <text:list-item>
                  <text:p text:style-name="P37"><text:bookmark-start text:name="_Toc321766496"/><text:bookmark-start text:name="_Toc321716522"/>Structuration du RDP<text:bookmark-end text:name="_Toc321766496"/><text:bookmark-end text:name="_Toc321716522"/></text:p>
                </text:list-item>
              </text:list>
            </text:list-item>
          </text:list>
        </text:list-item>
      </text:list>
      <text:p text:style-name="Standard">Le RDP est structuré en différents dossiers. Il est impératif de respecter la décomposition en premier niveau du RDP.</text:p>
      <text:p text:style-name="Standard">TO DO : donner des explications de la structuration du RDP. A COMPLETER</text:p>
      <text:list xml:id="list1553951975" text:style-name="WWNum24">
        <text:list-item>
          <text:p text:style-name="P59">Code : Contient tous les fichiers sources (C et Java), ainsi que les fichiers permettant leur édition, modification, déboggage, test et compilation. Les fichiers objets et exécutables n’y sont pas sauvegardés. Ce répertoire est décomposé en 2 dossiers :</text:p>
          <text:list>
            <text:list-item>
              <text:p text:style-name="P57">Exploration : Tous les fichiers utilisés en phase d’exploration. Ces fichers ne sont pas soumis au respect des conventions de qualités du présent PAQL.</text:p>
            </text:list-item>
            <text:list-item>
              <text:p text:style-name="P57">Production : Tous les fichiers permettant la réalisation des logiciels pour le client (toutes les versions)</text:p>
            </text:list-item>
          </text:list>
        </text:list-item>
        <text:list-item>
          <text:p text:style-name="P59">Conception</text:p>
          <text:list>
            <text:list-item>
              <text:p text:style-name="P57">Ebauches : Ce sont tous les fichiers (document word ou images) utilisé au cours de la constitution des dossiers de conception.</text:p>
            </text:list-item>
            <text:list-item>
              <text:p text:style-name="P57">Livrables : Documents de conception dès qu’ils ont atteint une première fois l'état « diffusable » ainsi que toute leur révisions ultérieures</text:p>
            </text:list-item>
            <text:list-item>
              <text:p text:style-name="P57">Schemas : Tous les sources des dessins ou fichiers UML produit lors de la phase de conception</text:p>
            </text:list-item>
          </text:list>
        </text:list-item>
        <text:list-item>
          <text:p text:style-name="P59">Gestion_projet</text:p>
          <text:list>
            <text:list-item>
              <text:p text:style-name="P57">Budget : Budget de l’équipe (les documents peuvent être protégé par un mot de passe connu par le CdP et les consultants FORMATO).</text:p>
            </text:list-item>
            <text:list-item>
              <text:p text:style-name="P57">Client : Tous les documents en rapport avec le client..</text:p>
            </text:list-item>
            <text:list-item>
              <text:p text:style-name="P57">Planning : Les plannings du projet (en particulier ceux des audits et des formations)</text:p>
            </text:list-item>
            <text:list-item>
              <text:p text:style-name="P57">Reunions : Compte rendu des réunions.</text:p>
            </text:list-item>
          </text:list>
        </text:list-item>
        <text:list-item>
          <text:p text:style-name="P59"><text:soft-page-break/>Qualite : Cette partie regroupe tous les documents liés à la gestion de la qualité du projet. </text:p>
          <text:list>
            <text:list-item>
              <text:p text:style-name="P57">Code : Modèle des fichiers .h, .c et java à utiliser plus des bibliothèques à utiliser</text:p>
            </text:list-item>
            <text:list-item>
              <text:p text:style-name="P57">Modeles : Modèle de document à utiliser pendant le projet.</text:p>
            </text:list-item>
          </text:list>
        </text:list-item>
        <text:list-item>
          <text:p text:style-name="P59">Specification : Même structuration que la conception.</text:p>
        </text:list-item>
        <text:list-item>
          <text:p text:style-name="P59">Test : Regroupe tous les artefacts liés à l’activité de test (Cahier de test, Plan Test, Planning).</text:p>
        </text:list-item>
      </text:list>
      <text:list xml:id="list1775095646" text:continue-list="list362882115" text:style-name="WWNum1">
        <text:list-item>
          <text:list>
            <text:list-item>
              <text:list>
                <text:list-item>
                  <text:p text:style-name="P37"><text:bookmark-start text:name="_Toc321766497"/><text:bookmark-start text:name="_Toc321716524"/>Obtenir un accès au RDP<text:bookmark-end text:name="_Toc321766497"/><text:bookmark-end text:name="_Toc321716524"/></text:p>
                </text:list-item>
              </text:list>
            </text:list-item>
          </text:list>
        </text:list-item>
      </text:list>
      <text:p text:style-name="Standard">TO DO</text:p>
      <text:list xml:id="list513646501" text:continue-numbering="true" text:style-name="WWNum1">
        <text:list-item>
          <text:list>
            <text:list-item>
              <text:list>
                <text:list-item>
                  <text:p text:style-name="P37"><text:bookmark-start text:name="_Toc321766498"/>Nom des fichiers des artefacts<text:bookmark-end text:name="_Toc321766498"/></text:p>
                </text:list-item>
              </text:list>
            </text:list-item>
          </text:list>
        </text:list-item>
      </text:list>
      <text:p text:style-name="Text_20_body">Seules des lettres de l’alphabet latin (lettre non accentuée, haut de casse, b<text:bookmark text:name="_GoBack"/>as de casse et tirets) sont autorisées pour le nom du fichier. Le nom du fichier doit se terminer par la référence du document (cf. chapitre <text:bookmark-ref text:reference-format="number" text:ref-name="_Ref321753203">3.3</text:bookmark-ref>, page <text:bookmark-ref text:reference-format="page" text:ref-name="_Ref321753203">17</text:bookmark-ref>). </text:p>
      <text:p text:style-name="P7"/>
      <text:list xml:id="list808648389" text:continue-numbering="true" text:style-name="WWNum1">
        <text:list-item>
          <text:list>
            <text:list-item>
              <text:list>
                <text:list-item>
                  <text:p text:style-name="P37"><text:bookmark-start text:name="_Toc321766499"/><text:bookmark-start text:name="_Toc321716525"/>Déposer un artefact sur le RDP<text:bookmark-end text:name="_Toc321766499"/><text:bookmark-end text:name="_Toc321716525"/></text:p>
                </text:list-item>
              </text:list>
            </text:list-item>
          </text:list>
        </text:list-item>
      </text:list>
      <text:p text:style-name="Standard">TO DO : </text:p>
      <text:p text:style-name="Standard">Voir gestion des conflits et processus sur la gestion des artefacts projet</text:p>
      <text:p text:style-name="Standard">Les modifications d'états sont aussi notifiées sur les commentaires sur subversion.</text:p>
      <text:p text:style-name="Standard">Dès qu’une modification est finale et que le document change d'état, vous devez l’indiquer dans le commentaire.</text:p>
      <text:list xml:id="list1301025304" text:continue-numbering="true" text:style-name="WWNum1">
        <text:list-item>
          <text:list>
            <text:list-item>
              <text:p text:style-name="P38"><text:bookmark-start text:name="_Toc321766500"/><text:bookmark-start text:name="_Toc195071034"/>Gestion des documents papier<text:bookmark-end text:name="_Toc321766500"/><text:bookmark-end text:name="_Toc195071034"/></text:p>
            </text:list-item>
          </text:list>
        </text:list-item>
      </text:list>
      <text:p text:style-name="Text_20_body">Afin de garder toutes traces du travail effectué, les documents papier seront stockés dans un classeur intitulée : Projet ProSE – EquipeXX, classeur conservé par le CdP. A l’intérieur sera retrouvée la même classification que le premier niveau du RDP. Chaque document papier produit devra contenir le nom et prénom de l’auteur du document ainsi que la date de création.</text:p>
      <text:p text:style-name="Standard">TODO : adapter EquipeXX à votre équipe.</text:p>
      <text:p text:style-name="Standard">En cas de modification du document papier, l’auteur responsable du document devra informer impérativement le Responsable Qualité et en faire une autre photocopie. Cette photocopie sera agrafée avec le document initial. </text:p>
      <text:p text:style-name="Standard">TO DO : A compléter</text:p>
      <text:p text:style-name="P4"/>
      <text:list xml:id="list2061005263" text:continue-numbering="true" text:style-name="WWNum1">
        <text:list-item>
          <text:h text:style-name="P36" text:outline-level="1"><text:bookmark-start text:name="__RefHeading__3692_200549055"/><text:bookmark-start text:name="_Toc321766501"/>Formation<text:bookmark-end text:name="__RefHeading__3692_200549055"/><text:bookmark-end text:name="_Toc321766501"/></text:h>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de participation à des formations proposées par la société FORMATO.</text:p>
      <text:p text:style-name="Standard">Pour ces deux derniers points, voir « <text:bookmark-ref text:reference-format="text" text:ref-name="__RefNumPara__13251_1211863129">Contrôle des fournisseurs</text:bookmark-ref> »page <text:bookmark-ref text:reference-format="page" text:ref-name="__RefNumPara__13251_1211863129">33</text:bookmark-ref>.</text:p>
      <text:list xml:id="list1842050752" text:continue-numbering="true" text:style-name="WWNum1">
        <text:list-item>
          <text:h text:style-name="P36" text:outline-level="1"><text:bookmark-start text:name="__RefHeading__3694_200549055"/><text:bookmark-start text:name="_Toc321766504"/>Gestion du risque<text:bookmark-end text:name="__RefHeading__3694_200549055"/><text:bookmark-end text:name="_Toc321766504"/></text:h>
        </text:list-item>
      </text:list>
      <text:p text:style-name="Standard"><text:bookmark-end text:name="_Toc319009960"/>TO DO si nécessaire</text:p>
      <text:p text:style-name="P5"><text:bookmark-start text:name="_Toc319009970"/></text:p>
      <text:list xml:id="list1593693417" text:continue-numbering="true" text:style-name="WWNum1">
        <text:list-item>
          <text:h text:style-name="P36" text:outline-level="1"><text:bookmark-end text:name="_Toc319009970"/><text:bookmark-start text:name="__RefHeading__3696_200549055"/><text:bookmark-start text:name="_Toc321766505"/><text:bookmark-start text:name="_Toc321716534"/><text:bookmark-start text:name="_Toc321413757"/><text:bookmark-start text:name="_Toc321151780"/><text:bookmark text:name="_Outils"/>Outils et configurations<text:bookmark-end text:name="__RefHeading__3696_200549055"/><text:bookmark-end text:name="_Toc321766505"/><text:bookmark-end text:name="_Toc321716534"/><text:bookmark-end text:name="_Toc321413757"/><text:bookmark-end text:name="_Toc321151780"/></text:h>
          <text:list>
            <text:list-item>
              <text:p text:style-name="P38"><text:bookmark-start text:name="_Toc321716535"/><text:bookmark-start text:name="_Toc321413760"/><text:bookmark-start text:name="_Toc321151783"/><text:bookmark-start text:name="_Toc321766506"/><text:bookmark-start text:name="_Toc321716536"/><text:bookmark-start text:name="_Toc321413767"/><text:bookmark-start text:name="_Toc321151790"/>Réseau informatique<text:bookmark-end text:name="_Toc321766506"/><text:bookmark-end text:name="_Toc321716536"/><text:bookmark-end text:name="_Toc321413767"/><text:bookmark-end text:name="_Toc321151790"/></text:p>
            </text:list-item>
          </text:list>
        </text:list-item>
      </text:list>
      <text:p text:style-name="Standard">Le réseau informatique de l’ESEO vous permettra <text:s/>à internet ainsi qu’à tous les outils cités précédemment. Par conséquent, les membres projet sont tenus de respecter la charte informatique ESEO et l’avoir signé.</text:p>
      <text:list xml:id="list1639761325" text:continue-numbering="true" text:style-name="WWNum1">
        <text:list-item>
          <text:list>
            <text:list-item>
              <text:p text:style-name="P38"><text:bookmark-start text:name="_Toc321766507"/>Subversion<text:bookmark-end text:name="_Toc321766507"/></text:p>
            </text:list-item>
          </text:list>
        </text:list-item>
      </text:list>
      <text:p text:style-name="Standard">TO DO : des info si vous le jugez nécessaire sur d’autres outils …</text:p>
      <text:p text:style-name="P6"><text:bookmark-end text:name="_Toc321716535"/><text:bookmark-end text:name="_Toc321413760"/><text:bookmark-end text:name="_Toc321151783"/><text:bookmark text:name="_Activités_de_test"/></text:p>
      <text:list xml:id="list494776723" text:continue-numbering="true" text:style-name="WWNum1">
        <text:list-item>
          <text:h text:style-name="P36" text:outline-level="1"><text:bookmark-start text:name="__RefHeading__3698_200549055"/><text:bookmark-start text:name="_Toc321766508"/><text:bookmark-start text:name="_Toc321716505"/><text:bookmark-start text:name="_Toc321413731"/><text:bookmark-start text:name="_Toc320188017"/><text:bookmark text:name="_Gestion_de_versions"/>Glossaire : Définitions, acronymes et abréviations<text:bookmark-end text:name="__RefHeading__3698_200549055"/><text:bookmark-end text:name="_Toc321766508"/><text:bookmark-end text:name="_Toc321716505"/><text:bookmark-end text:name="_Toc321413731"/><text:bookmark-end text:name="_Toc320188017"/></text:h>
        </text:list-item>
      </text:list>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Standard">Acronyme</text:p>
          </table:table-cell>
          <table:table-cell table:style-name="Tableau13.A1" office:value-type="string">
            <text:p text:style-name="Standard">Définition</text:p>
          </table:table-cell>
        </table:table-row>
        <table:table-row table:style-name="Tableau13.1">
          <table:table-cell table:style-name="Tableau13.A1" office:value-type="string">
            <text:p text:style-name="Standard"/>
          </table:table-cell>
          <table:table-cell table:style-name="Tableau13.A1" office:value-type="string">
            <text:p text:style-name="Standard"/>
          </table:table-cell>
        </table:table-row>
        <table:table-row table:style-name="Tableau13.1">
          <table:table-cell table:style-name="Tableau13.A1" office:value-type="string">
            <text:p text:style-name="Standard">AP (Artefact Projet) </text:p>
          </table:table-cell>
          <table:table-cell table:style-name="Tableau13.A1" office:value-type="string">
            <text:p text:style-name="Standard">Désigne tous les éléments numériques ou analogiques produits lors du développement du projet (documents numérique ou papier, code sources, jeux de test…).</text:p>
          </table:table-cell>
        </table:table-row>
        <table:table-row table:style-name="Tableau13.1">
          <table:table-cell table:style-name="Tableau13.A1" office:value-type="string">
            <text:p text:style-name="Standard">AQ (Assurance Qualité)</text:p>
          </table:table-cell>
          <table:table-cell table:style-name="Tableau13.A1" office:value-type="string">
            <text:p text:style-name="Standard"/>
          </table:table-cell>
        </table:table-row>
        <table:table-row table:style-name="Tableau13.1">
          <table:table-cell table:style-name="Tableau13.A1" office:value-type="string">
            <text:p text:style-name="Standard">AuC (Audit Consultatif)</text:p>
          </table:table-cell>
          <table:table-cell table:style-name="Tableau13.A1" office:value-type="string">
            <text:p text:style-name="Standard"/>
          </table:table-cell>
        </table:table-row>
        <table:table-row table:style-name="Tableau13.1">
          <table:table-cell table:style-name="Tableau13.A1" office:value-type="string">
            <text:p text:style-name="Standard">AuN (Audit Normatif)</text:p>
          </table:table-cell>
          <table:table-cell table:style-name="Tableau13.A1" office:value-type="string">
            <text:p text:style-name="Standard"/>
          </table:table-cell>
        </table:table-row>
        <table:table-row table:style-name="Tableau13.1">
          <table:table-cell table:style-name="Tableau13.A1" office:value-type="string">
            <text:p text:style-name="Standard">CdP (Chef de Projet)</text:p>
          </table:table-cell>
          <table:table-cell table:style-name="Tableau13.A1" office:value-type="string">
            <text:p text:style-name="Standard"/>
          </table:table-cell>
        </table:table-row>
        <table:table-row table:style-name="Tableau13.1">
          <table:table-cell table:style-name="Tableau13.A1" office:value-type="string">
            <text:p text:style-name="Standard">ENTP (Espace Numérique de Travail du Projet).</text:p>
            <text:p text:style-name="Standard"/>
          </table:table-cell>
          <table:table-cell table:style-name="Tableau13.A1" office:value-type="string">
            <text:p text:style-name="Standard"/>
          </table:table-cell>
        </table:table-row>
        <table:table-row table:style-name="Tableau13.1">
          <table:table-cell table:style-name="Tableau13.A1" office:value-type="string">
            <text:p text:style-name="P7">IEEE (Institute of Electrical and Electronics Engineers) </text:p>
          </table:table-cell>
          <table:table-cell table:style-name="Tableau13.A1" office:value-type="string">
            <text:p text:style-name="Standard">Association professionnelle internationale définissant entre autres des normes dans le domaine informatique et électronique.</text:p>
          </table:table-cell>
        </table:table-row>
        <table:table-row table:style-name="Tableau13.1">
          <table:table-cell table:style-name="Tableau13.A1" office:value-type="string">
            <text:p text:style-name="Standard">OMG (Object Management Group) </text:p>
          </table:table-cell>
          <table:table-cell table:style-name="Tableau13.A1" office:value-type="string">
            <text:p text:style-name="Standard">Association professionnelle internationale définissant entre autres des normes dans le domaine informatique.</text:p>
          </table:table-cell>
        </table:table-row>
        <table:table-row table:style-name="Tableau13.1">
          <table:table-cell table:style-name="Tableau13.A1" office:value-type="string">
            <text:p text:style-name="Standard">RQ (Responsable Qualité)</text:p>
          </table:table-cell>
          <table:table-cell table:style-name="Tableau13.A1" office:value-type="string">
            <text:p text:style-name="Standard"/>
          </table:table-cell>
        </table:table-row>
        <table:table-row table:style-name="Tableau13.1">
          <table:table-cell table:style-name="Tableau13.A1" office:value-type="string">
            <text:p text:style-name="Standard">RT (Responsable Test)</text:p>
          </table:table-cell>
          <table:table-cell table:style-name="Tableau13.A1" office:value-type="string">
            <text:p text:style-name="Standard"/>
          </table:table-cell>
        </table:table-row>
        <table:table-row table:style-name="Tableau13.1">
          <table:table-cell table:style-name="Tableau13.A1" office:value-type="string">
            <text:p text:style-name="Standard">ProSE (Projet Système Embarqué)</text:p>
          </table:table-cell>
          <table:table-cell table:style-name="Tableau13.A1" office:value-type="string">
            <text:p text:style-name="Standard"/>
          </table:table-cell>
        </table:table-row>
        <table:table-row table:style-name="Tableau13.1">
          <table:table-cell table:style-name="Tableau13.A1" office:value-type="string">
            <text:p text:style-name="Standard">PAQL (Plan d’Assurance Qualité Logicielle)</text:p>
          </table:table-cell>
          <table:table-cell table:style-name="Tableau13.A1" office:value-type="string">
            <text:p text:style-name="Standard"/>
          </table:table-cell>
        </table:table-row>
        <table:table-row table:style-name="Tableau13.1">
          <table:table-cell table:style-name="Tableau13.A1" office:value-type="string">
            <text:p text:style-name="Standard">RDP (Référentiel Documentaire Projet)</text:p>
          </table:table-cell>
          <table:table-cell table:style-name="Tableau13.A1" office:value-type="string">
            <text:p text:style-name="Standard">Dépôt de tous les artefacts numériques du projet. Ce dépôt est mis à la disposition de l’équipe projet, ainsi qu’à l’équipe des consultants <text:soft-page-break/>FORMATO. </text:p>
          </table:table-cell>
        </table:table-row>
        <table:table-row table:style-name="Tableau13.1">
          <table:table-cell table:style-name="Tableau13.A1" office:value-type="string">
            <text:p text:style-name="Standard">UML (Unified Modeling Language) </text:p>
          </table:table-cell>
          <table:table-cell table:style-name="Tableau13.A1" office:value-type="string">
            <text:p text:style-name="Standard">Notation graphique normalisée définie par l’OMG et utilisé en génie logiciel.</text:p>
          </table:table-cell>
        </table:table-row>
      </table:table>
      <text:p text:style-name="Standard"/>
      <text:p text:style-name="P4"/>
      <text:list xml:id="list605595102" text:continue-numbering="true" text:style-name="WWNum1">
        <text:list-item>
          <text:h text:style-name="P36" text:outline-level="1"><text:bookmark-start text:name="__RefHeading__3112_259716357"/>Validation du document<text:bookmark-end text:name="__RefHeading__3112_259716357"/></text:h>
        </text:list-item>
      </text:list>
      <text:p text:style-name="Standard">Signatures de tous les membres projets, précédées de la mention « J’ai lu et je m’engage à respecter le présent PAQL pendant toute la durée du projet Pro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353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349cm" fo:margin-bottom="0.349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WWNum1" style:class="text">
      <style:paragraph-properties fo:margin-top="0.353cm" fo:margin-bottom="0cm" style:contextual-spacing="false" fo:background-color="#4f81bd" fo:padding="0cm" fo:border="3pt solid #4f81bd">
        <style:background-image/>
      </style:paragraph-properties>
      <style:text-properties fo:font-variant="small-caps"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list-style-name="WWNum1" style:class="text">
      <style:paragraph-properties fo:margin-top="0.353cm" fo:margin-bottom="0cm" style:contextual-spacing="false" fo:background-color="#dbe5f1" fo:padding="0cm" fo:border="3pt solid #dbe5f1">
        <style:background-image/>
      </style:paragraph-properties>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list-style-name="WWNum1" style:class="text">
      <style:paragraph-properties fo:margin-top="0.529cm" fo:margin-bottom="0cm" style:contextual-spacing="false" fo:padding-left="0.071cm" fo:padding-right="0cm" fo:padding-top="0.071cm" fo:padding-bottom="0cm" fo:border-left="0.74pt solid #4f81bd" fo:border-right="none" fo:border-top="0.74pt solid #4f81bd" fo:border-bottom="none"/>
      <style:text-properties fo:font-variant="small-caps" fo:color="#243f60" fo:font-size="11pt" fo:letter-spacing="0.026cm" style:font-size-asian="11pt" style:font-size-complex="11pt"/>
    </style:style>
    <style:style style:name="Heading_20_4" style:display-name="Heading 4" style:family="paragraph" style:parent-style-name="Standard" style:next-style-name="Text_20_body" style:list-style-name="WWNum1" style:class="text" style:master-page-name="">
      <style:paragraph-properties fo:margin-top="0.529cm" fo:margin-bottom="0cm" style:contextual-spacing="false" style:page-number="auto" fo:padding-left="0.071cm" fo:padding-right="0cm" fo:padding-top="0.071cm" fo:padding-bottom="0cm" fo:border-left="0.74pt dotted #4f81bd" fo:border-right="none" fo:border-top="0.74pt dotted #4f81bd" fo:border-bottom="none"/>
      <style:text-properties fo:font-variant="small-caps" fo:color="#365f91" fo:font-size="11pt" fo:letter-spacing="0.018cm" style:font-size-asian="11pt" style:font-size-complex="11pt"/>
    </style:style>
    <style:style style:name="Heading_20_5" style:display-name="Heading 5" style:family="paragraph" style:parent-style-name="Standard" style:next-style-name="Text_20_body" style:list-style-name="WWNum1"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list-style-name="WWNum1"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list-style-name="WWNum1"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list-style-name="WWNum1"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list-style-name="WWNum1"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language-asian="fr" style:country-asian="FR" style:font-name-complex="Times New Roman1" style:font-size-complex="12pt"/>
    </style:style>
    <style:style style:name="Balloon_20_Text" style:display-name="Balloon Text" style:family="paragraph" style:parent-style-name="Standard" style:default-outline-level="">
      <style:paragraph-properties fo:margin-top="0.353cm" fo:margin-bottom="0cm" style:contextual-spacing="false"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text-align="center" style:justify-single-word="false"/>
      <style:text-properties fo:color="#365f91" fo:font-size="8pt" fo:font-weight="bold"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100%" fo:margin-left="1.27cm" fo:margin-right="0cm" fo:margin-top="0.353cm" fo:margin-bottom="0.353cm" style:contextual-spacing="false" fo:text-indent="0cm" style:auto-text-indent="false"/>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2.286cm" fo:margin-right="2.032cm" fo:margin-top="0.353cm" fo:margin-bottom="0cm" style:contextual-spacing="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master-page-name="">
      <style:paragraph-properties fo:margin="100%" fo:margin-left="0.76cm" fo:margin-right="0cm" fo:margin-top="0.353cm" fo:margin-bottom="0.353cm" style:contextual-spacing="false" fo:text-indent="-0.66cm" style:auto-text-indent="false" style:page-number="auto" text:number-lines="false" text:line-number="0">
        <style:tab-stops/>
      </style:paragraph-properties>
      <style:text-properties fo:font-size="16pt" fo:letter-spacing="0.028cm" fo:font-weight="bold" style:font-size-asian="16pt" style:font-weight-asian="bold" style:font-size-complex="16pt" style:language-complex="en" style:country-complex="US"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class="index">
      <style:paragraph-properties fo:margin="100%" fo:margin-left="0.635cm" fo:margin-right="0cm" fo:margin-top="0.353cm" fo:margin-bottom="0.176cm" style:contextual-spacing="false" fo:text-indent="0cm" style:auto-text-indent="false">
        <style:tab-stops>
          <style:tab-stop style:position="0.776cm"/>
          <style:tab-stop style:position="1.27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53cm" fo:margin-right="0cm" fo:margin-top="0.353cm" fo:margin-bottom="0.176cm" style:contextual-spacing="false" fo:text-indent="0cm" style:auto-text-indent="false">
        <style:tab-stops>
          <style:tab-stop style:position="16.501cm" style:type="right" style:leader-style="dotted" style:leader-text="."/>
        </style:tab-stops>
      </style:paragraph-properties>
    </style:style>
    <style:style style:name="Version" style:family="paragraph" style:parent-style-name="Standard" style:default-outline-level=""/>
    <style:style style:name="Contents_20_3" style:display-name="Contents 3" style:family="paragraph" style:parent-style-name="Standard" style:default-outline-level="" style:class="index">
      <style:paragraph-properties fo:margin="100%" fo:margin-left="0.706cm" fo:margin-right="0cm" fo:margin-top="0.353cm" fo:margin-bottom="0.176cm" style:contextual-spacing="false" fo:text-indent="0cm" style:auto-text-indent="false">
        <style:tab-stops>
          <style:tab-stop style:position="16.002cm" style:type="right" style:leader-style="dotted" style:leader-text="."/>
        </style:tab-stops>
      </style:paragraph-properties>
    </style:style>
    <style:style style:name="Enumération_20_1" style:display-name="Enumération 1" style:family="paragraph" style:parent-style-name="Standard" style:default-outline-level="" style:list-style-name="WWNum11">
      <style:paragraph-properties fo:margin="100%" fo:margin-left="1.002cm" fo:margin-right="0cm" fo:margin-top="0.212cm" fo:margin-bottom="0.106cm" style:contextual-spacing="false" fo:line-height="100%" fo:text-indent="-0.501cm" style:auto-text-indent="false">
        <style:tab-stops/>
      </style:paragraph-properties>
      <style:text-properties style:font-name="Arial1" style:font-name-asian="Times New Roman1" style:language-asian="fr" style:country-asian="FR" style:font-name-complex="Times New Roman1"/>
    </style:style>
    <style:style style:name="Enumération_20_2" style:display-name="Enumération 2" style:family="paragraph" style:parent-style-name="Standard" style:default-outline-level="" style:list-style-name="WWNum12">
      <style:paragraph-properties fo:margin="100%" fo:margin-left="2.002cm" fo:margin-right="0cm" fo:margin-top="0.212cm" fo:margin-bottom="0.106cm" style:contextual-spacing="false" fo:line-height="100%" fo:text-indent="-0.501cm" style:auto-text-indent="false">
        <style:tab-stops/>
      </style:paragraph-properties>
      <style:text-properties style:font-name="Arial1" style:font-name-asian="Times New Roman1" style:language-asian="fr" style:country-asian="FR" style:font-name-complex="Times New Roman1"/>
    </style:style>
    <style:style style:name="List_20_Number" style:display-name="List Number" style:family="paragraph" style:parent-style-name="Standard" style:default-outline-level="" style:list-style-name="WWNum10">
      <style:paragraph-properties fo:margin-top="0cm" fo:margin-bottom="0.106cm" style:contextual-spacing="false" fo:line-height="100%"/>
      <style:text-properties style:font-name="Arial1" style:font-name-asian="Times New Roman1" style:language-asian="fr" style:country-asian="FR" style:font-name-complex="Times New Roman1"/>
    </style:style>
    <style:style style:name="TitreTableau2" style:family="paragraph" style:parent-style-name="Standard" style:default-outline-level="">
      <style:paragraph-properties fo:margin-top="0.106cm" fo:margin-bottom="0.106cm" style:contextual-spacing="false" fo:line-height="100%" fo:keep-with-next="always"/>
      <style:text-properties fo:font-variant="small-caps" style:font-name="Arial1" fo:font-weight="bold" style:font-name-asian="Times New Roman1" style:language-asian="fr" style:country-asian="FR" style:font-weight-asian="bold" style:font-name-complex="Times New Roman1"/>
    </style:style>
    <style:style style:name="TitreTableau1" style:family="paragraph" style:parent-style-name="TitreTableau2" style:default-outline-level="">
      <style:paragraph-properties fo:margin-top="0.212cm" fo:margin-bottom="0.212cm" style:contextual-spacing="false" fo:text-align="center" style:justify-single-word="false"/>
      <style:text-properties fo:font-size="12pt" style:font-size-asian="12pt"/>
    </style:style>
    <style:style style:name="Normal_20_tableau" style:display-name="Normal tableau" style:family="paragraph" style:parent-style-name="Standard" style:default-outline-level="">
      <style:paragraph-properties fo:margin="100%" fo:margin-left="0.199cm" fo:margin-right="0cm" fo:margin-top="0.106cm" fo:margin-bottom="0.106cm" style:contextual-spacing="false" fo:line-height="100%" fo:text-indent="0cm" style:auto-text-indent="false"/>
      <style:text-properties style:font-name="Arial1" style:font-name-asian="Times New Roman1" style:language-asian="fr" style:country-asian="FR" style:font-name-complex="Times New Roman1"/>
    </style:style>
    <style:style style:name="Paragraphe_20_Standard" style:display-name="Paragraphe Standard" style:family="paragraph" style:parent-style-name="Standard" style:default-outline-level="">
      <style:paragraph-properties fo:margin-top="0.423cm" fo:margin-bottom="0cm" style:contextual-spacing="false" fo:line-height="100%" fo:orphans="0" fo:widows="0"/>
      <style:text-properties style:font-name="Arial1" style:font-name-asian="Times New Roman1" style:language-asian="fr" style:country-asian="FR" style:font-name-complex="Times New Roman1"/>
    </style:style>
    <style:style style:name="List_20_Bullet" style:display-name="List Bullet" style:family="paragraph" style:parent-style-name="Standard" style:default-outline-level="" style:list-style-name="WWNum15">
      <style:paragraph-properties fo:margin-top="0cm" fo:margin-bottom="0.106cm" style:contextual-spacing="false" fo:line-height="100%"/>
      <style:text-properties style:font-name="Arial1" style:font-name-asian="Times New Roman1" style:language-asian="fr" style:country-asian="FR" style:font-name-complex="Times New Roman1"/>
    </style:style>
    <style:style style:name="Cellule" style:family="paragraph" style:parent-style-name="Standard" style:default-outline-level="">
      <style:paragraph-properties fo:margin-top="0.106cm" fo:margin-bottom="0.106cm" style:contextual-spacing="false" fo:line-height="100%" fo:text-align="center" style:justify-single-word="false" fo:keep-together="always" fo:orphans="0" fo:widows="0" fo:keep-with-next="always"/>
      <style:text-properties style:font-name="Arial1" style:font-name-asian="Times New Roman1" style:language-asian="fr" style:country-asian="FR" style:font-name-complex="Times New Roman1"/>
    </style:style>
    <style:style style:name="List_20_Bullet_20_2" style:display-name="List Bullet 2" style:family="paragraph" style:parent-style-name="Standard" style:default-outline-level="" style:list-style-name="WWNum16">
      <style:paragraph-properties fo:margin-top="0.353cm" fo:margin-bottom="0.353cm" style:contextual-spacing="false"/>
    </style:style>
    <style:style style:name="Footnote" style:family="paragraph" style:parent-style-name="Standard" style:class="extra">
      <style:paragraph-properties fo:margin="100%" fo:margin-left="0.598cm" fo:margin-right="0cm" fo:margin-top="0.353cm" fo:margin-bottom="0.353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353cm" fo:margin-bottom="0cm" style:contextual-spacing="false"/>
      <style:text-properties style:font-name="DejaVu Sans Mono" fo:font-size="10pt" style:font-name-asian="DejaVu Sans Mono"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 style:display-name="Liste à puces" style:family="paragraph" style:parent-style-name="Standard" style:list-style-name="WW8Num13">
      <style:paragraph-properties fo:margin-top="0cm" fo:margin-bottom="0.106cm" style:contextual-spacing="false" fo:line-height="100%" fo:text-align="start" style:justify-single-word="false"/>
      <style:text-properties style:font-name="Arial" style:font-name-complex="Arial"/>
    </style:style>
    <style:style style:name="Liste_20_à_20_puces_20_2" style:display-name="Liste à puces 2" style:family="paragraph" style:parent-style-name="Standard" style:list-style-name="WW8Num1"/>
    <style:style style:name="List_20_2" style:display-name="List 2" style:family="paragraph" style:parent-style-name="Standard" style:list-style-name="WW8Num20" style:class="list">
      <style:paragraph-properties fo:margin="100%" fo:margin-left="1.501cm" fo:margin-right="0cm" fo:margin-top="0cm" fo:margin-bottom="0cm" style:contextual-spacing="false" fo:line-height="100%" fo:text-indent="-0.501cm" style:auto-text-indent="false">
        <style:tab-stops>
          <style:tab-stop style:position="1.501cm"/>
        </style:tab-stops>
      </style:paragraph-properties>
      <style:text-properties style:font-name="Arial" style:font-name-complex="Arial"/>
    </style:style>
    <style:style style:name="Default_20_Paragraph_20_Font" style:display-name="Default Paragraph Font" style:family="text"/>
    <style:style style:name="Titre_20_3_20_Car" style:display-name="Titre 3 Car" style:family="text" style:parent-style-name="Default_20_Paragraph_20_Font">
      <style:text-properties fo:text-transform="uppercase" fo:color="#243f60" fo:letter-spacing="0.026cm"/>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text-transform="uppercase" fo:letter-spacing="0.026cm" fo:background-color="#dbe5f1"/>
    </style:style>
    <style:style style:name="Titre_20_Car" style:display-name="Titre Car" style:family="text" style:parent-style-name="Default_20_Paragraph_20_Font">
      <style:text-properties fo:text-transform="uppercase" fo:color="#4f81bd" fo:font-size="26pt" fo:letter-spacing="0.018cm" style:letter-kerning="true" style:font-size-asian="26pt" style:font-size-complex="26pt"/>
    </style:style>
    <style:style style:name="Titre_20_1_20_Car" style:display-name="Titre 1 Car" style:family="text" style:parent-style-name="Default_20_Paragraph_20_Font">
      <style:text-properties fo:text-transform="uppercase" fo:color="#ffffff" fo:letter-spacing="0.026cm" fo:font-weight="bold" fo:background-color="#4f81bd" style:font-weight-asian="bold" style:font-weight-complex="bold"/>
    </style:style>
    <style:style style:name="Titre_20_4_20_Car" style:display-name="Titre 4 Car" style:family="text" style:parent-style-name="Default_20_Paragraph_20_Font">
      <style:text-properties fo:text-transform="uppercase" fo:color="#365f91" fo:letter-spacing="0.018cm"/>
    </style:style>
    <style:style style:name="Titre_20_5_20_Car" style:display-name="Titre 5 Car" style:family="text" style:parent-style-name="Default_20_Paragraph_20_Font">
      <style:text-properties fo:text-transform="uppercase" fo:color="#365f91" fo:letter-spacing="0.018cm"/>
    </style:style>
    <style:style style:name="Titre_20_6_20_Car" style:display-name="Titre 6 Car" style:family="text" style:parent-style-name="Default_20_Paragraph_20_Font">
      <style:text-properties fo:text-transform="uppercase" fo:color="#365f91" fo:letter-spacing="0.018cm"/>
    </style:style>
    <style:style style:name="Titre_20_7_20_Car" style:display-name="Titre 7 Car" style:family="text" style:parent-style-name="Default_20_Paragraph_20_Font">
      <style:text-properties fo:text-transform="uppercase" fo:color="#365f91" fo:letter-spacing="0.018cm"/>
    </style:style>
    <style:style style:name="Titre_20_8_20_Car" style:display-name="Titre 8 Car" style:family="text" style:parent-style-name="Default_20_Paragraph_20_Font">
      <style:text-properties fo:text-transform="uppercase" fo:font-size="9pt" fo:letter-spacing="0.018cm" style:font-size-asian="9pt" style:font-size-complex="9pt"/>
    </style:style>
    <style:style style:name="Titre_20_9_20_Car" style:display-name="Titre 9 Car" style:family="text" style:parent-style-name="Default_20_Paragraph_20_Font">
      <style:text-properties fo:text-transform="uppercase" fo:font-size="9pt" fo:letter-spacing="0.018cm" fo:font-style="italic" style:font-size-asian="9pt" style:font-style-asian="italic" style:font-size-complex="9pt"/>
    </style:style>
    <style:style style:name="Sous-titre_20_Car" style:display-name="Sous-titre C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Sans_20_interligne_20_Car" style:display-name="Sans interligne Car" style:family="text" style:parent-style-name="Default_20_Paragraph_20_Font">
      <style:text-properties fo:font-size="10pt" style:font-size-asian="10pt" style:font-size-complex="10pt"/>
    </style:style>
    <style:style style:name="Citation_20_Car" style:display-name="Citation Car" style:family="text" style:parent-style-name="Default_20_Paragraph_20_Font">
      <style:text-properties fo:font-size="10pt" fo:font-style="italic" style:font-size-asian="10pt" style:font-style-asian="italic" style:font-size-complex="10pt" style:font-style-complex="italic"/>
    </style:style>
    <style:style style:name="Citation_20_intense_20_Car" style:display-name="Citation intense C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n-tête_20_Car" style:display-name="En-tête Car" style:family="text" style:parent-style-name="Default_20_Paragraph_20_Font">
      <style:text-properties fo:font-size="10pt" style:font-size-asian="10pt" style:font-size-complex="10pt"/>
    </style:style>
    <style:style style:name="Pied_20_de_20_page_20_Car" style:display-name="Pied de page Car" style:family="text" style:parent-style-name="Default_20_Paragraph_20_Font">
      <style:text-properties fo:font-size="10pt" style:font-size-asian="10pt" style:font-size-complex="10pt"/>
    </style:style>
    <style:style style:name="Version_20_Car" style:display-name="Version Car" style:family="text" style:parent-style-name="Default_20_Paragraph_20_Font">
      <style:text-properties fo:font-size="10pt" style:font-size-asian="10pt" style:font-size-complex="10pt"/>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3"/>
    </style:style>
    <style:style style:name="ListLabel_20_2" style:display-name="ListLabel 2"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Times New Roman" style:font-name-asian="Times New Roman"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28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98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6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3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08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7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48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18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8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1.249cm" fo:margin-left="1.884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049cm" fo:border-left="none" fo:border-right="none" fo:border-top="none" fo:border-bottom="0.06pt solid #000000" style:shadow="none">
        <style:tab-stops>
          <style:tab-stop style:position="15.981cm" style:type="right"/>
        </style:tab-stops>
      </style:paragraph-properties>
    </style:style>
    <style:style style:name="MP2" style:family="paragraph" style:parent-style-name="Footer">
      <style:paragraph-properties fo:padding="0.049cm" fo:border-left="none" fo:border-right="none" fo:border-top="0.06pt solid #000000" fo:border-bottom="none" style:shadow="none"/>
    </style:style>
    <style:style style:name="MP3"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51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lan d’Assurance Qualité Logicielle (PAQL)<text:tab/>Ref : PAQL_EXX</text:p>
      </style:header>
      <style:footer>
        <text:p text:style-name="MP2"><text:span text:style-name="MT1">Version 0.50<text:tab/>Révision </text:span><text:span text:style-name="MT1"><text:editing-cycles>89</text:editing-cycles></text:span><text:tab/>Page <text:page-number text:select-page="current">34</text:page-number>/<text:page-count>41</text:page-count></text:p>
        <text:p text:style-name="MP3">© Equipe XX, <text:s/>tous droits réservés</text:p>
      </style:footer>
    </style:master-page>
    <style:master-page style:name="First_20_Page" style:display-name="First Page" style:page-layout-name="Mpm2" style:next-style-name="Standard">
      <style:footer>
        <text:p text:style-name="MP3">© Equipe XX, <text:s/>tous droits réservés</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écifications OVNI Soft et OVNI Hard</dc:title>
    <meta:initial-creator>jdelatour</meta:initial-creator>
    <dc:creator>jilias </dc:creator>
    <meta:editing-cycles>89</meta:editing-cycles>
    <meta:print-date>2012-03-22T12:56:00</meta:print-date>
    <meta:creation-date>2012-04-09T08:46:00</meta:creation-date>
    <dc:date>2013-02-21T14:45:32</dc:date>
    <meta:editing-duration>PT9H56M46S</meta:editing-duration>
    <meta:generator>LibreOffice/3.6$Linux_x86 LibreOffice_project/360m1$Build-2</meta:generator>
    <meta:document-statistic meta:table-count="14" meta:image-count="0" meta:object-count="0" meta:page-count="41" meta:paragraph-count="855" meta:word-count="6987" meta:character-count="42501" meta:non-whitespace-character-count="366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